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3300"/>
      <style:text-properties fo:color="#ffffff"/>
    </style:style>
    <style:style style:name="ce2" style:family="table-cell" style:parent-style-name="Default">
      <style:table-cell-properties fo:background-color="#cc33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6.5531in" svg:y="3.1791in">
            <draw:object draw:notify-on-update-of-ranges="Sheet1.B3:Sheet1.E4 Sheet1.A5:Sheet1.A5 Sheet1.B5:Sheet1.E5 Sheet1.A6:Sheet1.A6 Sheet1.B6:Sheet1.E6 Sheet1.A7:Sheet1.A7 Sheet1.B7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6.5638in" svg:y="7.2988in">
            <draw:object draw:notify-on-update-of-ranges="Sheet1.H3:Sheet1.K4 Sheet1.A5:Sheet1.A5 Sheet1.H5:Sheet1.K5 Sheet1.A6:Sheet1.A6 Sheet1.H6:Sheet1.K6 Sheet1.A7:Sheet1.A7 Sheet1.H7:Sheet1.K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23.6425in" svg:y="3.1476in">
            <draw:object draw:notify-on-update-of-ranges="Sheet1.N3:Sheet1.R4 Sheet1.A5:Sheet1.A5 Sheet1.N5:Sheet1.R5 Sheet1.A6:Sheet1.A6 Sheet1.N6:Sheet1.R6 Sheet1.A7:Sheet1.A7 Sheet1.N7:Sheet1.R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3.4047in" svg:y="3.365in">
            <draw:object draw:notify-on-update-of-ranges="Sheet1.AM5:Sheet1.AW7 Sheet1.AL8:Sheet1.AL8 Sheet1.AM8:Sheet1.AW8 Sheet1.AL9:Sheet1.AL9 Sheet1.AM9:Sheet1.AW9 Sheet1.AL10:Sheet1.AL10 Sheet1.AM10:Sheet1.AW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9" table:default-cell-style-name="Default"/>
        <table:table-row table:style-name="ro1">
          <table:table-cell/>
          <table:table-cell office:value-type="string" calcext:value-type="string">
            <text:p>Packet every 10s</text:p>
          </table:table-cell>
          <table:table-cell table:number-columns-repeated="5"/>
          <table:table-cell office:value-type="string" calcext:value-type="string">
            <text:p>Packets every 5s</text:p>
          </table:table-cell>
          <table:table-cell table:number-columns-repeated="5"/>
          <table:table-cell office:value-type="string" calcext:value-type="string">
            <text:p>Packets every 1s</text:p>
          </table:table-cell>
          <table:table-cell table:number-columns-repeated="6"/>
          <table:table-cell office:value-type="string" calcext:value-type="string">
            <text:p>QoS lvl 1 when packets lvl 0 sent every 5s </text:p>
          </table:table-cell>
          <table:table-cell table:number-columns-repeated="3"/>
          <table:table-cell office:value-type="string" calcext:value-type="string">
            <text:p>QoS lvl 1 when packets lvl 0 sent every 5s </text:p>
          </table:table-cell>
          <table:table-cell table:number-columns-repeated="3"/>
          <table:table-cell office:value-type="string" calcext:value-type="string">
            <text:p>QoS lvl 1 when packets lvl 0 sent every 1s 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t</text:p>
          </table:table-cell>
          <table:table-cell table:number-columns-repeated="2"/>
          <table:table-cell office:value-type="string" calcext:value-type="string">
            <text:p>nt</text:p>
          </table:table-cell>
          <table:table-cell table:number-columns-repeated="2"/>
          <table:table-cell office:value-type="string" calcext:value-type="string">
            <text:p>nt</text:p>
          </table:table-cell>
          <table:table-cell table:number-columns-repeated="2"/>
          <table:table-cell office:value-type="string" calcext:value-type="string">
            <text:p>nt</text:p>
          </table:table-cell>
          <table:table-cell table:number-columns-repeated="2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office:value-type="string" calcext:value-type="string">
            <text:p>nt++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QoS lvl 0</text:p>
          </table:table-cell>
          <table:table-cell table:number-columns-repeated="2"/>
          <table:table-cell office:value-type="string" calcext:value-type="string">
            <text:p>QoS lvl 1</text:p>
          </table:table-cell>
          <table:table-cell table:number-columns-repeated="2"/>
          <table:table-cell office:value-type="string" calcext:value-type="string">
            <text:p>Qos lvl 0</text:p>
          </table:table-cell>
          <table:table-cell table:number-columns-repeated="2"/>
          <table:table-cell office:value-type="string" calcext:value-type="string">
            <text:p>QoS lvl 1</text:p>
          </table:table-cell>
          <table:table-cell table:number-columns-repeated="2"/>
          <table:table-cell office:value-type="string" calcext:value-type="string">
            <text:p>QoS lvl 0</text:p>
          </table:table-cell>
          <table:table-cell table:number-columns-repeated="2"/>
          <table:table-cell office:value-type="string" calcext:value-type="string">
            <text:p>QoS lvl 1</text:p>
          </table:table-cell>
          <table:table-cell table:number-columns-repeated="4"/>
          <table:table-cell office:value-type="string" calcext:value-type="string">
            <text:p>Qos lvl 1</text:p>
          </table:table-cell>
          <table:table-cell table:number-columns-repeated="27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Moy</text:p>
          </table:table-cell>
          <table:table-cell table:formula="of:=AVERAGE([.B9];[.B96])" office:value-type="float" office:value="0.2507005" calcext:value-type="float">
            <text:p>0.2507005</text:p>
          </table:table-cell>
          <table:table-cell table:formula="of:=AVERAGE([.C9:.C112])" office:value-type="float" office:value="0.265332701923077" calcext:value-type="float">
            <text:p>0.2653327019</text:p>
          </table:table-cell>
          <table:table-cell/>
          <table:table-cell table:formula="of:=AVERAGE([.E9];[.E115])" office:value-type="float" office:value="0.29894" calcext:value-type="float">
            <text:p>0.29894</text:p>
          </table:table-cell>
          <table:table-cell table:formula="of:=AVERAGE([.F9:.F117])" office:value-type="float" office:value="0.255247871559633" calcext:value-type="float">
            <text:p>0.2552478716</text:p>
          </table:table-cell>
          <table:table-cell/>
          <table:table-cell table:formula="of:=AVERAGE([.H9:.H116])" office:value-type="float" office:value="0.278784703703704" calcext:value-type="float">
            <text:p>0.2787847037</text:p>
          </table:table-cell>
          <table:table-cell table:formula="of:=AVERAGE([.I9:.I111])" office:value-type="float" office:value="0.269272689320388" calcext:value-type="float">
            <text:p>0.2692726893</text:p>
          </table:table-cell>
          <table:table-cell/>
          <table:table-cell table:formula="of:=AVERAGE([.K9:.K104])" office:value-type="float" office:value="0.297953010416666" calcext:value-type="float">
            <text:p>0.2979530104</text:p>
          </table:table-cell>
          <table:table-cell table:formula="of:=AVERAGE([.L9:.L110])" office:value-type="float" office:value="0.290439088235294" calcext:value-type="float">
            <text:p>0.2904390882</text:p>
          </table:table-cell>
          <table:table-cell/>
          <table:table-cell table:formula="of:=AVERAGE([.N9:.N108])" office:value-type="float" office:value="0.279236" calcext:value-type="float">
            <text:p>0.279236</text:p>
          </table:table-cell>
          <table:table-cell table:formula="of:=AVERAGE([.O9:.O109])" office:value-type="float" office:value="0.259851435643564" calcext:value-type="float">
            <text:p>0.2598514356</text:p>
          </table:table-cell>
          <table:table-cell/>
          <table:table-cell table:formula="of:=AVERAGE([.Q9:.Q108])" office:value-type="float" office:value="0.2765492" calcext:value-type="float">
            <text:p>0.2765492</text:p>
          </table:table-cell>
          <table:table-cell table:formula="of:=AVERAGE([.R9:.R206])" office:value-type="float" office:value="0.262356873737374" calcext:value-type="float">
            <text:p>0.2623568737</text:p>
          </table:table-cell>
          <table:table-cell table:number-columns-repeated="2"/>
          <table:table-cell office:value-type="string" calcext:value-type="string">
            <text:p>moy</text:p>
          </table:table-cell>
          <table:table-cell office:value-type="string" calcext:value-type="string">
            <text:p>0,292800167</text:p>
          </table:table-cell>
          <table:table-cell table:number-columns-repeated="10"/>
          <table:table-cell table:style-name="ce1" office:value-type="string" calcext:value-type="string">
            <text:p>Spec</text:p>
          </table:table-cell>
          <table:table-cell table:style-name="ce2"/>
          <table:table-cell table:number-columns-repeated="4"/>
          <table:table-cell office:value-type="string" calcext:value-type="string" table:number-columns-spanned="3" table:number-rows-spanned="1">
            <text:p>Packet sent every 10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acket sent every 5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acket sent every 1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9:.B96])" office:value-type="float" office:value="0.226474" calcext:value-type="float">
            <text:p>0.226474</text:p>
          </table:table-cell>
          <table:table-cell table:formula="of:=MIN([.C9:.C112])" office:value-type="float" office:value="0.213501" calcext:value-type="float">
            <text:p>0.213501</text:p>
          </table:table-cell>
          <table:table-cell/>
          <table:table-cell table:formula="of:=MIN([.E9:.E115])" office:value-type="float" office:value="0.22805" calcext:value-type="float">
            <text:p>0.22805</text:p>
          </table:table-cell>
          <table:table-cell table:formula="of:=MIN([.F9:.F117])" office:value-type="float" office:value="0.216817" calcext:value-type="float">
            <text:p>0.216817</text:p>
          </table:table-cell>
          <table:table-cell/>
          <table:table-cell table:formula="of:=MIN([.H9:.H116])" office:value-type="float" office:value="0.221115" calcext:value-type="float">
            <text:p>0.221115</text:p>
          </table:table-cell>
          <table:table-cell table:formula="of:=MIN([.I9:.I111])" office:value-type="float" office:value="0.217592" calcext:value-type="float">
            <text:p>0.217592</text:p>
          </table:table-cell>
          <table:table-cell/>
          <table:table-cell table:formula="of:=MIN([.K9:.K104])" office:value-type="float" office:value="0.219938" calcext:value-type="float">
            <text:p>0.219938</text:p>
          </table:table-cell>
          <table:table-cell table:formula="of:=MIN([.L9:.L110])" office:value-type="float" office:value="0.22614" calcext:value-type="float">
            <text:p>0.22614</text:p>
          </table:table-cell>
          <table:table-cell/>
          <table:table-cell table:formula="of:=MIN([.N9:.N108])" office:value-type="float" office:value="0.220562" calcext:value-type="float">
            <text:p>0.220562</text:p>
          </table:table-cell>
          <table:table-cell table:formula="of:=MIN([.O9:.O109])" office:value-type="float" office:value="0.223624" calcext:value-type="float">
            <text:p>0.223624</text:p>
          </table:table-cell>
          <table:table-cell/>
          <table:table-cell table:formula="of:=MIN([.Q9:.Q108])" office:value-type="float" office:value="0.234644" calcext:value-type="float">
            <text:p>0.234644</text:p>
          </table:table-cell>
          <table:table-cell table:formula="of:=MIN([.R9:.R206])" office:value-type="float" office:value="0.218607" calcext:value-type="float">
            <text:p>0.21860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0,235464</text:p>
          </table:table-cell>
          <table:table-cell table:number-columns-repeated="10"/>
          <table:table-cell table:style-name="ce1" office:value-type="string" calcext:value-type="string">
            <text:p>2 cores</text:p>
          </table:table-cell>
          <table:table-cell table:style-name="ce2"/>
          <table:table-cell table:number-columns-repeated="4"/>
          <table:table-cell office:value-type="string" calcext:value-type="string">
            <text:p>QoS lvl 0</text:p>
          </table:table-cell>
          <table:table-cell/>
          <table:table-cell office:value-type="string" calcext:value-type="string">
            <text:p>QoS lvl 1</text:p>
          </table:table-cell>
          <table:table-cell/>
          <table:table-cell office:value-type="string" calcext:value-type="string">
            <text:p>Qos lvl 0</text:p>
          </table:table-cell>
          <table:table-cell/>
          <table:table-cell office:value-type="string" calcext:value-type="string">
            <text:p>QoS lvl 1</text:p>
          </table:table-cell>
          <table:table-cell/>
          <table:table-cell office:value-type="string" calcext:value-type="string">
            <text:p>QoS lvl 0</text:p>
          </table:table-cell>
          <table:table-cell/>
          <table:table-cell office:value-type="string" calcext:value-type="string">
            <text:p>QoS lvl 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9:.B96])" office:value-type="float" office:value="0.50373" calcext:value-type="float">
            <text:p>0.50373</text:p>
          </table:table-cell>
          <table:table-cell table:formula="of:=MAX([.C9:.C112])" office:value-type="float" office:value="0.570967" calcext:value-type="float">
            <text:p>0.570967</text:p>
          </table:table-cell>
          <table:table-cell/>
          <table:table-cell table:formula="of:=MAX([.E9:.E115])" office:value-type="float" office:value="1.070986" calcext:value-type="float">
            <text:p>1.070986</text:p>
          </table:table-cell>
          <table:table-cell table:formula="of:=MAX([.F9:.F117])" office:value-type="float" office:value="0.570963" calcext:value-type="float">
            <text:p>0.570963</text:p>
          </table:table-cell>
          <table:table-cell/>
          <table:table-cell table:formula="of:=MAX([.H9:.H116])" office:value-type="float" office:value="0.516629" calcext:value-type="float">
            <text:p>0.516629</text:p>
          </table:table-cell>
          <table:table-cell table:formula="of:=MAX([.I9:.I111])" office:value-type="float" office:value="0.445036" calcext:value-type="float">
            <text:p>0.445036</text:p>
          </table:table-cell>
          <table:table-cell/>
          <table:table-cell table:formula="of:=MAX([.K9:.K104])" office:value-type="float" office:value="0.8308" calcext:value-type="float">
            <text:p>0.8308</text:p>
          </table:table-cell>
          <table:table-cell table:formula="of:=MAX([.L9:.L110])" office:value-type="float" office:value="0.501991" calcext:value-type="float">
            <text:p>0.501991</text:p>
          </table:table-cell>
          <table:table-cell/>
          <table:table-cell table:formula="of:=MAX([.N9:.N108])" office:value-type="float" office:value="0.422398" calcext:value-type="float">
            <text:p>0.422398</text:p>
          </table:table-cell>
          <table:table-cell table:formula="of:=MAX([.O9:.O109])" office:value-type="float" office:value="0.685142" calcext:value-type="float">
            <text:p>0.685142</text:p>
          </table:table-cell>
          <table:table-cell/>
          <table:table-cell table:formula="of:=MAX([.Q9:.Q108])" office:value-type="float" office:value="0.517178" calcext:value-type="float">
            <text:p>0.517178</text:p>
          </table:table-cell>
          <table:table-cell table:formula="of:=MAX([.R9:.R206])" office:value-type="float" office:value="0.623933" calcext:value-type="float">
            <text:p>0.623933</text:p>
          </table:table-cell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0,365757</text:p>
          </table:table-cell>
          <table:table-cell table:number-columns-repeated="10"/>
          <table:table-cell table:style-name="ce1" office:value-type="string" calcext:value-type="string">
            <text:p>6664 Mo de Ram</text:p>
          </table:table-cell>
          <table:table-cell table:style-name="ce2"/>
          <table:table-cell table:number-columns-repeated="15"/>
        </table:table-row>
        <table:table-row table:style-name="ro1">
          <table:table-cell table:number-columns-repeated="37"/>
          <table:table-cell office:value-type="string" calcext:value-type="string">
            <text:p>Avg</text:p>
          </table:table-cell>
          <table:table-cell office:value-type="float" office:value="0.265332701923077" calcext:value-type="float">
            <text:p>0.2653327019</text:p>
          </table:table-cell>
          <table:table-cell/>
          <table:table-cell office:value-type="float" office:value="0.255247871559633" calcext:value-type="float">
            <text:p>0.2552478716</text:p>
          </table:table-cell>
          <table:table-cell/>
          <table:table-cell office:value-type="float" office:value="0.269272689320388" calcext:value-type="float">
            <text:p>0.2692726893</text:p>
          </table:table-cell>
          <table:table-cell/>
          <table:table-cell office:value-type="float" office:value="0.290439088235294" calcext:value-type="float">
            <text:p>0.2904390882</text:p>
          </table:table-cell>
          <table:table-cell/>
          <table:table-cell office:value-type="float" office:value="0.259851435643564" calcext:value-type="float">
            <text:p>0.2598514356</text:p>
          </table:table-cell>
          <table:table-cell/>
          <table:table-cell office:value-type="float" office:value="0.2765492" calcext:value-type="float">
            <text:p>0.2765492</text:p>
          </table:table-cell>
        </table:table-row>
        <table:table-row table:style-name="ro1">
          <table:table-cell/>
          <table:table-cell office:value-type="float" office:value="0.248462" calcext:value-type="float">
            <text:p>0.248462</text:p>
          </table:table-cell>
          <table:table-cell office:value-type="float" office:value="0.30869" calcext:value-type="float">
            <text:p>0.30869</text:p>
          </table:table-cell>
          <table:table-cell/>
          <table:table-cell office:value-type="float" office:value="0.330543" calcext:value-type="float">
            <text:p>0.330543</text:p>
          </table:table-cell>
          <table:table-cell office:value-type="float" office:value="0.259913" calcext:value-type="float">
            <text:p>0.259913</text:p>
          </table:table-cell>
          <table:table-cell/>
          <table:table-cell office:value-type="float" office:value="0.233457" calcext:value-type="float">
            <text:p>0.233457</text:p>
          </table:table-cell>
          <table:table-cell office:value-type="float" office:value="0.286696" calcext:value-type="float">
            <text:p>0.286696</text:p>
          </table:table-cell>
          <table:table-cell/>
          <table:table-cell office:value-type="float" office:value="0.405582" calcext:value-type="float">
            <text:p>0.405582</text:p>
          </table:table-cell>
          <table:table-cell office:value-type="float" office:value="0.315413" calcext:value-type="float">
            <text:p>0.315413</text:p>
          </table:table-cell>
          <table:table-cell/>
          <table:table-cell office:value-type="float" office:value="0.32609" calcext:value-type="float">
            <text:p>0.32609</text:p>
          </table:table-cell>
          <table:table-cell office:value-type="float" office:value="0.234487" calcext:value-type="float">
            <text:p>0.234487</text:p>
          </table:table-cell>
          <table:table-cell/>
          <table:table-cell office:value-type="float" office:value="0.262791" calcext:value-type="float">
            <text:p>0.262791</text:p>
          </table:table-cell>
          <table:table-cell office:value-type="float" office:value="0.412495" calcext:value-type="float">
            <text:p>0.412495</text:p>
          </table:table-cell>
          <table:table-cell table:number-columns-repeated="2"/>
          <table:table-cell office:value-type="string" calcext:value-type="string">
            <text:p>0,299234</text:p>
          </table:table-cell>
          <table:table-cell table:number-columns-repeated="16"/>
          <table:table-cell office:value-type="string" calcext:value-type="string">
            <text:p>Min</text:p>
          </table:table-cell>
          <table:table-cell office:value-type="float" office:value="0.213501" calcext:value-type="float">
            <text:p>0.213501</text:p>
          </table:table-cell>
          <table:table-cell/>
          <table:table-cell office:value-type="float" office:value="0.216817" calcext:value-type="float">
            <text:p>0.216817</text:p>
          </table:table-cell>
          <table:table-cell/>
          <table:table-cell office:value-type="float" office:value="0.217592" calcext:value-type="float">
            <text:p>0.217592</text:p>
          </table:table-cell>
          <table:table-cell/>
          <table:table-cell office:value-type="float" office:value="0.22614" calcext:value-type="float">
            <text:p>0.22614</text:p>
          </table:table-cell>
          <table:table-cell/>
          <table:table-cell office:value-type="float" office:value="0.223624" calcext:value-type="float">
            <text:p>0.223624</text:p>
          </table:table-cell>
          <table:table-cell/>
          <table:table-cell office:value-type="float" office:value="0.234644" calcext:value-type="float">
            <text:p>0.234644</text:p>
          </table:table-cell>
        </table:table-row>
        <table:table-row table:style-name="ro1">
          <table:table-cell/>
          <table:table-cell office:value-type="float" office:value="0.244887" calcext:value-type="float">
            <text:p>0.244887</text:p>
          </table:table-cell>
          <table:table-cell office:value-type="float" office:value="0.228953" calcext:value-type="float">
            <text:p>0.228953</text:p>
          </table:table-cell>
          <table:table-cell/>
          <table:table-cell office:value-type="float" office:value="0.268179" calcext:value-type="float">
            <text:p>0.268179</text:p>
          </table:table-cell>
          <table:table-cell office:value-type="float" office:value="0.280891" calcext:value-type="float">
            <text:p>0.280891</text:p>
          </table:table-cell>
          <table:table-cell/>
          <table:table-cell office:value-type="float" office:value="0.291283" calcext:value-type="float">
            <text:p>0.291283</text:p>
          </table:table-cell>
          <table:table-cell office:value-type="float" office:value="0.311838" calcext:value-type="float">
            <text:p>0.311838</text:p>
          </table:table-cell>
          <table:table-cell/>
          <table:table-cell office:value-type="float" office:value="0.490025" calcext:value-type="float">
            <text:p>0.490025</text:p>
          </table:table-cell>
          <table:table-cell office:value-type="float" office:value="0.301058" calcext:value-type="float">
            <text:p>0.301058</text:p>
          </table:table-cell>
          <table:table-cell/>
          <table:table-cell office:value-type="float" office:value="0.313612" calcext:value-type="float">
            <text:p>0.313612</text:p>
          </table:table-cell>
          <table:table-cell office:value-type="float" office:value="0.239054" calcext:value-type="float">
            <text:p>0.239054</text:p>
          </table:table-cell>
          <table:table-cell/>
          <table:table-cell office:value-type="float" office:value="0.24498" calcext:value-type="float">
            <text:p>0.24498</text:p>
          </table:table-cell>
          <table:table-cell office:value-type="float" office:value="0.623933" calcext:value-type="float">
            <text:p>0.623933</text:p>
          </table:table-cell>
          <table:table-cell table:number-columns-repeated="2"/>
          <table:table-cell office:value-type="string" calcext:value-type="string">
            <text:p>0,244155</text:p>
          </table:table-cell>
          <table:table-cell table:number-columns-repeated="16"/>
          <table:table-cell office:value-type="string" calcext:value-type="string">
            <text:p>Max</text:p>
          </table:table-cell>
          <table:table-cell office:value-type="float" office:value="0.570967" calcext:value-type="float">
            <text:p>0.570967</text:p>
          </table:table-cell>
          <table:table-cell/>
          <table:table-cell office:value-type="float" office:value="0.570963" calcext:value-type="float">
            <text:p>0.570963</text:p>
          </table:table-cell>
          <table:table-cell/>
          <table:table-cell office:value-type="float" office:value="0.445036" calcext:value-type="float">
            <text:p>0.445036</text:p>
          </table:table-cell>
          <table:table-cell/>
          <table:table-cell office:value-type="float" office:value="0.501991" calcext:value-type="float">
            <text:p>0.501991</text:p>
          </table:table-cell>
          <table:table-cell/>
          <table:table-cell office:value-type="float" office:value="0.685142" calcext:value-type="float">
            <text:p>0.685142</text:p>
          </table:table-cell>
          <table:table-cell/>
          <table:table-cell office:value-type="float" office:value="0.517178" calcext:value-type="float">
            <text:p>0.517178</text:p>
          </table:table-cell>
        </table:table-row>
        <table:table-row table:style-name="ro1">
          <table:table-cell/>
          <table:table-cell office:value-type="float" office:value="0.231682" calcext:value-type="float">
            <text:p>0.231682</text:p>
          </table:table-cell>
          <table:table-cell office:value-type="float" office:value="0.236464" calcext:value-type="float">
            <text:p>0.236464</text:p>
          </table:table-cell>
          <table:table-cell/>
          <table:table-cell office:value-type="float" office:value="0.268116" calcext:value-type="float">
            <text:p>0.268116</text:p>
          </table:table-cell>
          <table:table-cell office:value-type="float" office:value="0.28921" calcext:value-type="float">
            <text:p>0.28921</text:p>
          </table:table-cell>
          <table:table-cell/>
          <table:table-cell office:value-type="float" office:value="0.318599" calcext:value-type="float">
            <text:p>0.318599</text:p>
          </table:table-cell>
          <table:table-cell office:value-type="float" office:value="0.346444" calcext:value-type="float">
            <text:p>0.346444</text:p>
          </table:table-cell>
          <table:table-cell/>
          <table:table-cell office:value-type="float" office:value="0.480731" calcext:value-type="float">
            <text:p>0.480731</text:p>
          </table:table-cell>
          <table:table-cell office:value-type="float" office:value="0.243509" calcext:value-type="float">
            <text:p>0.243509</text:p>
          </table:table-cell>
          <table:table-cell/>
          <table:table-cell office:value-type="float" office:value="0.335288" calcext:value-type="float">
            <text:p>0.335288</text:p>
          </table:table-cell>
          <table:table-cell office:value-type="float" office:value="0.223984" calcext:value-type="float">
            <text:p>0.223984</text:p>
          </table:table-cell>
          <table:table-cell/>
          <table:table-cell office:value-type="float" office:value="0.276458" calcext:value-type="float">
            <text:p>0.276458</text:p>
          </table:table-cell>
          <table:table-cell office:value-type="float" office:value="0.292063" calcext:value-type="float">
            <text:p>0.292063</text:p>
          </table:table-cell>
          <table:table-cell table:number-columns-repeated="2"/>
          <table:table-cell office:value-type="string" calcext:value-type="string">
            <text:p>0,3657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277245" calcext:value-type="float">
            <text:p>0.277245</text:p>
          </table:table-cell>
          <table:table-cell office:value-type="float" office:value="0.246344" calcext:value-type="float">
            <text:p>0.246344</text:p>
          </table:table-cell>
          <table:table-cell/>
          <table:table-cell office:value-type="float" office:value="0.276185" calcext:value-type="float">
            <text:p>0.276185</text:p>
          </table:table-cell>
          <table:table-cell office:value-type="float" office:value="0.251436" calcext:value-type="float">
            <text:p>0.251436</text:p>
          </table:table-cell>
          <table:table-cell/>
          <table:table-cell office:value-type="float" office:value="0.245248" calcext:value-type="float">
            <text:p>0.245248</text:p>
          </table:table-cell>
          <table:table-cell office:value-type="float" office:value="0.270581" calcext:value-type="float">
            <text:p>0.270581</text:p>
          </table:table-cell>
          <table:table-cell/>
          <table:table-cell office:value-type="float" office:value="0.485898" calcext:value-type="float">
            <text:p>0.485898</text:p>
          </table:table-cell>
          <table:table-cell office:value-type="float" office:value="0.309683" calcext:value-type="float">
            <text:p>0.309683</text:p>
          </table:table-cell>
          <table:table-cell/>
          <table:table-cell office:value-type="float" office:value="0.239786" calcext:value-type="float">
            <text:p>0.239786</text:p>
          </table:table-cell>
          <table:table-cell office:value-type="float" office:value="0.233226" calcext:value-type="float">
            <text:p>0.233226</text:p>
          </table:table-cell>
          <table:table-cell/>
          <table:table-cell office:value-type="float" office:value="0.300687" calcext:value-type="float">
            <text:p>0.300687</text:p>
          </table:table-cell>
          <table:table-cell office:value-type="float" office:value="0.273919" calcext:value-type="float">
            <text:p>0.273919</text:p>
          </table:table-cell>
          <table:table-cell table:number-columns-repeated="2"/>
          <table:table-cell office:value-type="string" calcext:value-type="string">
            <text:p>0,2354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238394" calcext:value-type="float">
            <text:p>0.238394</text:p>
          </table:table-cell>
          <table:table-cell office:value-type="float" office:value="0.236367" calcext:value-type="float">
            <text:p>0.236367</text:p>
          </table:table-cell>
          <table:table-cell/>
          <table:table-cell office:value-type="float" office:value="0.257325" calcext:value-type="float">
            <text:p>0.257325</text:p>
          </table:table-cell>
          <table:table-cell office:value-type="float" office:value="0.245323" calcext:value-type="float">
            <text:p>0.245323</text:p>
          </table:table-cell>
          <table:table-cell/>
          <table:table-cell office:value-type="float" office:value="0.23551" calcext:value-type="float">
            <text:p>0.23551</text:p>
          </table:table-cell>
          <table:table-cell office:value-type="float" office:value="0.233444" calcext:value-type="float">
            <text:p>0.233444</text:p>
          </table:table-cell>
          <table:table-cell/>
          <table:table-cell office:value-type="float" office:value="0.297598" calcext:value-type="float">
            <text:p>0.297598</text:p>
          </table:table-cell>
          <table:table-cell office:value-type="float" office:value="0.258808" calcext:value-type="float">
            <text:p>0.258808</text:p>
          </table:table-cell>
          <table:table-cell/>
          <table:table-cell office:value-type="float" office:value="0.244791" calcext:value-type="float">
            <text:p>0.244791</text:p>
          </table:table-cell>
          <table:table-cell office:value-type="float" office:value="0.23573" calcext:value-type="float">
            <text:p>0.23573</text:p>
          </table:table-cell>
          <table:table-cell/>
          <table:table-cell office:value-type="float" office:value="0.2941" calcext:value-type="float">
            <text:p>0.2941</text:p>
          </table:table-cell>
          <table:table-cell office:value-type="float" office:value="0.323644" calcext:value-type="float">
            <text:p>0.323644</text:p>
          </table:table-cell>
          <table:table-cell table:number-columns-repeated="2"/>
          <table:table-cell office:value-type="string" calcext:value-type="string">
            <text:p>0,3072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288166" calcext:value-type="float">
            <text:p>0.288166</text:p>
          </table:table-cell>
          <table:table-cell office:value-type="float" office:value="0.226716" calcext:value-type="float">
            <text:p>0.226716</text:p>
          </table:table-cell>
          <table:table-cell/>
          <table:table-cell office:value-type="float" office:value="0.261363" calcext:value-type="float">
            <text:p>0.261363</text:p>
          </table:table-cell>
          <table:table-cell office:value-type="float" office:value="0.246463" calcext:value-type="float">
            <text:p>0.246463</text:p>
          </table:table-cell>
          <table:table-cell/>
          <table:table-cell office:value-type="float" office:value="0.331372" calcext:value-type="float">
            <text:p>0.331372</text:p>
          </table:table-cell>
          <table:table-cell office:value-type="float" office:value="0.272685" calcext:value-type="float">
            <text:p>0.272685</text:p>
          </table:table-cell>
          <table:table-cell/>
          <table:table-cell office:value-type="float" office:value="0.631052" calcext:value-type="float">
            <text:p>0.631052</text:p>
          </table:table-cell>
          <table:table-cell office:value-type="float" office:value="0.272373" calcext:value-type="float">
            <text:p>0.272373</text:p>
          </table:table-cell>
          <table:table-cell/>
          <table:table-cell office:value-type="float" office:value="0.26211" calcext:value-type="float">
            <text:p>0.26211</text:p>
          </table:table-cell>
          <table:table-cell office:value-type="float" office:value="0.280033" calcext:value-type="float">
            <text:p>0.280033</text:p>
          </table:table-cell>
          <table:table-cell/>
          <table:table-cell office:value-type="float" office:value="0.250942" calcext:value-type="float">
            <text:p>0.250942</text:p>
          </table:table-cell>
          <table:table-cell office:value-type="float" office:value="0.236511" calcext:value-type="float">
            <text:p>0.236511</text:p>
          </table:table-cell>
          <table:table-cell table:number-columns-repeated="2"/>
          <table:table-cell office:value-type="string" calcext:value-type="string">
            <text:p>0,304943</text:p>
          </table:table-cell>
          <table:table-cell table:number-columns-repeated="17"/>
          <table:table-cell table:formula="of:=([.AM8]-[.AO8])" office:value-type="float" office:value="0.010084830363444" calcext:value-type="float">
            <text:p>0.0100848304</text:p>
          </table:table-cell>
          <table:table-cell table:number-columns-repeated="3"/>
          <table:table-cell table:formula="of:=([.AS8]-[.AQ8])" office:value-type="float" office:value="0.021166398914906" calcext:value-type="float">
            <text:p>0.0211663989</text:p>
          </table:table-cell>
          <table:table-cell table:number-columns-repeated="3"/>
          <table:table-cell table:formula="of:=[.AW8]-[.AU8]" office:value-type="float" office:value="0.016697764356436" calcext:value-type="float">
            <text:p>0.01669776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33606" calcext:value-type="float">
            <text:p>0.233606</text:p>
          </table:table-cell>
          <table:table-cell office:value-type="float" office:value="0.282322" calcext:value-type="float">
            <text:p>0.282322</text:p>
          </table:table-cell>
          <table:table-cell/>
          <table:table-cell office:value-type="float" office:value="0.476578" calcext:value-type="float">
            <text:p>0.476578</text:p>
          </table:table-cell>
          <table:table-cell office:value-type="float" office:value="0.225711" calcext:value-type="float">
            <text:p>0.225711</text:p>
          </table:table-cell>
          <table:table-cell/>
          <table:table-cell office:value-type="float" office:value="0.223518" calcext:value-type="float">
            <text:p>0.223518</text:p>
          </table:table-cell>
          <table:table-cell office:value-type="float" office:value="0.376278" calcext:value-type="float">
            <text:p>0.376278</text:p>
          </table:table-cell>
          <table:table-cell/>
          <table:table-cell office:value-type="float" office:value="0.260077" calcext:value-type="float">
            <text:p>0.260077</text:p>
          </table:table-cell>
          <table:table-cell office:value-type="float" office:value="0.28333" calcext:value-type="float">
            <text:p>0.28333</text:p>
          </table:table-cell>
          <table:table-cell/>
          <table:table-cell office:value-type="float" office:value="0.284718" calcext:value-type="float">
            <text:p>0.284718</text:p>
          </table:table-cell>
          <table:table-cell office:value-type="float" office:value="0.299134" calcext:value-type="float">
            <text:p>0.299134</text:p>
          </table:table-cell>
          <table:table-cell/>
          <table:table-cell office:value-type="float" office:value="0.344561" calcext:value-type="float">
            <text:p>0.344561</text:p>
          </table:table-cell>
          <table:table-cell office:value-type="float" office:value="0.228332" calcext:value-type="float">
            <text:p>0.22833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0142" calcext:value-type="float">
            <text:p>0.260142</text:p>
          </table:table-cell>
          <table:table-cell office:value-type="float" office:value="0.240044" calcext:value-type="float">
            <text:p>0.240044</text:p>
          </table:table-cell>
          <table:table-cell/>
          <table:table-cell office:value-type="float" office:value="0.31604" calcext:value-type="float">
            <text:p>0.31604</text:p>
          </table:table-cell>
          <table:table-cell office:value-type="float" office:value="0.216817" calcext:value-type="float">
            <text:p>0.216817</text:p>
          </table:table-cell>
          <table:table-cell/>
          <table:table-cell office:value-type="float" office:value="0.280788" calcext:value-type="float">
            <text:p>0.280788</text:p>
          </table:table-cell>
          <table:table-cell office:value-type="float" office:value="0.264335" calcext:value-type="float">
            <text:p>0.264335</text:p>
          </table:table-cell>
          <table:table-cell/>
          <table:table-cell office:value-type="float" office:value="0.303731" calcext:value-type="float">
            <text:p>0.303731</text:p>
          </table:table-cell>
          <table:table-cell office:value-type="float" office:value="0.360067" calcext:value-type="float">
            <text:p>0.360067</text:p>
          </table:table-cell>
          <table:table-cell/>
          <table:table-cell office:value-type="float" office:value="0.25023" calcext:value-type="float">
            <text:p>0.25023</text:p>
          </table:table-cell>
          <table:table-cell office:value-type="float" office:value="0.235172" calcext:value-type="float">
            <text:p>0.235172</text:p>
          </table:table-cell>
          <table:table-cell/>
          <table:table-cell office:value-type="float" office:value="0.264159" calcext:value-type="float">
            <text:p>0.264159</text:p>
          </table:table-cell>
          <table:table-cell office:value-type="float" office:value="0.264374" calcext:value-type="float">
            <text:p>0.26437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33635" calcext:value-type="float">
            <text:p>0.333635</text:p>
          </table:table-cell>
          <table:table-cell office:value-type="float" office:value="0.234067" calcext:value-type="float">
            <text:p>0.234067</text:p>
          </table:table-cell>
          <table:table-cell/>
          <table:table-cell office:value-type="float" office:value="0.375484" calcext:value-type="float">
            <text:p>0.375484</text:p>
          </table:table-cell>
          <table:table-cell office:value-type="float" office:value="0.31201" calcext:value-type="float">
            <text:p>0.31201</text:p>
          </table:table-cell>
          <table:table-cell/>
          <table:table-cell office:value-type="float" office:value="0.273462" calcext:value-type="float">
            <text:p>0.273462</text:p>
          </table:table-cell>
          <table:table-cell office:value-type="float" office:value="0.233062" calcext:value-type="float">
            <text:p>0.233062</text:p>
          </table:table-cell>
          <table:table-cell/>
          <table:table-cell office:value-type="float" office:value="0.27375" calcext:value-type="float">
            <text:p>0.27375</text:p>
          </table:table-cell>
          <table:table-cell office:value-type="float" office:value="0.308691" calcext:value-type="float">
            <text:p>0.308691</text:p>
          </table:table-cell>
          <table:table-cell/>
          <table:table-cell office:value-type="float" office:value="0.228287" calcext:value-type="float">
            <text:p>0.228287</text:p>
          </table:table-cell>
          <table:table-cell office:value-type="float" office:value="0.259185" calcext:value-type="float">
            <text:p>0.259185</text:p>
          </table:table-cell>
          <table:table-cell/>
          <table:table-cell office:value-type="float" office:value="0.27411" calcext:value-type="float">
            <text:p>0.27411</text:p>
          </table:table-cell>
          <table:table-cell office:value-type="float" office:value="0.242786" calcext:value-type="float">
            <text:p>0.24278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80114" calcext:value-type="float">
            <text:p>0.280114</text:p>
          </table:table-cell>
          <table:table-cell office:value-type="float" office:value="0.266878" calcext:value-type="float">
            <text:p>0.266878</text:p>
          </table:table-cell>
          <table:table-cell/>
          <table:table-cell office:value-type="float" office:value="0.383304" calcext:value-type="float">
            <text:p>0.383304</text:p>
          </table:table-cell>
          <table:table-cell office:value-type="float" office:value="0.273906" calcext:value-type="float">
            <text:p>0.273906</text:p>
          </table:table-cell>
          <table:table-cell/>
          <table:table-cell office:value-type="float" office:value="0.516629" calcext:value-type="float">
            <text:p>0.516629</text:p>
          </table:table-cell>
          <table:table-cell office:value-type="float" office:value="0.233056" calcext:value-type="float">
            <text:p>0.233056</text:p>
          </table:table-cell>
          <table:table-cell/>
          <table:table-cell office:value-type="float" office:value="0.415096" calcext:value-type="float">
            <text:p>0.415096</text:p>
          </table:table-cell>
          <table:table-cell office:value-type="float" office:value="0.308413" calcext:value-type="float">
            <text:p>0.308413</text:p>
          </table:table-cell>
          <table:table-cell/>
          <table:table-cell office:value-type="float" office:value="0.310011" calcext:value-type="float">
            <text:p>0.310011</text:p>
          </table:table-cell>
          <table:table-cell office:value-type="float" office:value="0.266635" calcext:value-type="float">
            <text:p>0.266635</text:p>
          </table:table-cell>
          <table:table-cell/>
          <table:table-cell office:value-type="float" office:value="0.243132" calcext:value-type="float">
            <text:p>0.243132</text:p>
          </table:table-cell>
          <table:table-cell office:value-type="float" office:value="0.33935" calcext:value-type="float">
            <text:p>0.3393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7366" calcext:value-type="float">
            <text:p>0.237366</text:p>
          </table:table-cell>
          <table:table-cell office:value-type="float" office:value="0.234301" calcext:value-type="float">
            <text:p>0.234301</text:p>
          </table:table-cell>
          <table:table-cell/>
          <table:table-cell office:value-type="float" office:value="0.232356" calcext:value-type="float">
            <text:p>0.232356</text:p>
          </table:table-cell>
          <table:table-cell office:value-type="float" office:value="0.276793" calcext:value-type="float">
            <text:p>0.276793</text:p>
          </table:table-cell>
          <table:table-cell/>
          <table:table-cell office:value-type="float" office:value="0.256087" calcext:value-type="float">
            <text:p>0.256087</text:p>
          </table:table-cell>
          <table:table-cell office:value-type="float" office:value="0.239564" calcext:value-type="float">
            <text:p>0.239564</text:p>
          </table:table-cell>
          <table:table-cell/>
          <table:table-cell office:value-type="float" office:value="0.219938" calcext:value-type="float">
            <text:p>0.219938</text:p>
          </table:table-cell>
          <table:table-cell office:value-type="float" office:value="0.243009" calcext:value-type="float">
            <text:p>0.243009</text:p>
          </table:table-cell>
          <table:table-cell/>
          <table:table-cell office:value-type="float" office:value="0.267859" calcext:value-type="float">
            <text:p>0.267859</text:p>
          </table:table-cell>
          <table:table-cell office:value-type="float" office:value="0.2292" calcext:value-type="float">
            <text:p>0.2292</text:p>
          </table:table-cell>
          <table:table-cell/>
          <table:table-cell office:value-type="float" office:value="0.23853" calcext:value-type="float">
            <text:p>0.23853</text:p>
          </table:table-cell>
          <table:table-cell office:value-type="float" office:value="0.269409" calcext:value-type="float">
            <text:p>0.26940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6963" calcext:value-type="float">
            <text:p>0.266963</text:p>
          </table:table-cell>
          <table:table-cell office:value-type="float" office:value="0.232693" calcext:value-type="float">
            <text:p>0.232693</text:p>
          </table:table-cell>
          <table:table-cell/>
          <table:table-cell office:value-type="float" office:value="0.292819" calcext:value-type="float">
            <text:p>0.292819</text:p>
          </table:table-cell>
          <table:table-cell office:value-type="float" office:value="0.27465" calcext:value-type="float">
            <text:p>0.27465</text:p>
          </table:table-cell>
          <table:table-cell/>
          <table:table-cell office:value-type="float" office:value="0.360116" calcext:value-type="float">
            <text:p>0.360116</text:p>
          </table:table-cell>
          <table:table-cell office:value-type="float" office:value="0.296163" calcext:value-type="float">
            <text:p>0.296163</text:p>
          </table:table-cell>
          <table:table-cell/>
          <table:table-cell office:value-type="float" office:value="0.289708" calcext:value-type="float">
            <text:p>0.289708</text:p>
          </table:table-cell>
          <table:table-cell office:value-type="float" office:value="0.336977" calcext:value-type="float">
            <text:p>0.336977</text:p>
          </table:table-cell>
          <table:table-cell/>
          <table:table-cell office:value-type="float" office:value="0.248012" calcext:value-type="float">
            <text:p>0.248012</text:p>
          </table:table-cell>
          <table:table-cell office:value-type="float" office:value="0.244908" calcext:value-type="float">
            <text:p>0.244908</text:p>
          </table:table-cell>
          <table:table-cell/>
          <table:table-cell office:value-type="float" office:value="0.249871" calcext:value-type="float">
            <text:p>0.249871</text:p>
          </table:table-cell>
          <table:table-cell office:value-type="float" office:value="0.240745" calcext:value-type="float">
            <text:p>0.24074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88096" calcext:value-type="float">
            <text:p>0.288096</text:p>
          </table:table-cell>
          <table:table-cell office:value-type="float" office:value="0.239432" calcext:value-type="float">
            <text:p>0.239432</text:p>
          </table:table-cell>
          <table:table-cell/>
          <table:table-cell office:value-type="float" office:value="0.449531" calcext:value-type="float">
            <text:p>0.449531</text:p>
          </table:table-cell>
          <table:table-cell office:value-type="float" office:value="0.276626" calcext:value-type="float">
            <text:p>0.276626</text:p>
          </table:table-cell>
          <table:table-cell/>
          <table:table-cell office:value-type="float" office:value="0.221115" calcext:value-type="float">
            <text:p>0.221115</text:p>
          </table:table-cell>
          <table:table-cell office:value-type="float" office:value="0.239504" calcext:value-type="float">
            <text:p>0.239504</text:p>
          </table:table-cell>
          <table:table-cell/>
          <table:table-cell office:value-type="float" office:value="0.337803" calcext:value-type="float">
            <text:p>0.337803</text:p>
          </table:table-cell>
          <table:table-cell office:value-type="float" office:value="0.291512" calcext:value-type="float">
            <text:p>0.291512</text:p>
          </table:table-cell>
          <table:table-cell/>
          <table:table-cell office:value-type="float" office:value="0.280541" calcext:value-type="float">
            <text:p>0.280541</text:p>
          </table:table-cell>
          <table:table-cell office:value-type="float" office:value="0.273327" calcext:value-type="float">
            <text:p>0.273327</text:p>
          </table:table-cell>
          <table:table-cell/>
          <table:table-cell office:value-type="float" office:value="0.363608" calcext:value-type="float">
            <text:p>0.363608</text:p>
          </table:table-cell>
          <table:table-cell office:value-type="float" office:value="0.227751" calcext:value-type="float">
            <text:p>0.22775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6415" calcext:value-type="float">
            <text:p>0.246415</text:p>
          </table:table-cell>
          <table:table-cell office:value-type="float" office:value="0.453816" calcext:value-type="float">
            <text:p>0.453816</text:p>
          </table:table-cell>
          <table:table-cell/>
          <table:table-cell office:value-type="float" office:value="0.282927" calcext:value-type="float">
            <text:p>0.282927</text:p>
          </table:table-cell>
          <table:table-cell office:value-type="float" office:value="0.237859" calcext:value-type="float">
            <text:p>0.237859</text:p>
          </table:table-cell>
          <table:table-cell/>
          <table:table-cell office:value-type="float" office:value="0.224519" calcext:value-type="float">
            <text:p>0.224519</text:p>
          </table:table-cell>
          <table:table-cell office:value-type="float" office:value="0.3849" calcext:value-type="float">
            <text:p>0.3849</text:p>
          </table:table-cell>
          <table:table-cell/>
          <table:table-cell office:value-type="float" office:value="0.31352" calcext:value-type="float">
            <text:p>0.31352</text:p>
          </table:table-cell>
          <table:table-cell office:value-type="float" office:value="0.29581" calcext:value-type="float">
            <text:p>0.29581</text:p>
          </table:table-cell>
          <table:table-cell/>
          <table:table-cell office:value-type="float" office:value="0.225431" calcext:value-type="float">
            <text:p>0.225431</text:p>
          </table:table-cell>
          <table:table-cell office:value-type="float" office:value="0.22598" calcext:value-type="float">
            <text:p>0.22598</text:p>
          </table:table-cell>
          <table:table-cell/>
          <table:table-cell office:value-type="float" office:value="0.498956" calcext:value-type="float">
            <text:p>0.498956</text:p>
          </table:table-cell>
          <table:table-cell office:value-type="float" office:value="0.271206" calcext:value-type="float">
            <text:p>0.27120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1064" calcext:value-type="float">
            <text:p>0.251064</text:p>
          </table:table-cell>
          <table:table-cell office:value-type="float" office:value="0.214798" calcext:value-type="float">
            <text:p>0.214798</text:p>
          </table:table-cell>
          <table:table-cell/>
          <table:table-cell office:value-type="float" office:value="0.248812" calcext:value-type="float">
            <text:p>0.248812</text:p>
          </table:table-cell>
          <table:table-cell office:value-type="float" office:value="0.248549" calcext:value-type="float">
            <text:p>0.248549</text:p>
          </table:table-cell>
          <table:table-cell/>
          <table:table-cell office:value-type="float" office:value="0.229555" calcext:value-type="float">
            <text:p>0.229555</text:p>
          </table:table-cell>
          <table:table-cell office:value-type="float" office:value="0.260959" calcext:value-type="float">
            <text:p>0.260959</text:p>
          </table:table-cell>
          <table:table-cell/>
          <table:table-cell office:value-type="float" office:value="0.249701" calcext:value-type="float">
            <text:p>0.249701</text:p>
          </table:table-cell>
          <table:table-cell office:value-type="float" office:value="0.257851" calcext:value-type="float">
            <text:p>0.257851</text:p>
          </table:table-cell>
          <table:table-cell/>
          <table:table-cell office:value-type="float" office:value="0.220562" calcext:value-type="float">
            <text:p>0.220562</text:p>
          </table:table-cell>
          <table:table-cell office:value-type="float" office:value="0.313013" calcext:value-type="float">
            <text:p>0.313013</text:p>
          </table:table-cell>
          <table:table-cell/>
          <table:table-cell office:value-type="float" office:value="0.241161" calcext:value-type="float">
            <text:p>0.241161</text:p>
          </table:table-cell>
          <table:table-cell office:value-type="float" office:value="0.267404" calcext:value-type="float">
            <text:p>0.26740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791" calcext:value-type="float">
            <text:p>0.26791</text:p>
          </table:table-cell>
          <table:table-cell office:value-type="float" office:value="0.248208" calcext:value-type="float">
            <text:p>0.248208</text:p>
          </table:table-cell>
          <table:table-cell/>
          <table:table-cell office:value-type="float" office:value="0.288055" calcext:value-type="float">
            <text:p>0.288055</text:p>
          </table:table-cell>
          <table:table-cell office:value-type="float" office:value="0.222549" calcext:value-type="float">
            <text:p>0.222549</text:p>
          </table:table-cell>
          <table:table-cell/>
          <table:table-cell office:value-type="float" office:value="0.287323" calcext:value-type="float">
            <text:p>0.287323</text:p>
          </table:table-cell>
          <table:table-cell office:value-type="float" office:value="0.244601" calcext:value-type="float">
            <text:p>0.244601</text:p>
          </table:table-cell>
          <table:table-cell/>
          <table:table-cell office:value-type="float" office:value="0.2887" calcext:value-type="float">
            <text:p>0.2887</text:p>
          </table:table-cell>
          <table:table-cell office:value-type="float" office:value="0.271518" calcext:value-type="float">
            <text:p>0.271518</text:p>
          </table:table-cell>
          <table:table-cell/>
          <table:table-cell office:value-type="float" office:value="0.238049" calcext:value-type="float">
            <text:p>0.238049</text:p>
          </table:table-cell>
          <table:table-cell office:value-type="float" office:value="0.245786" calcext:value-type="float">
            <text:p>0.245786</text:p>
          </table:table-cell>
          <table:table-cell/>
          <table:table-cell office:value-type="float" office:value="0.244462" calcext:value-type="float">
            <text:p>0.244462</text:p>
          </table:table-cell>
          <table:table-cell office:value-type="float" office:value="0.263121" calcext:value-type="float">
            <text:p>0.26312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0451" calcext:value-type="float">
            <text:p>0.230451</text:p>
          </table:table-cell>
          <table:table-cell office:value-type="float" office:value="0.242708" calcext:value-type="float">
            <text:p>0.242708</text:p>
          </table:table-cell>
          <table:table-cell/>
          <table:table-cell office:value-type="float" office:value="0.272236" calcext:value-type="float">
            <text:p>0.272236</text:p>
          </table:table-cell>
          <table:table-cell office:value-type="float" office:value="0.222267" calcext:value-type="float">
            <text:p>0.222267</text:p>
          </table:table-cell>
          <table:table-cell/>
          <table:table-cell office:value-type="float" office:value="0.322698" calcext:value-type="float">
            <text:p>0.322698</text:p>
          </table:table-cell>
          <table:table-cell office:value-type="float" office:value="0.445036" calcext:value-type="float">
            <text:p>0.445036</text:p>
          </table:table-cell>
          <table:table-cell/>
          <table:table-cell office:value-type="float" office:value="0.265338" calcext:value-type="float">
            <text:p>0.265338</text:p>
          </table:table-cell>
          <table:table-cell office:value-type="float" office:value="0.249474" calcext:value-type="float">
            <text:p>0.249474</text:p>
          </table:table-cell>
          <table:table-cell/>
          <table:table-cell office:value-type="float" office:value="0.272638" calcext:value-type="float">
            <text:p>0.272638</text:p>
          </table:table-cell>
          <table:table-cell office:value-type="float" office:value="0.240575" calcext:value-type="float">
            <text:p>0.240575</text:p>
          </table:table-cell>
          <table:table-cell/>
          <table:table-cell office:value-type="float" office:value="0.260124" calcext:value-type="float">
            <text:p>0.260124</text:p>
          </table:table-cell>
          <table:table-cell office:value-type="float" office:value="0.289491" calcext:value-type="float">
            <text:p>0.28949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4109" calcext:value-type="float">
            <text:p>0.254109</text:p>
          </table:table-cell>
          <table:table-cell office:value-type="float" office:value="0.23193" calcext:value-type="float">
            <text:p>0.23193</text:p>
          </table:table-cell>
          <table:table-cell/>
          <table:table-cell office:value-type="float" office:value="0.381649" calcext:value-type="float">
            <text:p>0.381649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0.253331" calcext:value-type="float">
            <text:p>0.253331</text:p>
          </table:table-cell>
          <table:table-cell office:value-type="float" office:value="0.284283" calcext:value-type="float">
            <text:p>0.284283</text:p>
          </table:table-cell>
          <table:table-cell/>
          <table:table-cell office:value-type="float" office:value="0.313893" calcext:value-type="float">
            <text:p>0.313893</text:p>
          </table:table-cell>
          <table:table-cell office:value-type="float" office:value="0.244263" calcext:value-type="float">
            <text:p>0.244263</text:p>
          </table:table-cell>
          <table:table-cell/>
          <table:table-cell office:value-type="float" office:value="0.243149" calcext:value-type="float">
            <text:p>0.243149</text:p>
          </table:table-cell>
          <table:table-cell office:value-type="float" office:value="0.229631" calcext:value-type="float">
            <text:p>0.229631</text:p>
          </table:table-cell>
          <table:table-cell/>
          <table:table-cell office:value-type="float" office:value="0.26045" calcext:value-type="float">
            <text:p>0.26045</text:p>
          </table:table-cell>
          <table:table-cell office:value-type="float" office:value="0.240563" calcext:value-type="float">
            <text:p>0.24056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71488" calcext:value-type="float">
            <text:p>0.271488</text:p>
          </table:table-cell>
          <table:table-cell office:value-type="float" office:value="0.287053" calcext:value-type="float">
            <text:p>0.287053</text:p>
          </table:table-cell>
          <table:table-cell/>
          <table:table-cell office:value-type="float" office:value="0.286043" calcext:value-type="float">
            <text:p>0.286043</text:p>
          </table:table-cell>
          <table:table-cell office:value-type="float" office:value="0.318346" calcext:value-type="float">
            <text:p>0.318346</text:p>
          </table:table-cell>
          <table:table-cell/>
          <table:table-cell office:value-type="float" office:value="0.224743" calcext:value-type="float">
            <text:p>0.224743</text:p>
          </table:table-cell>
          <table:table-cell office:value-type="float" office:value="0.264715" calcext:value-type="float">
            <text:p>0.264715</text:p>
          </table:table-cell>
          <table:table-cell/>
          <table:table-cell office:value-type="float" office:value="0.284331" calcext:value-type="float">
            <text:p>0.284331</text:p>
          </table:table-cell>
          <table:table-cell office:value-type="float" office:value="0.289592" calcext:value-type="float">
            <text:p>0.289592</text:p>
          </table:table-cell>
          <table:table-cell/>
          <table:table-cell office:value-type="float" office:value="0.329359" calcext:value-type="float">
            <text:p>0.329359</text:p>
          </table:table-cell>
          <table:table-cell office:value-type="float" office:value="0.258359" calcext:value-type="float">
            <text:p>0.258359</text:p>
          </table:table-cell>
          <table:table-cell/>
          <table:table-cell office:value-type="float" office:value="0.292213" calcext:value-type="float">
            <text:p>0.292213</text:p>
          </table:table-cell>
          <table:table-cell office:value-type="float" office:value="0.259998" calcext:value-type="float">
            <text:p>0.2599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909" calcext:value-type="float">
            <text:p>0.23909</text:p>
          </table:table-cell>
          <table:table-cell office:value-type="float" office:value="0.298202" calcext:value-type="float">
            <text:p>0.298202</text:p>
          </table:table-cell>
          <table:table-cell/>
          <table:table-cell office:value-type="float" office:value="0.261155" calcext:value-type="float">
            <text:p>0.261155</text:p>
          </table:table-cell>
          <table:table-cell office:value-type="float" office:value="0.233311" calcext:value-type="float">
            <text:p>0.233311</text:p>
          </table:table-cell>
          <table:table-cell/>
          <table:table-cell office:value-type="float" office:value="0.277699" calcext:value-type="float">
            <text:p>0.277699</text:p>
          </table:table-cell>
          <table:table-cell office:value-type="float" office:value="0.231609" calcext:value-type="float">
            <text:p>0.231609</text:p>
          </table:table-cell>
          <table:table-cell/>
          <table:table-cell office:value-type="float" office:value="0.245532" calcext:value-type="float">
            <text:p>0.245532</text:p>
          </table:table-cell>
          <table:table-cell office:value-type="float" office:value="0.264188" calcext:value-type="float">
            <text:p>0.264188</text:p>
          </table:table-cell>
          <table:table-cell/>
          <table:table-cell office:value-type="float" office:value="0.296847" calcext:value-type="float">
            <text:p>0.296847</text:p>
          </table:table-cell>
          <table:table-cell office:value-type="float" office:value="0.250636" calcext:value-type="float">
            <text:p>0.250636</text:p>
          </table:table-cell>
          <table:table-cell/>
          <table:table-cell office:value-type="float" office:value="0.250503" calcext:value-type="float">
            <text:p>0.250503</text:p>
          </table:table-cell>
          <table:table-cell office:value-type="float" office:value="0.278316" calcext:value-type="float">
            <text:p>0.27831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3223" calcext:value-type="float">
            <text:p>0.233223</text:p>
          </table:table-cell>
          <table:table-cell office:value-type="float" office:value="0.215764" calcext:value-type="float">
            <text:p>0.215764</text:p>
          </table:table-cell>
          <table:table-cell/>
          <table:table-cell office:value-type="float" office:value="0.251337" calcext:value-type="float">
            <text:p>0.251337</text:p>
          </table:table-cell>
          <table:table-cell office:value-type="float" office:value="0.236679" calcext:value-type="float">
            <text:p>0.236679</text:p>
          </table:table-cell>
          <table:table-cell/>
          <table:table-cell office:value-type="float" office:value="0.282811" calcext:value-type="float">
            <text:p>0.282811</text:p>
          </table:table-cell>
          <table:table-cell office:value-type="float" office:value="0.275431" calcext:value-type="float">
            <text:p>0.275431</text:p>
          </table:table-cell>
          <table:table-cell/>
          <table:table-cell office:value-type="float" office:value="0.277991" calcext:value-type="float">
            <text:p>0.277991</text:p>
          </table:table-cell>
          <table:table-cell office:value-type="float" office:value="0.296394" calcext:value-type="float">
            <text:p>0.296394</text:p>
          </table:table-cell>
          <table:table-cell/>
          <table:table-cell office:value-type="float" office:value="0.225591" calcext:value-type="float">
            <text:p>0.225591</text:p>
          </table:table-cell>
          <table:table-cell office:value-type="float" office:value="0.223837" calcext:value-type="float">
            <text:p>0.223837</text:p>
          </table:table-cell>
          <table:table-cell/>
          <table:table-cell office:value-type="float" office:value="0.245401" calcext:value-type="float">
            <text:p>0.245401</text:p>
          </table:table-cell>
          <table:table-cell office:value-type="float" office:value="0.259992" calcext:value-type="float">
            <text:p>0.25999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943" calcext:value-type="float">
            <text:p>0.26943</text:p>
          </table:table-cell>
          <table:table-cell office:value-type="float" office:value="0.275059" calcext:value-type="float">
            <text:p>0.275059</text:p>
          </table:table-cell>
          <table:table-cell/>
          <table:table-cell office:value-type="float" office:value="0.310973" calcext:value-type="float">
            <text:p>0.310973</text:p>
          </table:table-cell>
          <table:table-cell office:value-type="float" office:value="0.238239" calcext:value-type="float">
            <text:p>0.238239</text:p>
          </table:table-cell>
          <table:table-cell/>
          <table:table-cell office:value-type="float" office:value="0.257708" calcext:value-type="float">
            <text:p>0.257708</text:p>
          </table:table-cell>
          <table:table-cell office:value-type="float" office:value="0.2601" calcext:value-type="float">
            <text:p>0.2601</text:p>
          </table:table-cell>
          <table:table-cell/>
          <table:table-cell office:value-type="float" office:value="0.259089" calcext:value-type="float">
            <text:p>0.259089</text:p>
          </table:table-cell>
          <table:table-cell office:value-type="float" office:value="0.37841" calcext:value-type="float">
            <text:p>0.37841</text:p>
          </table:table-cell>
          <table:table-cell/>
          <table:table-cell office:value-type="float" office:value="0.261013" calcext:value-type="float">
            <text:p>0.261013</text:p>
          </table:table-cell>
          <table:table-cell office:value-type="float" office:value="0.272407" calcext:value-type="float">
            <text:p>0.272407</text:p>
          </table:table-cell>
          <table:table-cell/>
          <table:table-cell office:value-type="float" office:value="0.29245" calcext:value-type="float">
            <text:p>0.29245</text:p>
          </table:table-cell>
          <table:table-cell office:value-type="float" office:value="0.232832" calcext:value-type="float">
            <text:p>0.23283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3242" calcext:value-type="float">
            <text:p>0.243242</text:p>
          </table:table-cell>
          <table:table-cell office:value-type="float" office:value="0.254458" calcext:value-type="float">
            <text:p>0.254458</text:p>
          </table:table-cell>
          <table:table-cell/>
          <table:table-cell office:value-type="float" office:value="0.232008" calcext:value-type="float">
            <text:p>0.232008</text:p>
          </table:table-cell>
          <table:table-cell office:value-type="float" office:value="0.346736" calcext:value-type="float">
            <text:p>0.346736</text:p>
          </table:table-cell>
          <table:table-cell/>
          <table:table-cell office:value-type="float" office:value="0.271954" calcext:value-type="float">
            <text:p>0.271954</text:p>
          </table:table-cell>
          <table:table-cell office:value-type="float" office:value="0.248981" calcext:value-type="float">
            <text:p>0.248981</text:p>
          </table:table-cell>
          <table:table-cell/>
          <table:table-cell office:value-type="float" office:value="0.374241" calcext:value-type="float">
            <text:p>0.374241</text:p>
          </table:table-cell>
          <table:table-cell office:value-type="float" office:value="0.326124" calcext:value-type="float">
            <text:p>0.326124</text:p>
          </table:table-cell>
          <table:table-cell/>
          <table:table-cell office:value-type="float" office:value="0.32546" calcext:value-type="float">
            <text:p>0.32546</text:p>
          </table:table-cell>
          <table:table-cell office:value-type="float" office:value="0.231194" calcext:value-type="float">
            <text:p>0.231194</text:p>
          </table:table-cell>
          <table:table-cell/>
          <table:table-cell office:value-type="float" office:value="0.258258" calcext:value-type="float">
            <text:p>0.258258</text:p>
          </table:table-cell>
          <table:table-cell office:value-type="float" office:value="0.224308" calcext:value-type="float">
            <text:p>0.22430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9269" calcext:value-type="float">
            <text:p>0.269269</text:p>
          </table:table-cell>
          <table:table-cell office:value-type="float" office:value="0.222156" calcext:value-type="float">
            <text:p>0.222156</text:p>
          </table:table-cell>
          <table:table-cell/>
          <table:table-cell office:value-type="float" office:value="0.326163" calcext:value-type="float">
            <text:p>0.326163</text:p>
          </table:table-cell>
          <table:table-cell office:value-type="float" office:value="0.223353" calcext:value-type="float">
            <text:p>0.223353</text:p>
          </table:table-cell>
          <table:table-cell/>
          <table:table-cell office:value-type="float" office:value="0.263787" calcext:value-type="float">
            <text:p>0.263787</text:p>
          </table:table-cell>
          <table:table-cell office:value-type="float" office:value="0.235262" calcext:value-type="float">
            <text:p>0.235262</text:p>
          </table:table-cell>
          <table:table-cell/>
          <table:table-cell office:value-type="float" office:value="0.255638" calcext:value-type="float">
            <text:p>0.255638</text:p>
          </table:table-cell>
          <table:table-cell office:value-type="float" office:value="0.334801" calcext:value-type="float">
            <text:p>0.334801</text:p>
          </table:table-cell>
          <table:table-cell/>
          <table:table-cell office:value-type="float" office:value="0.308368" calcext:value-type="float">
            <text:p>0.308368</text:p>
          </table:table-cell>
          <table:table-cell office:value-type="float" office:value="0.30442" calcext:value-type="float">
            <text:p>0.30442</text:p>
          </table:table-cell>
          <table:table-cell/>
          <table:table-cell office:value-type="float" office:value="0.262153" calcext:value-type="float">
            <text:p>0.262153</text:p>
          </table:table-cell>
          <table:table-cell office:value-type="float" office:value="0.224989" calcext:value-type="float">
            <text:p>0.2249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0554" calcext:value-type="float">
            <text:p>0.250554</text:p>
          </table:table-cell>
          <table:table-cell office:value-type="float" office:value="0.263918" calcext:value-type="float">
            <text:p>0.263918</text:p>
          </table:table-cell>
          <table:table-cell/>
          <table:table-cell office:value-type="float" office:value="0.307289" calcext:value-type="float">
            <text:p>0.307289</text:p>
          </table:table-cell>
          <table:table-cell office:value-type="float" office:value="0.302443" calcext:value-type="float">
            <text:p>0.302443</text:p>
          </table:table-cell>
          <table:table-cell/>
          <table:table-cell office:value-type="float" office:value="0.263681" calcext:value-type="float">
            <text:p>0.263681</text:p>
          </table:table-cell>
          <table:table-cell office:value-type="float" office:value="0.264734" calcext:value-type="float">
            <text:p>0.264734</text:p>
          </table:table-cell>
          <table:table-cell/>
          <table:table-cell office:value-type="float" office:value="0.302527" calcext:value-type="float">
            <text:p>0.302527</text:p>
          </table:table-cell>
          <table:table-cell office:value-type="float" office:value="0.297234" calcext:value-type="float">
            <text:p>0.297234</text:p>
          </table:table-cell>
          <table:table-cell/>
          <table:table-cell office:value-type="float" office:value="0.269536" calcext:value-type="float">
            <text:p>0.269536</text:p>
          </table:table-cell>
          <table:table-cell office:value-type="float" office:value="0.23747" calcext:value-type="float">
            <text:p>0.23747</text:p>
          </table:table-cell>
          <table:table-cell/>
          <table:table-cell office:value-type="float" office:value="0.269574" calcext:value-type="float">
            <text:p>0.269574</text:p>
          </table:table-cell>
          <table:table-cell office:value-type="float" office:value="0.374526" calcext:value-type="float">
            <text:p>0.37452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6965" calcext:value-type="float">
            <text:p>0.246965</text:p>
          </table:table-cell>
          <table:table-cell office:value-type="float" office:value="0.230572" calcext:value-type="float">
            <text:p>0.230572</text:p>
          </table:table-cell>
          <table:table-cell/>
          <table:table-cell office:value-type="float" office:value="0.310892" calcext:value-type="float">
            <text:p>0.310892</text:p>
          </table:table-cell>
          <table:table-cell office:value-type="float" office:value="0.253429" calcext:value-type="float">
            <text:p>0.253429</text:p>
          </table:table-cell>
          <table:table-cell/>
          <table:table-cell office:value-type="float" office:value="0.325093" calcext:value-type="float">
            <text:p>0.325093</text:p>
          </table:table-cell>
          <table:table-cell office:value-type="float" office:value="0.25334" calcext:value-type="float">
            <text:p>0.25334</text:p>
          </table:table-cell>
          <table:table-cell/>
          <table:table-cell office:value-type="float" office:value="0.245748" calcext:value-type="float">
            <text:p>0.245748</text:p>
          </table:table-cell>
          <table:table-cell office:value-type="float" office:value="0.290244" calcext:value-type="float">
            <text:p>0.290244</text:p>
          </table:table-cell>
          <table:table-cell/>
          <table:table-cell office:value-type="float" office:value="0.255597" calcext:value-type="float">
            <text:p>0.255597</text:p>
          </table:table-cell>
          <table:table-cell office:value-type="float" office:value="0.239615" calcext:value-type="float">
            <text:p>0.239615</text:p>
          </table:table-cell>
          <table:table-cell/>
          <table:table-cell office:value-type="float" office:value="0.241587" calcext:value-type="float">
            <text:p>0.241587</text:p>
          </table:table-cell>
          <table:table-cell office:value-type="float" office:value="0.252059" calcext:value-type="float">
            <text:p>0.25205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07589" calcext:value-type="float">
            <text:p>0.307589</text:p>
          </table:table-cell>
          <table:table-cell office:value-type="float" office:value="0.295588" calcext:value-type="float">
            <text:p>0.295588</text:p>
          </table:table-cell>
          <table:table-cell/>
          <table:table-cell office:value-type="float" office:value="0.282195" calcext:value-type="float">
            <text:p>0.282195</text:p>
          </table:table-cell>
          <table:table-cell office:value-type="float" office:value="0.246771" calcext:value-type="float">
            <text:p>0.246771</text:p>
          </table:table-cell>
          <table:table-cell/>
          <table:table-cell office:value-type="float" office:value="0.340015" calcext:value-type="float">
            <text:p>0.340015</text:p>
          </table:table-cell>
          <table:table-cell office:value-type="float" office:value="0.281481" calcext:value-type="float">
            <text:p>0.281481</text:p>
          </table:table-cell>
          <table:table-cell/>
          <table:table-cell office:value-type="float" office:value="0.254868" calcext:value-type="float">
            <text:p>0.254868</text:p>
          </table:table-cell>
          <table:table-cell office:value-type="float" office:value="0.22614" calcext:value-type="float">
            <text:p>0.22614</text:p>
          </table:table-cell>
          <table:table-cell/>
          <table:table-cell office:value-type="float" office:value="0.250727" calcext:value-type="float">
            <text:p>0.250727</text:p>
          </table:table-cell>
          <table:table-cell office:value-type="float" office:value="0.258682" calcext:value-type="float">
            <text:p>0.258682</text:p>
          </table:table-cell>
          <table:table-cell/>
          <table:table-cell office:value-type="float" office:value="0.261095" calcext:value-type="float">
            <text:p>0.261095</text:p>
          </table:table-cell>
          <table:table-cell office:value-type="float" office:value="0.235026" calcext:value-type="float">
            <text:p>0.23502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2619" calcext:value-type="float">
            <text:p>0.252619</text:p>
          </table:table-cell>
          <table:table-cell office:value-type="float" office:value="0.28806" calcext:value-type="float">
            <text:p>0.28806</text:p>
          </table:table-cell>
          <table:table-cell/>
          <table:table-cell office:value-type="float" office:value="0.261989" calcext:value-type="float">
            <text:p>0.261989</text:p>
          </table:table-cell>
          <table:table-cell office:value-type="float" office:value="0.218757" calcext:value-type="float">
            <text:p>0.218757</text:p>
          </table:table-cell>
          <table:table-cell/>
          <table:table-cell office:value-type="float" office:value="0.239833" calcext:value-type="float">
            <text:p>0.239833</text:p>
          </table:table-cell>
          <table:table-cell office:value-type="float" office:value="0.242177" calcext:value-type="float">
            <text:p>0.242177</text:p>
          </table:table-cell>
          <table:table-cell/>
          <table:table-cell office:value-type="float" office:value="0.305113" calcext:value-type="float">
            <text:p>0.305113</text:p>
          </table:table-cell>
          <table:table-cell office:value-type="float" office:value="0.373677" calcext:value-type="float">
            <text:p>0.373677</text:p>
          </table:table-cell>
          <table:table-cell/>
          <table:table-cell office:value-type="float" office:value="0.3283" calcext:value-type="float">
            <text:p>0.3283</text:p>
          </table:table-cell>
          <table:table-cell office:value-type="float" office:value="0.261291" calcext:value-type="float">
            <text:p>0.261291</text:p>
          </table:table-cell>
          <table:table-cell/>
          <table:table-cell office:value-type="float" office:value="0.276376" calcext:value-type="float">
            <text:p>0.276376</text:p>
          </table:table-cell>
          <table:table-cell office:value-type="float" office:value="0.219949" calcext:value-type="float">
            <text:p>0.21994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8394" calcext:value-type="float">
            <text:p>0.238394</text:p>
          </table:table-cell>
          <table:table-cell office:value-type="float" office:value="0.249259" calcext:value-type="float">
            <text:p>0.249259</text:p>
          </table:table-cell>
          <table:table-cell/>
          <table:table-cell office:value-type="float" office:value="0.296599" calcext:value-type="float">
            <text:p>0.296599</text:p>
          </table:table-cell>
          <table:table-cell office:value-type="float" office:value="0.246252" calcext:value-type="float">
            <text:p>0.246252</text:p>
          </table:table-cell>
          <table:table-cell/>
          <table:table-cell office:value-type="float" office:value="0.355892" calcext:value-type="float">
            <text:p>0.355892</text:p>
          </table:table-cell>
          <table:table-cell office:value-type="float" office:value="0.233752" calcext:value-type="float">
            <text:p>0.233752</text:p>
          </table:table-cell>
          <table:table-cell/>
          <table:table-cell office:value-type="float" office:value="0.241763" calcext:value-type="float">
            <text:p>0.241763</text:p>
          </table:table-cell>
          <table:table-cell office:value-type="float" office:value="0.350433" calcext:value-type="float">
            <text:p>0.350433</text:p>
          </table:table-cell>
          <table:table-cell/>
          <table:table-cell office:value-type="float" office:value="0.316262" calcext:value-type="float">
            <text:p>0.316262</text:p>
          </table:table-cell>
          <table:table-cell office:value-type="float" office:value="0.259921" calcext:value-type="float">
            <text:p>0.259921</text:p>
          </table:table-cell>
          <table:table-cell/>
          <table:table-cell office:value-type="float" office:value="0.335741" calcext:value-type="float">
            <text:p>0.335741</text:p>
          </table:table-cell>
          <table:table-cell office:value-type="float" office:value="0.248503" calcext:value-type="float">
            <text:p>0.24850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5249" calcext:value-type="float">
            <text:p>0.255249</text:p>
          </table:table-cell>
          <table:table-cell office:value-type="float" office:value="0.213501" calcext:value-type="float">
            <text:p>0.213501</text:p>
          </table:table-cell>
          <table:table-cell/>
          <table:table-cell office:value-type="float" office:value="0.291158" calcext:value-type="float">
            <text:p>0.291158</text:p>
          </table:table-cell>
          <table:table-cell office:value-type="float" office:value="0.236133" calcext:value-type="float">
            <text:p>0.236133</text:p>
          </table:table-cell>
          <table:table-cell/>
          <table:table-cell office:value-type="float" office:value="0.287629" calcext:value-type="float">
            <text:p>0.287629</text:p>
          </table:table-cell>
          <table:table-cell office:value-type="float" office:value="0.236392" calcext:value-type="float">
            <text:p>0.236392</text:p>
          </table:table-cell>
          <table:table-cell/>
          <table:table-cell office:value-type="float" office:value="0.252577" calcext:value-type="float">
            <text:p>0.252577</text:p>
          </table:table-cell>
          <table:table-cell office:value-type="float" office:value="0.359688" calcext:value-type="float">
            <text:p>0.359688</text:p>
          </table:table-cell>
          <table:table-cell/>
          <table:table-cell office:value-type="float" office:value="0.331805" calcext:value-type="float">
            <text:p>0.331805</text:p>
          </table:table-cell>
          <table:table-cell office:value-type="float" office:value="0.263844" calcext:value-type="float">
            <text:p>0.263844</text:p>
          </table:table-cell>
          <table:table-cell/>
          <table:table-cell office:value-type="float" office:value="0.266386" calcext:value-type="float">
            <text:p>0.266386</text:p>
          </table:table-cell>
          <table:table-cell office:value-type="float" office:value="0.27781" calcext:value-type="float">
            <text:p>0.2778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29615" calcext:value-type="float">
            <text:p>0.229615</text:p>
          </table:table-cell>
          <table:table-cell office:value-type="float" office:value="0.228639" calcext:value-type="float">
            <text:p>0.228639</text:p>
          </table:table-cell>
          <table:table-cell/>
          <table:table-cell office:value-type="float" office:value="0.252411" calcext:value-type="float">
            <text:p>0.252411</text:p>
          </table:table-cell>
          <table:table-cell office:value-type="float" office:value="0.247043" calcext:value-type="float">
            <text:p>0.247043</text:p>
          </table:table-cell>
          <table:table-cell/>
          <table:table-cell office:value-type="float" office:value="0.259992" calcext:value-type="float">
            <text:p>0.259992</text:p>
          </table:table-cell>
          <table:table-cell office:value-type="float" office:value="0.248952" calcext:value-type="float">
            <text:p>0.248952</text:p>
          </table:table-cell>
          <table:table-cell/>
          <table:table-cell office:value-type="float" office:value="0.655289" calcext:value-type="float">
            <text:p>0.655289</text:p>
          </table:table-cell>
          <table:table-cell office:value-type="float" office:value="0.24643" calcext:value-type="float">
            <text:p>0.24643</text:p>
          </table:table-cell>
          <table:table-cell/>
          <table:table-cell office:value-type="float" office:value="0.282326" calcext:value-type="float">
            <text:p>0.282326</text:p>
          </table:table-cell>
          <table:table-cell office:value-type="float" office:value="0.249422" calcext:value-type="float">
            <text:p>0.249422</text:p>
          </table:table-cell>
          <table:table-cell/>
          <table:table-cell office:value-type="float" office:value="0.254765" calcext:value-type="float">
            <text:p>0.254765</text:p>
          </table:table-cell>
          <table:table-cell office:value-type="float" office:value="0.251622" calcext:value-type="float">
            <text:p>0.25162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50373" calcext:value-type="float">
            <text:p>0.50373</text:p>
          </table:table-cell>
          <table:table-cell office:value-type="float" office:value="0.259366" calcext:value-type="float">
            <text:p>0.259366</text:p>
          </table:table-cell>
          <table:table-cell/>
          <table:table-cell office:value-type="float" office:value="0.338042" calcext:value-type="float">
            <text:p>0.338042</text:p>
          </table:table-cell>
          <table:table-cell office:value-type="float" office:value="0.245601" calcext:value-type="float">
            <text:p>0.245601</text:p>
          </table:table-cell>
          <table:table-cell/>
          <table:table-cell office:value-type="float" office:value="0.254034" calcext:value-type="float">
            <text:p>0.254034</text:p>
          </table:table-cell>
          <table:table-cell office:value-type="float" office:value="0.228673" calcext:value-type="float">
            <text:p>0.228673</text:p>
          </table:table-cell>
          <table:table-cell/>
          <table:table-cell office:value-type="float" office:value="0.248451" calcext:value-type="float">
            <text:p>0.248451</text:p>
          </table:table-cell>
          <table:table-cell office:value-type="float" office:value="0.277608" calcext:value-type="float">
            <text:p>0.277608</text:p>
          </table:table-cell>
          <table:table-cell/>
          <table:table-cell office:value-type="float" office:value="0.260207" calcext:value-type="float">
            <text:p>0.260207</text:p>
          </table:table-cell>
          <table:table-cell office:value-type="float" office:value="0.224209" calcext:value-type="float">
            <text:p>0.224209</text:p>
          </table:table-cell>
          <table:table-cell/>
          <table:table-cell office:value-type="float" office:value="0.276378" calcext:value-type="float">
            <text:p>0.276378</text:p>
          </table:table-cell>
          <table:table-cell office:value-type="float" office:value="0.229802" calcext:value-type="float">
            <text:p>0.22980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0247" calcext:value-type="float">
            <text:p>0.230247</text:p>
          </table:table-cell>
          <table:table-cell office:value-type="float" office:value="0.264801" calcext:value-type="float">
            <text:p>0.264801</text:p>
          </table:table-cell>
          <table:table-cell/>
          <table:table-cell office:value-type="float" office:value="0.242008" calcext:value-type="float">
            <text:p>0.242008</text:p>
          </table:table-cell>
          <table:table-cell office:value-type="float" office:value="0.234332" calcext:value-type="float">
            <text:p>0.234332</text:p>
          </table:table-cell>
          <table:table-cell/>
          <table:table-cell office:value-type="float" office:value="0.297867" calcext:value-type="float">
            <text:p>0.297867</text:p>
          </table:table-cell>
          <table:table-cell office:value-type="float" office:value="0.339535" calcext:value-type="float">
            <text:p>0.339535</text:p>
          </table:table-cell>
          <table:table-cell/>
          <table:table-cell office:value-type="float" office:value="0.230003" calcext:value-type="float">
            <text:p>0.230003</text:p>
          </table:table-cell>
          <table:table-cell office:value-type="float" office:value="0.300016" calcext:value-type="float">
            <text:p>0.300016</text:p>
          </table:table-cell>
          <table:table-cell/>
          <table:table-cell office:value-type="float" office:value="0.360407" calcext:value-type="float">
            <text:p>0.360407</text:p>
          </table:table-cell>
          <table:table-cell office:value-type="float" office:value="0.249732" calcext:value-type="float">
            <text:p>0.249732</text:p>
          </table:table-cell>
          <table:table-cell/>
          <table:table-cell office:value-type="float" office:value="0.288209" calcext:value-type="float">
            <text:p>0.288209</text:p>
          </table:table-cell>
          <table:table-cell office:value-type="float" office:value="0.236384" calcext:value-type="float">
            <text:p>0.23638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2624" calcext:value-type="float">
            <text:p>0.262624</text:p>
          </table:table-cell>
          <table:table-cell office:value-type="float" office:value="0.227146" calcext:value-type="float">
            <text:p>0.227146</text:p>
          </table:table-cell>
          <table:table-cell/>
          <table:table-cell office:value-type="float" office:value="0.314515" calcext:value-type="float">
            <text:p>0.314515</text:p>
          </table:table-cell>
          <table:table-cell office:value-type="float" office:value="0.251219" calcext:value-type="float">
            <text:p>0.251219</text:p>
          </table:table-cell>
          <table:table-cell/>
          <table:table-cell office:value-type="float" office:value="0.258702" calcext:value-type="float">
            <text:p>0.258702</text:p>
          </table:table-cell>
          <table:table-cell office:value-type="float" office:value="0.238907" calcext:value-type="float">
            <text:p>0.238907</text:p>
          </table:table-cell>
          <table:table-cell/>
          <table:table-cell office:value-type="float" office:value="0.356565" calcext:value-type="float">
            <text:p>0.356565</text:p>
          </table:table-cell>
          <table:table-cell office:value-type="float" office:value="0.311336" calcext:value-type="float">
            <text:p>0.311336</text:p>
          </table:table-cell>
          <table:table-cell/>
          <table:table-cell office:value-type="float" office:value="0.312057" calcext:value-type="float">
            <text:p>0.312057</text:p>
          </table:table-cell>
          <table:table-cell office:value-type="float" office:value="0.240736" calcext:value-type="float">
            <text:p>0.240736</text:p>
          </table:table-cell>
          <table:table-cell/>
          <table:table-cell office:value-type="float" office:value="0.245607" calcext:value-type="float">
            <text:p>0.245607</text:p>
          </table:table-cell>
          <table:table-cell office:value-type="float" office:value="0.277945" calcext:value-type="float">
            <text:p>0.27794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22147" calcext:value-type="float">
            <text:p>0.322147</text:p>
          </table:table-cell>
          <table:table-cell office:value-type="float" office:value="0.323846" calcext:value-type="float">
            <text:p>0.323846</text:p>
          </table:table-cell>
          <table:table-cell/>
          <table:table-cell office:value-type="float" office:value="0.257826" calcext:value-type="float">
            <text:p>0.257826</text:p>
          </table:table-cell>
          <table:table-cell office:value-type="float" office:value="0.32219" calcext:value-type="float">
            <text:p>0.32219</text:p>
          </table:table-cell>
          <table:table-cell/>
          <table:table-cell office:value-type="float" office:value="0.276216" calcext:value-type="float">
            <text:p>0.276216</text:p>
          </table:table-cell>
          <table:table-cell office:value-type="float" office:value="0.275673" calcext:value-type="float">
            <text:p>0.275673</text:p>
          </table:table-cell>
          <table:table-cell/>
          <table:table-cell office:value-type="float" office:value="0.249685" calcext:value-type="float">
            <text:p>0.249685</text:p>
          </table:table-cell>
          <table:table-cell office:value-type="float" office:value="0.25196" calcext:value-type="float">
            <text:p>0.25196</text:p>
          </table:table-cell>
          <table:table-cell/>
          <table:table-cell office:value-type="float" office:value="0.346238" calcext:value-type="float">
            <text:p>0.346238</text:p>
          </table:table-cell>
          <table:table-cell office:value-type="float" office:value="0.228904" calcext:value-type="float">
            <text:p>0.228904</text:p>
          </table:table-cell>
          <table:table-cell/>
          <table:table-cell office:value-type="float" office:value="0.253225" calcext:value-type="float">
            <text:p>0.253225</text:p>
          </table:table-cell>
          <table:table-cell office:value-type="float" office:value="0.321027" calcext:value-type="float">
            <text:p>0.32102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70544" calcext:value-type="float">
            <text:p>0.270544</text:p>
          </table:table-cell>
          <table:table-cell office:value-type="float" office:value="0.241352" calcext:value-type="float">
            <text:p>0.241352</text:p>
          </table:table-cell>
          <table:table-cell/>
          <table:table-cell office:value-type="float" office:value="0.249523" calcext:value-type="float">
            <text:p>0.249523</text:p>
          </table:table-cell>
          <table:table-cell office:value-type="float" office:value="0.283191" calcext:value-type="float">
            <text:p>0.283191</text:p>
          </table:table-cell>
          <table:table-cell/>
          <table:table-cell office:value-type="float" office:value="0.290887" calcext:value-type="float">
            <text:p>0.290887</text:p>
          </table:table-cell>
          <table:table-cell office:value-type="float" office:value="0.22481" calcext:value-type="float">
            <text:p>0.22481</text:p>
          </table:table-cell>
          <table:table-cell/>
          <table:table-cell office:value-type="float" office:value="0.255188" calcext:value-type="float">
            <text:p>0.255188</text:p>
          </table:table-cell>
          <table:table-cell office:value-type="float" office:value="0.469132" calcext:value-type="float">
            <text:p>0.469132</text:p>
          </table:table-cell>
          <table:table-cell/>
          <table:table-cell office:value-type="float" office:value="0.341728" calcext:value-type="float">
            <text:p>0.341728</text:p>
          </table:table-cell>
          <table:table-cell office:value-type="float" office:value="0.282432" calcext:value-type="float">
            <text:p>0.282432</text:p>
          </table:table-cell>
          <table:table-cell/>
          <table:table-cell office:value-type="float" office:value="0.251443" calcext:value-type="float">
            <text:p>0.251443</text:p>
          </table:table-cell>
          <table:table-cell office:value-type="float" office:value="0.218607" calcext:value-type="float">
            <text:p>0.21860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3676" calcext:value-type="float">
            <text:p>0.233676</text:p>
          </table:table-cell>
          <table:table-cell office:value-type="float" office:value="0.285292" calcext:value-type="float">
            <text:p>0.285292</text:p>
          </table:table-cell>
          <table:table-cell/>
          <table:table-cell office:value-type="float" office:value="0.258348" calcext:value-type="float">
            <text:p>0.258348</text:p>
          </table:table-cell>
          <table:table-cell office:value-type="float" office:value="0.272612" calcext:value-type="float">
            <text:p>0.272612</text:p>
          </table:table-cell>
          <table:table-cell/>
          <table:table-cell office:value-type="float" office:value="0.276294" calcext:value-type="float">
            <text:p>0.276294</text:p>
          </table:table-cell>
          <table:table-cell office:value-type="float" office:value="0.243131" calcext:value-type="float">
            <text:p>0.243131</text:p>
          </table:table-cell>
          <table:table-cell/>
          <table:table-cell office:value-type="float" office:value="0.224111" calcext:value-type="float">
            <text:p>0.224111</text:p>
          </table:table-cell>
          <table:table-cell office:value-type="float" office:value="0.385362" calcext:value-type="float">
            <text:p>0.385362</text:p>
          </table:table-cell>
          <table:table-cell/>
          <table:table-cell office:value-type="float" office:value="0.277379" calcext:value-type="float">
            <text:p>0.277379</text:p>
          </table:table-cell>
          <table:table-cell office:value-type="float" office:value="0.29781" calcext:value-type="float">
            <text:p>0.29781</text:p>
          </table:table-cell>
          <table:table-cell/>
          <table:table-cell office:value-type="float" office:value="0.314561" calcext:value-type="float">
            <text:p>0.314561</text:p>
          </table:table-cell>
          <table:table-cell office:value-type="float" office:value="0.229137" calcext:value-type="float">
            <text:p>0.22913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9629" calcext:value-type="float">
            <text:p>0.249629</text:p>
          </table:table-cell>
          <table:table-cell office:value-type="float" office:value="0.270975" calcext:value-type="float">
            <text:p>0.270975</text:p>
          </table:table-cell>
          <table:table-cell/>
          <table:table-cell office:value-type="float" office:value="0.270827" calcext:value-type="float">
            <text:p>0.270827</text:p>
          </table:table-cell>
          <table:table-cell office:value-type="float" office:value="0.270463" calcext:value-type="float">
            <text:p>0.270463</text:p>
          </table:table-cell>
          <table:table-cell/>
          <table:table-cell office:value-type="float" office:value="0.292972" calcext:value-type="float">
            <text:p>0.292972</text:p>
          </table:table-cell>
          <table:table-cell office:value-type="float" office:value="0.371901" calcext:value-type="float">
            <text:p>0.371901</text:p>
          </table:table-cell>
          <table:table-cell/>
          <table:table-cell office:value-type="float" office:value="0.274996" calcext:value-type="float">
            <text:p>0.274996</text:p>
          </table:table-cell>
          <table:table-cell office:value-type="float" office:value="0.243548" calcext:value-type="float">
            <text:p>0.243548</text:p>
          </table:table-cell>
          <table:table-cell/>
          <table:table-cell office:value-type="float" office:value="0.422398" calcext:value-type="float">
            <text:p>0.422398</text:p>
          </table:table-cell>
          <table:table-cell office:value-type="float" office:value="0.291158" calcext:value-type="float">
            <text:p>0.291158</text:p>
          </table:table-cell>
          <table:table-cell/>
          <table:table-cell office:value-type="float" office:value="0.263836" calcext:value-type="float">
            <text:p>0.263836</text:p>
          </table:table-cell>
          <table:table-cell office:value-type="float" office:value="0.241136" calcext:value-type="float">
            <text:p>0.24113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98216" calcext:value-type="float">
            <text:p>0.398216</text:p>
          </table:table-cell>
          <table:table-cell office:value-type="float" office:value="0.239758" calcext:value-type="float">
            <text:p>0.239758</text:p>
          </table:table-cell>
          <table:table-cell/>
          <table:table-cell office:value-type="float" office:value="0.24383" calcext:value-type="float">
            <text:p>0.24383</text:p>
          </table:table-cell>
          <table:table-cell office:value-type="float" office:value="0.274813" calcext:value-type="float">
            <text:p>0.274813</text:p>
          </table:table-cell>
          <table:table-cell/>
          <table:table-cell office:value-type="float" office:value="0.305947" calcext:value-type="float">
            <text:p>0.305947</text:p>
          </table:table-cell>
          <table:table-cell office:value-type="float" office:value="0.269222" calcext:value-type="float">
            <text:p>0.269222</text:p>
          </table:table-cell>
          <table:table-cell/>
          <table:table-cell office:value-type="float" office:value="0.239026" calcext:value-type="float">
            <text:p>0.239026</text:p>
          </table:table-cell>
          <table:table-cell office:value-type="float" office:value="0.256188" calcext:value-type="float">
            <text:p>0.256188</text:p>
          </table:table-cell>
          <table:table-cell/>
          <table:table-cell office:value-type="float" office:value="0.257384" calcext:value-type="float">
            <text:p>0.257384</text:p>
          </table:table-cell>
          <table:table-cell office:value-type="float" office:value="0.230073" calcext:value-type="float">
            <text:p>0.230073</text:p>
          </table:table-cell>
          <table:table-cell/>
          <table:table-cell office:value-type="float" office:value="0.261473" calcext:value-type="float">
            <text:p>0.261473</text:p>
          </table:table-cell>
          <table:table-cell office:value-type="float" office:value="0.255535" calcext:value-type="float">
            <text:p>0.25553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2014" calcext:value-type="float">
            <text:p>0.232014</text:p>
          </table:table-cell>
          <table:table-cell office:value-type="float" office:value="0.244333" calcext:value-type="float">
            <text:p>0.244333</text:p>
          </table:table-cell>
          <table:table-cell/>
          <table:table-cell office:value-type="float" office:value="0.257768" calcext:value-type="float">
            <text:p>0.257768</text:p>
          </table:table-cell>
          <table:table-cell office:value-type="float" office:value="0.250282" calcext:value-type="float">
            <text:p>0.250282</text:p>
          </table:table-cell>
          <table:table-cell/>
          <table:table-cell office:value-type="float" office:value="0.251211" calcext:value-type="float">
            <text:p>0.251211</text:p>
          </table:table-cell>
          <table:table-cell office:value-type="float" office:value="0.275541" calcext:value-type="float">
            <text:p>0.275541</text:p>
          </table:table-cell>
          <table:table-cell/>
          <table:table-cell office:value-type="float" office:value="0.259595" calcext:value-type="float">
            <text:p>0.259595</text:p>
          </table:table-cell>
          <table:table-cell office:value-type="float" office:value="0.308315" calcext:value-type="float">
            <text:p>0.308315</text:p>
          </table:table-cell>
          <table:table-cell/>
          <table:table-cell office:value-type="float" office:value="0.319442" calcext:value-type="float">
            <text:p>0.319442</text:p>
          </table:table-cell>
          <table:table-cell office:value-type="float" office:value="0.223624" calcext:value-type="float">
            <text:p>0.223624</text:p>
          </table:table-cell>
          <table:table-cell/>
          <table:table-cell office:value-type="float" office:value="0.259494" calcext:value-type="float">
            <text:p>0.259494</text:p>
          </table:table-cell>
          <table:table-cell office:value-type="float" office:value="0.299128" calcext:value-type="float">
            <text:p>0.29912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92636" calcext:value-type="float">
            <text:p>0.292636</text:p>
          </table:table-cell>
          <table:table-cell office:value-type="float" office:value="0.262829" calcext:value-type="float">
            <text:p>0.262829</text:p>
          </table:table-cell>
          <table:table-cell/>
          <table:table-cell office:value-type="float" office:value="0.248824" calcext:value-type="float">
            <text:p>0.248824</text:p>
          </table:table-cell>
          <table:table-cell office:value-type="float" office:value="0.237408" calcext:value-type="float">
            <text:p>0.237408</text:p>
          </table:table-cell>
          <table:table-cell/>
          <table:table-cell office:value-type="float" office:value="0.26085" calcext:value-type="float">
            <text:p>0.26085</text:p>
          </table:table-cell>
          <table:table-cell office:value-type="float" office:value="0.244961" calcext:value-type="float">
            <text:p>0.244961</text:p>
          </table:table-cell>
          <table:table-cell/>
          <table:table-cell office:value-type="float" office:value="0.271635" calcext:value-type="float">
            <text:p>0.271635</text:p>
          </table:table-cell>
          <table:table-cell office:value-type="float" office:value="0.285429" calcext:value-type="float">
            <text:p>0.285429</text:p>
          </table:table-cell>
          <table:table-cell/>
          <table:table-cell office:value-type="float" office:value="0.242082" calcext:value-type="float">
            <text:p>0.242082</text:p>
          </table:table-cell>
          <table:table-cell office:value-type="float" office:value="0.267326" calcext:value-type="float">
            <text:p>0.267326</text:p>
          </table:table-cell>
          <table:table-cell/>
          <table:table-cell office:value-type="float" office:value="0.243466" calcext:value-type="float">
            <text:p>0.243466</text:p>
          </table:table-cell>
          <table:table-cell office:value-type="float" office:value="0.280865" calcext:value-type="float">
            <text:p>0.28086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1741" calcext:value-type="float">
            <text:p>0.261741</text:p>
          </table:table-cell>
          <table:table-cell office:value-type="float" office:value="0.222011" calcext:value-type="float">
            <text:p>0.222011</text:p>
          </table:table-cell>
          <table:table-cell/>
          <table:table-cell office:value-type="float" office:value="0.252654" calcext:value-type="float">
            <text:p>0.252654</text:p>
          </table:table-cell>
          <table:table-cell office:value-type="float" office:value="0.570963" calcext:value-type="float">
            <text:p>0.570963</text:p>
          </table:table-cell>
          <table:table-cell/>
          <table:table-cell office:value-type="float" office:value="0.310949" calcext:value-type="float">
            <text:p>0.310949</text:p>
          </table:table-cell>
          <table:table-cell office:value-type="float" office:value="0.238397" calcext:value-type="float">
            <text:p>0.238397</text:p>
          </table:table-cell>
          <table:table-cell/>
          <table:table-cell office:value-type="float" office:value="0.388055" calcext:value-type="float">
            <text:p>0.388055</text:p>
          </table:table-cell>
          <table:table-cell office:value-type="float" office:value="0.281661" calcext:value-type="float">
            <text:p>0.281661</text:p>
          </table:table-cell>
          <table:table-cell/>
          <table:table-cell office:value-type="float" office:value="0.240761" calcext:value-type="float">
            <text:p>0.240761</text:p>
          </table:table-cell>
          <table:table-cell office:value-type="float" office:value="0.234593" calcext:value-type="float">
            <text:p>0.234593</text:p>
          </table:table-cell>
          <table:table-cell/>
          <table:table-cell office:value-type="float" office:value="0.244109" calcext:value-type="float">
            <text:p>0.244109</text:p>
          </table:table-cell>
          <table:table-cell office:value-type="float" office:value="0.237559" calcext:value-type="float">
            <text:p>0.23755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5711" calcext:value-type="float">
            <text:p>0.245711</text:p>
          </table:table-cell>
          <table:table-cell office:value-type="float" office:value="0.242902" calcext:value-type="float">
            <text:p>0.242902</text:p>
          </table:table-cell>
          <table:table-cell/>
          <table:table-cell office:value-type="float" office:value="0.248512" calcext:value-type="float">
            <text:p>0.248512</text:p>
          </table:table-cell>
          <table:table-cell office:value-type="float" office:value="0.261078" calcext:value-type="float">
            <text:p>0.261078</text:p>
          </table:table-cell>
          <table:table-cell/>
          <table:table-cell office:value-type="float" office:value="0.305083" calcext:value-type="float">
            <text:p>0.305083</text:p>
          </table:table-cell>
          <table:table-cell office:value-type="float" office:value="0.253678" calcext:value-type="float">
            <text:p>0.253678</text:p>
          </table:table-cell>
          <table:table-cell/>
          <table:table-cell office:value-type="float" office:value="0.27123" calcext:value-type="float">
            <text:p>0.27123</text:p>
          </table:table-cell>
          <table:table-cell office:value-type="float" office:value="0.244223" calcext:value-type="float">
            <text:p>0.244223</text:p>
          </table:table-cell>
          <table:table-cell/>
          <table:table-cell office:value-type="float" office:value="0.231838" calcext:value-type="float">
            <text:p>0.231838</text:p>
          </table:table-cell>
          <table:table-cell office:value-type="float" office:value="0.249289" calcext:value-type="float">
            <text:p>0.249289</text:p>
          </table:table-cell>
          <table:table-cell/>
          <table:table-cell office:value-type="float" office:value="0.272494" calcext:value-type="float">
            <text:p>0.272494</text:p>
          </table:table-cell>
          <table:table-cell office:value-type="float" office:value="0.218785" calcext:value-type="float">
            <text:p>0.21878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8747" calcext:value-type="float">
            <text:p>0.238747</text:p>
          </table:table-cell>
          <table:table-cell office:value-type="float" office:value="0.220515" calcext:value-type="float">
            <text:p>0.220515</text:p>
          </table:table-cell>
          <table:table-cell/>
          <table:table-cell office:value-type="float" office:value="0.268852" calcext:value-type="float">
            <text:p>0.268852</text:p>
          </table:table-cell>
          <table:table-cell office:value-type="float" office:value="0.254767" calcext:value-type="float">
            <text:p>0.254767</text:p>
          </table:table-cell>
          <table:table-cell/>
          <table:table-cell office:value-type="float" office:value="0.37895" calcext:value-type="float">
            <text:p>0.37895</text:p>
          </table:table-cell>
          <table:table-cell office:value-type="float" office:value="0.274704" calcext:value-type="float">
            <text:p>0.274704</text:p>
          </table:table-cell>
          <table:table-cell/>
          <table:table-cell office:value-type="float" office:value="0.273241" calcext:value-type="float">
            <text:p>0.273241</text:p>
          </table:table-cell>
          <table:table-cell office:value-type="float" office:value="0.25825" calcext:value-type="float">
            <text:p>0.25825</text:p>
          </table:table-cell>
          <table:table-cell/>
          <table:table-cell office:value-type="float" office:value="0.378516" calcext:value-type="float">
            <text:p>0.378516</text:p>
          </table:table-cell>
          <table:table-cell office:value-type="float" office:value="0.288286" calcext:value-type="float">
            <text:p>0.288286</text:p>
          </table:table-cell>
          <table:table-cell/>
          <table:table-cell office:value-type="float" office:value="0.243765" calcext:value-type="float">
            <text:p>0.243765</text:p>
          </table:table-cell>
          <table:table-cell office:value-type="float" office:value="0.2555" calcext:value-type="float">
            <text:p>0.255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28914" calcext:value-type="float">
            <text:p>0.328914</text:p>
          </table:table-cell>
          <table:table-cell office:value-type="float" office:value="0.286907" calcext:value-type="float">
            <text:p>0.286907</text:p>
          </table:table-cell>
          <table:table-cell/>
          <table:table-cell office:value-type="float" office:value="0.269601" calcext:value-type="float">
            <text:p>0.269601</text:p>
          </table:table-cell>
          <table:table-cell office:value-type="float" office:value="0.26492" calcext:value-type="float">
            <text:p>0.26492</text:p>
          </table:table-cell>
          <table:table-cell/>
          <table:table-cell office:value-type="float" office:value="0.243032" calcext:value-type="float">
            <text:p>0.243032</text:p>
          </table:table-cell>
          <table:table-cell office:value-type="float" office:value="0.24445" calcext:value-type="float">
            <text:p>0.24445</text:p>
          </table:table-cell>
          <table:table-cell/>
          <table:table-cell office:value-type="float" office:value="0.249908" calcext:value-type="float">
            <text:p>0.249908</text:p>
          </table:table-cell>
          <table:table-cell office:value-type="float" office:value="0.296861" calcext:value-type="float">
            <text:p>0.296861</text:p>
          </table:table-cell>
          <table:table-cell/>
          <table:table-cell office:value-type="float" office:value="0.254264" calcext:value-type="float">
            <text:p>0.254264</text:p>
          </table:table-cell>
          <table:table-cell office:value-type="float" office:value="0.251449" calcext:value-type="float">
            <text:p>0.251449</text:p>
          </table:table-cell>
          <table:table-cell/>
          <table:table-cell office:value-type="float" office:value="0.249154" calcext:value-type="float">
            <text:p>0.249154</text:p>
          </table:table-cell>
          <table:table-cell office:value-type="float" office:value="0.277086" calcext:value-type="float">
            <text:p>0.27708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5192" calcext:value-type="float">
            <text:p>0.235192</text:p>
          </table:table-cell>
          <table:table-cell office:value-type="float" office:value="0.264654" calcext:value-type="float">
            <text:p>0.264654</text:p>
          </table:table-cell>
          <table:table-cell/>
          <table:table-cell office:value-type="float" office:value="0.571352" calcext:value-type="float">
            <text:p>0.571352</text:p>
          </table:table-cell>
          <table:table-cell office:value-type="float" office:value="0.248604" calcext:value-type="float">
            <text:p>0.248604</text:p>
          </table:table-cell>
          <table:table-cell/>
          <table:table-cell office:value-type="float" office:value="0.247537" calcext:value-type="float">
            <text:p>0.247537</text:p>
          </table:table-cell>
          <table:table-cell office:value-type="float" office:value="0.277784" calcext:value-type="float">
            <text:p>0.277784</text:p>
          </table:table-cell>
          <table:table-cell/>
          <table:table-cell office:value-type="float" office:value="0.254706" calcext:value-type="float">
            <text:p>0.254706</text:p>
          </table:table-cell>
          <table:table-cell office:value-type="float" office:value="0.231444" calcext:value-type="float">
            <text:p>0.231444</text:p>
          </table:table-cell>
          <table:table-cell/>
          <table:table-cell office:value-type="float" office:value="0.309898" calcext:value-type="float">
            <text:p>0.309898</text:p>
          </table:table-cell>
          <table:table-cell office:value-type="float" office:value="0.232066" calcext:value-type="float">
            <text:p>0.232066</text:p>
          </table:table-cell>
          <table:table-cell/>
          <table:table-cell office:value-type="float" office:value="0.234644" calcext:value-type="float">
            <text:p>0.234644</text:p>
          </table:table-cell>
          <table:table-cell office:value-type="float" office:value="0.264075" calcext:value-type="float">
            <text:p>0.26407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26474" calcext:value-type="float">
            <text:p>0.226474</text:p>
          </table:table-cell>
          <table:table-cell office:value-type="float" office:value="0.259978" calcext:value-type="float">
            <text:p>0.259978</text:p>
          </table:table-cell>
          <table:table-cell/>
          <table:table-cell office:value-type="float" office:value="0.246627" calcext:value-type="float">
            <text:p>0.246627</text:p>
          </table:table-cell>
          <table:table-cell office:value-type="float" office:value="0.224898" calcext:value-type="float">
            <text:p>0.224898</text:p>
          </table:table-cell>
          <table:table-cell/>
          <table:table-cell office:value-type="float" office:value="0.252791" calcext:value-type="float">
            <text:p>0.252791</text:p>
          </table:table-cell>
          <table:table-cell office:value-type="float" office:value="0.258654" calcext:value-type="float">
            <text:p>0.258654</text:p>
          </table:table-cell>
          <table:table-cell/>
          <table:table-cell office:value-type="float" office:value="0.431607" calcext:value-type="float">
            <text:p>0.431607</text:p>
          </table:table-cell>
          <table:table-cell office:value-type="float" office:value="0.271743" calcext:value-type="float">
            <text:p>0.271743</text:p>
          </table:table-cell>
          <table:table-cell/>
          <table:table-cell office:value-type="float" office:value="0.236908" calcext:value-type="float">
            <text:p>0.236908</text:p>
          </table:table-cell>
          <table:table-cell office:value-type="float" office:value="0.236094" calcext:value-type="float">
            <text:p>0.236094</text:p>
          </table:table-cell>
          <table:table-cell/>
          <table:table-cell office:value-type="float" office:value="0.517178" calcext:value-type="float">
            <text:p>0.517178</text:p>
          </table:table-cell>
          <table:table-cell office:value-type="float" office:value="0.289585" calcext:value-type="float">
            <text:p>0.28958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83321" calcext:value-type="float">
            <text:p>0.283321</text:p>
          </table:table-cell>
          <table:table-cell office:value-type="float" office:value="0.229821" calcext:value-type="float">
            <text:p>0.229821</text:p>
          </table:table-cell>
          <table:table-cell/>
          <table:table-cell office:value-type="float" office:value="0.246653" calcext:value-type="float">
            <text:p>0.246653</text:p>
          </table:table-cell>
          <table:table-cell office:value-type="float" office:value="0.27847" calcext:value-type="float">
            <text:p>0.27847</text:p>
          </table:table-cell>
          <table:table-cell/>
          <table:table-cell office:value-type="float" office:value="0.28934" calcext:value-type="float">
            <text:p>0.28934</text:p>
          </table:table-cell>
          <table:table-cell office:value-type="float" office:value="0.250734" calcext:value-type="float">
            <text:p>0.250734</text:p>
          </table:table-cell>
          <table:table-cell/>
          <table:table-cell office:value-type="float" office:value="0.263282" calcext:value-type="float">
            <text:p>0.263282</text:p>
          </table:table-cell>
          <table:table-cell office:value-type="float" office:value="0.257205" calcext:value-type="float">
            <text:p>0.257205</text:p>
          </table:table-cell>
          <table:table-cell/>
          <table:table-cell office:value-type="float" office:value="0.26354" calcext:value-type="float">
            <text:p>0.26354</text:p>
          </table:table-cell>
          <table:table-cell office:value-type="float" office:value="0.238823" calcext:value-type="float">
            <text:p>0.238823</text:p>
          </table:table-cell>
          <table:table-cell/>
          <table:table-cell office:value-type="float" office:value="0.302452" calcext:value-type="float">
            <text:p>0.302452</text:p>
          </table:table-cell>
          <table:table-cell office:value-type="float" office:value="0.233413" calcext:value-type="float">
            <text:p>0.23341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8145" calcext:value-type="float">
            <text:p>0.268145</text:p>
          </table:table-cell>
          <table:table-cell office:value-type="float" office:value="0.237116" calcext:value-type="float">
            <text:p>0.237116</text:p>
          </table:table-cell>
          <table:table-cell/>
          <table:table-cell office:value-type="float" office:value="0.508639" calcext:value-type="float">
            <text:p>0.508639</text:p>
          </table:table-cell>
          <table:table-cell office:value-type="float" office:value="0.239288" calcext:value-type="float">
            <text:p>0.239288</text:p>
          </table:table-cell>
          <table:table-cell/>
          <table:table-cell office:value-type="float" office:value="0.283217" calcext:value-type="float">
            <text:p>0.283217</text:p>
          </table:table-cell>
          <table:table-cell office:value-type="float" office:value="0.239234" calcext:value-type="float">
            <text:p>0.239234</text:p>
          </table:table-cell>
          <table:table-cell/>
          <table:table-cell office:value-type="float" office:value="0.262707" calcext:value-type="float">
            <text:p>0.262707</text:p>
          </table:table-cell>
          <table:table-cell office:value-type="float" office:value="0.283444" calcext:value-type="float">
            <text:p>0.283444</text:p>
          </table:table-cell>
          <table:table-cell/>
          <table:table-cell office:value-type="float" office:value="0.253017" calcext:value-type="float">
            <text:p>0.253017</text:p>
          </table:table-cell>
          <table:table-cell office:value-type="float" office:value="0.270543" calcext:value-type="float">
            <text:p>0.270543</text:p>
          </table:table-cell>
          <table:table-cell/>
          <table:table-cell office:value-type="float" office:value="0.264504" calcext:value-type="float">
            <text:p>0.264504</text:p>
          </table:table-cell>
          <table:table-cell office:value-type="float" office:value="0.231466" calcext:value-type="float">
            <text:p>0.23146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4878" calcext:value-type="float">
            <text:p>0.254878</text:p>
          </table:table-cell>
          <table:table-cell office:value-type="float" office:value="0.217939" calcext:value-type="float">
            <text:p>0.217939</text:p>
          </table:table-cell>
          <table:table-cell/>
          <table:table-cell office:value-type="float" office:value="0.25394" calcext:value-type="float">
            <text:p>0.25394</text:p>
          </table:table-cell>
          <table:table-cell office:value-type="float" office:value="0.2235" calcext:value-type="float">
            <text:p>0.2235</text:p>
          </table:table-cell>
          <table:table-cell/>
          <table:table-cell office:value-type="float" office:value="0.23505" calcext:value-type="float">
            <text:p>0.23505</text:p>
          </table:table-cell>
          <table:table-cell office:value-type="float" office:value="0.290258" calcext:value-type="float">
            <text:p>0.290258</text:p>
          </table:table-cell>
          <table:table-cell/>
          <table:table-cell office:value-type="float" office:value="0.262822" calcext:value-type="float">
            <text:p>0.262822</text:p>
          </table:table-cell>
          <table:table-cell office:value-type="float" office:value="0.244183" calcext:value-type="float">
            <text:p>0.244183</text:p>
          </table:table-cell>
          <table:table-cell/>
          <table:table-cell office:value-type="float" office:value="0.281205" calcext:value-type="float">
            <text:p>0.281205</text:p>
          </table:table-cell>
          <table:table-cell office:value-type="float" office:value="0.239526" calcext:value-type="float">
            <text:p>0.239526</text:p>
          </table:table-cell>
          <table:table-cell/>
          <table:table-cell office:value-type="float" office:value="0.309948" calcext:value-type="float">
            <text:p>0.309948</text:p>
          </table:table-cell>
          <table:table-cell office:value-type="float" office:value="0.247362" calcext:value-type="float">
            <text:p>0.24736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1697" calcext:value-type="float">
            <text:p>0.261697</text:p>
          </table:table-cell>
          <table:table-cell office:value-type="float" office:value="0.235423" calcext:value-type="float">
            <text:p>0.235423</text:p>
          </table:table-cell>
          <table:table-cell/>
          <table:table-cell office:value-type="float" office:value="0.264267" calcext:value-type="float">
            <text:p>0.264267</text:p>
          </table:table-cell>
          <table:table-cell office:value-type="float" office:value="0.26828" calcext:value-type="float">
            <text:p>0.26828</text:p>
          </table:table-cell>
          <table:table-cell/>
          <table:table-cell office:value-type="float" office:value="0.274327" calcext:value-type="float">
            <text:p>0.274327</text:p>
          </table:table-cell>
          <table:table-cell office:value-type="float" office:value="0.2653" calcext:value-type="float">
            <text:p>0.2653</text:p>
          </table:table-cell>
          <table:table-cell/>
          <table:table-cell office:value-type="float" office:value="0.235586" calcext:value-type="float">
            <text:p>0.235586</text:p>
          </table:table-cell>
          <table:table-cell office:value-type="float" office:value="0.28133" calcext:value-type="float">
            <text:p>0.28133</text:p>
          </table:table-cell>
          <table:table-cell/>
          <table:table-cell office:value-type="float" office:value="0.242149" calcext:value-type="float">
            <text:p>0.242149</text:p>
          </table:table-cell>
          <table:table-cell office:value-type="float" office:value="0.228783" calcext:value-type="float">
            <text:p>0.228783</text:p>
          </table:table-cell>
          <table:table-cell/>
          <table:table-cell office:value-type="float" office:value="0.242854" calcext:value-type="float">
            <text:p>0.242854</text:p>
          </table:table-cell>
          <table:table-cell office:value-type="float" office:value="0.252032" calcext:value-type="float">
            <text:p>0.25203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5123" calcext:value-type="float">
            <text:p>0.265123</text:p>
          </table:table-cell>
          <table:table-cell office:value-type="float" office:value="0.259198" calcext:value-type="float">
            <text:p>0.259198</text:p>
          </table:table-cell>
          <table:table-cell/>
          <table:table-cell office:value-type="float" office:value="0.231998" calcext:value-type="float">
            <text:p>0.231998</text:p>
          </table:table-cell>
          <table:table-cell office:value-type="float" office:value="0.247036" calcext:value-type="float">
            <text:p>0.247036</text:p>
          </table:table-cell>
          <table:table-cell/>
          <table:table-cell office:value-type="float" office:value="0.426868" calcext:value-type="float">
            <text:p>0.426868</text:p>
          </table:table-cell>
          <table:table-cell office:value-type="float" office:value="0.269911" calcext:value-type="float">
            <text:p>0.269911</text:p>
          </table:table-cell>
          <table:table-cell/>
          <table:table-cell office:value-type="float" office:value="0.246754" calcext:value-type="float">
            <text:p>0.246754</text:p>
          </table:table-cell>
          <table:table-cell office:value-type="float" office:value="0.321524" calcext:value-type="float">
            <text:p>0.321524</text:p>
          </table:table-cell>
          <table:table-cell/>
          <table:table-cell office:value-type="float" office:value="0.239296" calcext:value-type="float">
            <text:p>0.239296</text:p>
          </table:table-cell>
          <table:table-cell office:value-type="float" office:value="0.245976" calcext:value-type="float">
            <text:p>0.245976</text:p>
          </table:table-cell>
          <table:table-cell/>
          <table:table-cell office:value-type="float" office:value="0.244538" calcext:value-type="float">
            <text:p>0.244538</text:p>
          </table:table-cell>
          <table:table-cell office:value-type="float" office:value="0.259649" calcext:value-type="float">
            <text:p>0.25964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3944" calcext:value-type="float">
            <text:p>0.233944</text:p>
          </table:table-cell>
          <table:table-cell office:value-type="float" office:value="0.221324" calcext:value-type="float">
            <text:p>0.221324</text:p>
          </table:table-cell>
          <table:table-cell/>
          <table:table-cell office:value-type="float" office:value="0.230899" calcext:value-type="float">
            <text:p>0.230899</text:p>
          </table:table-cell>
          <table:table-cell office:value-type="float" office:value="0.271704" calcext:value-type="float">
            <text:p>0.271704</text:p>
          </table:table-cell>
          <table:table-cell/>
          <table:table-cell office:value-type="float" office:value="0.23777" calcext:value-type="float">
            <text:p>0.23777</text:p>
          </table:table-cell>
          <table:table-cell office:value-type="float" office:value="0.251744" calcext:value-type="float">
            <text:p>0.251744</text:p>
          </table:table-cell>
          <table:table-cell/>
          <table:table-cell office:value-type="float" office:value="0.258087" calcext:value-type="float">
            <text:p>0.258087</text:p>
          </table:table-cell>
          <table:table-cell office:value-type="float" office:value="0.248463" calcext:value-type="float">
            <text:p>0.248463</text:p>
          </table:table-cell>
          <table:table-cell/>
          <table:table-cell office:value-type="float" office:value="0.243793" calcext:value-type="float">
            <text:p>0.243793</text:p>
          </table:table-cell>
          <table:table-cell office:value-type="float" office:value="0.228005" calcext:value-type="float">
            <text:p>0.228005</text:p>
          </table:table-cell>
          <table:table-cell/>
          <table:table-cell office:value-type="float" office:value="0.257111" calcext:value-type="float">
            <text:p>0.257111</text:p>
          </table:table-cell>
          <table:table-cell office:value-type="float" office:value="0.322126" calcext:value-type="float">
            <text:p>0.32212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88506" calcext:value-type="float">
            <text:p>0.288506</text:p>
          </table:table-cell>
          <table:table-cell office:value-type="float" office:value="0.570967" calcext:value-type="float">
            <text:p>0.570967</text:p>
          </table:table-cell>
          <table:table-cell/>
          <table:table-cell office:value-type="float" office:value="0.322126" calcext:value-type="float">
            <text:p>0.322126</text:p>
          </table:table-cell>
          <table:table-cell office:value-type="float" office:value="0.278858" calcext:value-type="float">
            <text:p>0.278858</text:p>
          </table:table-cell>
          <table:table-cell/>
          <table:table-cell office:value-type="float" office:value="0.271614" calcext:value-type="float">
            <text:p>0.271614</text:p>
          </table:table-cell>
          <table:table-cell office:value-type="float" office:value="0.2609" calcext:value-type="float">
            <text:p>0.2609</text:p>
          </table:table-cell>
          <table:table-cell/>
          <table:table-cell office:value-type="float" office:value="0.234835" calcext:value-type="float">
            <text:p>0.234835</text:p>
          </table:table-cell>
          <table:table-cell office:value-type="float" office:value="0.23349" calcext:value-type="float">
            <text:p>0.23349</text:p>
          </table:table-cell>
          <table:table-cell/>
          <table:table-cell office:value-type="float" office:value="0.259734" calcext:value-type="float">
            <text:p>0.259734</text:p>
          </table:table-cell>
          <table:table-cell office:value-type="float" office:value="0.255101" calcext:value-type="float">
            <text:p>0.255101</text:p>
          </table:table-cell>
          <table:table-cell/>
          <table:table-cell office:value-type="float" office:value="0.246744" calcext:value-type="float">
            <text:p>0.246744</text:p>
          </table:table-cell>
          <table:table-cell office:value-type="float" office:value="0.231914" calcext:value-type="float">
            <text:p>0.23191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1357" calcext:value-type="float">
            <text:p>0.251357</text:p>
          </table:table-cell>
          <table:table-cell office:value-type="float" office:value="0.266803" calcext:value-type="float">
            <text:p>0.266803</text:p>
          </table:table-cell>
          <table:table-cell/>
          <table:table-cell office:value-type="float" office:value="0.312177" calcext:value-type="float">
            <text:p>0.312177</text:p>
          </table:table-cell>
          <table:table-cell office:value-type="float" office:value="0.229248" calcext:value-type="float">
            <text:p>0.229248</text:p>
          </table:table-cell>
          <table:table-cell/>
          <table:table-cell office:value-type="float" office:value="0.26489" calcext:value-type="float">
            <text:p>0.26489</text:p>
          </table:table-cell>
          <table:table-cell office:value-type="float" office:value="0.234627" calcext:value-type="float">
            <text:p>0.234627</text:p>
          </table:table-cell>
          <table:table-cell/>
          <table:table-cell office:value-type="float" office:value="0.224004" calcext:value-type="float">
            <text:p>0.224004</text:p>
          </table:table-cell>
          <table:table-cell office:value-type="float" office:value="0.32443" calcext:value-type="float">
            <text:p>0.32443</text:p>
          </table:table-cell>
          <table:table-cell/>
          <table:table-cell office:value-type="float" office:value="0.344399" calcext:value-type="float">
            <text:p>0.344399</text:p>
          </table:table-cell>
          <table:table-cell office:value-type="float" office:value="0.239835" calcext:value-type="float">
            <text:p>0.239835</text:p>
          </table:table-cell>
          <table:table-cell/>
          <table:table-cell office:value-type="float" office:value="0.294895" calcext:value-type="float">
            <text:p>0.294895</text:p>
          </table:table-cell>
          <table:table-cell office:value-type="float" office:value="0.228715" calcext:value-type="float">
            <text:p>0.22871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81722" calcext:value-type="float">
            <text:p>0.281722</text:p>
          </table:table-cell>
          <table:table-cell office:value-type="float" office:value="0.250807" calcext:value-type="float">
            <text:p>0.250807</text:p>
          </table:table-cell>
          <table:table-cell/>
          <table:table-cell office:value-type="float" office:value="0.249611" calcext:value-type="float">
            <text:p>0.249611</text:p>
          </table:table-cell>
          <table:table-cell office:value-type="float" office:value="0.252912" calcext:value-type="float">
            <text:p>0.252912</text:p>
          </table:table-cell>
          <table:table-cell/>
          <table:table-cell office:value-type="float" office:value="0.288615" calcext:value-type="float">
            <text:p>0.288615</text:p>
          </table:table-cell>
          <table:table-cell office:value-type="float" office:value="0.244135" calcext:value-type="float">
            <text:p>0.244135</text:p>
          </table:table-cell>
          <table:table-cell/>
          <table:table-cell office:value-type="float" office:value="0.254226" calcext:value-type="float">
            <text:p>0.254226</text:p>
          </table:table-cell>
          <table:table-cell office:value-type="float" office:value="0.312473" calcext:value-type="float">
            <text:p>0.312473</text:p>
          </table:table-cell>
          <table:table-cell/>
          <table:table-cell office:value-type="float" office:value="0.366857" calcext:value-type="float">
            <text:p>0.366857</text:p>
          </table:table-cell>
          <table:table-cell office:value-type="float" office:value="0.229172" calcext:value-type="float">
            <text:p>0.229172</text:p>
          </table:table-cell>
          <table:table-cell/>
          <table:table-cell office:value-type="float" office:value="0.252898" calcext:value-type="float">
            <text:p>0.252898</text:p>
          </table:table-cell>
          <table:table-cell office:value-type="float" office:value="0.282871" calcext:value-type="float">
            <text:p>0.28287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239" calcext:value-type="float">
            <text:p>0.24239</text:p>
          </table:table-cell>
          <table:table-cell office:value-type="float" office:value="0.220834" calcext:value-type="float">
            <text:p>0.220834</text:p>
          </table:table-cell>
          <table:table-cell/>
          <table:table-cell office:value-type="float" office:value="0.293507" calcext:value-type="float">
            <text:p>0.293507</text:p>
          </table:table-cell>
          <table:table-cell office:value-type="float" office:value="0.258308" calcext:value-type="float">
            <text:p>0.258308</text:p>
          </table:table-cell>
          <table:table-cell/>
          <table:table-cell office:value-type="float" office:value="0.270793" calcext:value-type="float">
            <text:p>0.270793</text:p>
          </table:table-cell>
          <table:table-cell office:value-type="float" office:value="0.239909" calcext:value-type="float">
            <text:p>0.239909</text:p>
          </table:table-cell>
          <table:table-cell/>
          <table:table-cell office:value-type="float" office:value="0.23266" calcext:value-type="float">
            <text:p>0.23266</text:p>
          </table:table-cell>
          <table:table-cell office:value-type="float" office:value="0.239739" calcext:value-type="float">
            <text:p>0.239739</text:p>
          </table:table-cell>
          <table:table-cell/>
          <table:table-cell office:value-type="float" office:value="0.223642" calcext:value-type="float">
            <text:p>0.223642</text:p>
          </table:table-cell>
          <table:table-cell office:value-type="float" office:value="0.227926" calcext:value-type="float">
            <text:p>0.227926</text:p>
          </table:table-cell>
          <table:table-cell/>
          <table:table-cell office:value-type="float" office:value="0.251797" calcext:value-type="float">
            <text:p>0.251797</text:p>
          </table:table-cell>
          <table:table-cell office:value-type="float" office:value="0.276667" calcext:value-type="float">
            <text:p>0.27666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4063" calcext:value-type="float">
            <text:p>0.244063</text:p>
          </table:table-cell>
          <table:table-cell office:value-type="float" office:value="0.247925" calcext:value-type="float">
            <text:p>0.247925</text:p>
          </table:table-cell>
          <table:table-cell/>
          <table:table-cell office:value-type="float" office:value="0.259619" calcext:value-type="float">
            <text:p>0.259619</text:p>
          </table:table-cell>
          <table:table-cell office:value-type="float" office:value="0.233275" calcext:value-type="float">
            <text:p>0.233275</text:p>
          </table:table-cell>
          <table:table-cell/>
          <table:table-cell office:value-type="float" office:value="0.274152" calcext:value-type="float">
            <text:p>0.274152</text:p>
          </table:table-cell>
          <table:table-cell office:value-type="float" office:value="0.241493" calcext:value-type="float">
            <text:p>0.241493</text:p>
          </table:table-cell>
          <table:table-cell/>
          <table:table-cell office:value-type="float" office:value="0.243304" calcext:value-type="float">
            <text:p>0.243304</text:p>
          </table:table-cell>
          <table:table-cell office:value-type="float" office:value="0.384253" calcext:value-type="float">
            <text:p>0.384253</text:p>
          </table:table-cell>
          <table:table-cell/>
          <table:table-cell office:value-type="float" office:value="0.320682" calcext:value-type="float">
            <text:p>0.320682</text:p>
          </table:table-cell>
          <table:table-cell office:value-type="float" office:value="0.258164" calcext:value-type="float">
            <text:p>0.258164</text:p>
          </table:table-cell>
          <table:table-cell/>
          <table:table-cell office:value-type="float" office:value="0.275939" calcext:value-type="float">
            <text:p>0.275939</text:p>
          </table:table-cell>
          <table:table-cell office:value-type="float" office:value="0.2523" calcext:value-type="float">
            <text:p>0.252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70696" calcext:value-type="float">
            <text:p>0.270696</text:p>
          </table:table-cell>
          <table:table-cell office:value-type="float" office:value="0.217731" calcext:value-type="float">
            <text:p>0.217731</text:p>
          </table:table-cell>
          <table:table-cell/>
          <table:table-cell office:value-type="float" office:value="0.246197" calcext:value-type="float">
            <text:p>0.246197</text:p>
          </table:table-cell>
          <table:table-cell office:value-type="float" office:value="0.262425" calcext:value-type="float">
            <text:p>0.262425</text:p>
          </table:table-cell>
          <table:table-cell/>
          <table:table-cell office:value-type="float" office:value="0.239329" calcext:value-type="float">
            <text:p>0.239329</text:p>
          </table:table-cell>
          <table:table-cell office:value-type="float" office:value="0.274312" calcext:value-type="float">
            <text:p>0.274312</text:p>
          </table:table-cell>
          <table:table-cell/>
          <table:table-cell office:value-type="float" office:value="0.222459" calcext:value-type="float">
            <text:p>0.222459</text:p>
          </table:table-cell>
          <table:table-cell office:value-type="float" office:value="0.26059" calcext:value-type="float">
            <text:p>0.26059</text:p>
          </table:table-cell>
          <table:table-cell/>
          <table:table-cell office:value-type="float" office:value="0.22824" calcext:value-type="float">
            <text:p>0.22824</text:p>
          </table:table-cell>
          <table:table-cell office:value-type="float" office:value="0.23143" calcext:value-type="float">
            <text:p>0.23143</text:p>
          </table:table-cell>
          <table:table-cell/>
          <table:table-cell office:value-type="float" office:value="0.27321" calcext:value-type="float">
            <text:p>0.27321</text:p>
          </table:table-cell>
          <table:table-cell office:value-type="float" office:value="0.307901" calcext:value-type="float">
            <text:p>0.3079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6356" calcext:value-type="float">
            <text:p>0.236356</text:p>
          </table:table-cell>
          <table:table-cell office:value-type="float" office:value="0.251178" calcext:value-type="float">
            <text:p>0.251178</text:p>
          </table:table-cell>
          <table:table-cell/>
          <table:table-cell office:value-type="float" office:value="0.267015" calcext:value-type="float">
            <text:p>0.267015</text:p>
          </table:table-cell>
          <table:table-cell office:value-type="float" office:value="0.27104" calcext:value-type="float">
            <text:p>0.27104</text:p>
          </table:table-cell>
          <table:table-cell/>
          <table:table-cell office:value-type="float" office:value="0.268166" calcext:value-type="float">
            <text:p>0.268166</text:p>
          </table:table-cell>
          <table:table-cell office:value-type="float" office:value="0.245733" calcext:value-type="float">
            <text:p>0.245733</text:p>
          </table:table-cell>
          <table:table-cell/>
          <table:table-cell office:value-type="float" office:value="0.25162" calcext:value-type="float">
            <text:p>0.25162</text:p>
          </table:table-cell>
          <table:table-cell office:value-type="float" office:value="0.327125" calcext:value-type="float">
            <text:p>0.327125</text:p>
          </table:table-cell>
          <table:table-cell/>
          <table:table-cell office:value-type="float" office:value="0.227492" calcext:value-type="float">
            <text:p>0.227492</text:p>
          </table:table-cell>
          <table:table-cell office:value-type="float" office:value="0.290997" calcext:value-type="float">
            <text:p>0.290997</text:p>
          </table:table-cell>
          <table:table-cell/>
          <table:table-cell office:value-type="float" office:value="0.282003" calcext:value-type="float">
            <text:p>0.282003</text:p>
          </table:table-cell>
          <table:table-cell office:value-type="float" office:value="0.305242" calcext:value-type="float">
            <text:p>0.30524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7171" calcext:value-type="float">
            <text:p>0.247171</text:p>
          </table:table-cell>
          <table:table-cell office:value-type="float" office:value="0.426844" calcext:value-type="float">
            <text:p>0.426844</text:p>
          </table:table-cell>
          <table:table-cell/>
          <table:table-cell office:value-type="float" office:value="0.261283" calcext:value-type="float">
            <text:p>0.261283</text:p>
          </table:table-cell>
          <table:table-cell office:value-type="float" office:value="0.231413" calcext:value-type="float">
            <text:p>0.231413</text:p>
          </table:table-cell>
          <table:table-cell/>
          <table:table-cell office:value-type="float" office:value="0.278921" calcext:value-type="float">
            <text:p>0.278921</text:p>
          </table:table-cell>
          <table:table-cell office:value-type="float" office:value="0.239685" calcext:value-type="float">
            <text:p>0.239685</text:p>
          </table:table-cell>
          <table:table-cell/>
          <table:table-cell office:value-type="float" office:value="0.246152" calcext:value-type="float">
            <text:p>0.246152</text:p>
          </table:table-cell>
          <table:table-cell office:value-type="float" office:value="0.501991" calcext:value-type="float">
            <text:p>0.501991</text:p>
          </table:table-cell>
          <table:table-cell/>
          <table:table-cell office:value-type="float" office:value="0.32057" calcext:value-type="float">
            <text:p>0.32057</text:p>
          </table:table-cell>
          <table:table-cell office:value-type="float" office:value="0.227652" calcext:value-type="float">
            <text:p>0.227652</text:p>
          </table:table-cell>
          <table:table-cell/>
          <table:table-cell office:value-type="float" office:value="0.243536" calcext:value-type="float">
            <text:p>0.243536</text:p>
          </table:table-cell>
          <table:table-cell office:value-type="float" office:value="0.322546" calcext:value-type="float">
            <text:p>0.32254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0003" calcext:value-type="float">
            <text:p>0.230003</text:p>
          </table:table-cell>
          <table:table-cell office:value-type="float" office:value="0.220186" calcext:value-type="float">
            <text:p>0.220186</text:p>
          </table:table-cell>
          <table:table-cell/>
          <table:table-cell office:value-type="float" office:value="0.344781" calcext:value-type="float">
            <text:p>0.344781</text:p>
          </table:table-cell>
          <table:table-cell office:value-type="float" office:value="0.252348" calcext:value-type="float">
            <text:p>0.252348</text:p>
          </table:table-cell>
          <table:table-cell/>
          <table:table-cell office:value-type="float" office:value="0.245692" calcext:value-type="float">
            <text:p>0.245692</text:p>
          </table:table-cell>
          <table:table-cell office:value-type="float" office:value="0.339287" calcext:value-type="float">
            <text:p>0.339287</text:p>
          </table:table-cell>
          <table:table-cell/>
          <table:table-cell office:value-type="float" office:value="0.258359" calcext:value-type="float">
            <text:p>0.258359</text:p>
          </table:table-cell>
          <table:table-cell office:value-type="float" office:value="0.27255" calcext:value-type="float">
            <text:p>0.27255</text:p>
          </table:table-cell>
          <table:table-cell/>
          <table:table-cell office:value-type="float" office:value="0.277294" calcext:value-type="float">
            <text:p>0.277294</text:p>
          </table:table-cell>
          <table:table-cell office:value-type="float" office:value="0.223963" calcext:value-type="float">
            <text:p>0.223963</text:p>
          </table:table-cell>
          <table:table-cell/>
          <table:table-cell office:value-type="float" office:value="0.332819" calcext:value-type="float">
            <text:p>0.332819</text:p>
          </table:table-cell>
          <table:table-cell office:value-type="float" office:value="0.333378" calcext:value-type="float">
            <text:p>0.33337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2834" calcext:value-type="float">
            <text:p>0.232834</text:p>
          </table:table-cell>
          <table:table-cell office:value-type="float" office:value="0.236678" calcext:value-type="float">
            <text:p>0.236678</text:p>
          </table:table-cell>
          <table:table-cell/>
          <table:table-cell office:value-type="float" office:value="0.367703" calcext:value-type="float">
            <text:p>0.367703</text:p>
          </table:table-cell>
          <table:table-cell office:value-type="float" office:value="0.233611" calcext:value-type="float">
            <text:p>0.233611</text:p>
          </table:table-cell>
          <table:table-cell/>
          <table:table-cell office:value-type="float" office:value="0.227149" calcext:value-type="float">
            <text:p>0.227149</text:p>
          </table:table-cell>
          <table:table-cell office:value-type="float" office:value="0.267698" calcext:value-type="float">
            <text:p>0.267698</text:p>
          </table:table-cell>
          <table:table-cell/>
          <table:table-cell office:value-type="float" office:value="0.252605" calcext:value-type="float">
            <text:p>0.252605</text:p>
          </table:table-cell>
          <table:table-cell office:value-type="float" office:value="0.232603" calcext:value-type="float">
            <text:p>0.232603</text:p>
          </table:table-cell>
          <table:table-cell/>
          <table:table-cell office:value-type="float" office:value="0.27194" calcext:value-type="float">
            <text:p>0.27194</text:p>
          </table:table-cell>
          <table:table-cell office:value-type="float" office:value="0.246385" calcext:value-type="float">
            <text:p>0.246385</text:p>
          </table:table-cell>
          <table:table-cell/>
          <table:table-cell office:value-type="float" office:value="0.252874" calcext:value-type="float">
            <text:p>0.252874</text:p>
          </table:table-cell>
          <table:table-cell office:value-type="float" office:value="0.248934" calcext:value-type="float">
            <text:p>0.24893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2962" calcext:value-type="float">
            <text:p>0.22962</text:p>
          </table:table-cell>
          <table:table-cell office:value-type="float" office:value="0.269948" calcext:value-type="float">
            <text:p>0.269948</text:p>
          </table:table-cell>
          <table:table-cell/>
          <table:table-cell office:value-type="float" office:value="0.249057" calcext:value-type="float">
            <text:p>0.249057</text:p>
          </table:table-cell>
          <table:table-cell office:value-type="float" office:value="0.231527" calcext:value-type="float">
            <text:p>0.231527</text:p>
          </table:table-cell>
          <table:table-cell/>
          <table:table-cell office:value-type="float" office:value="0.283979" calcext:value-type="float">
            <text:p>0.283979</text:p>
          </table:table-cell>
          <table:table-cell office:value-type="float" office:value="0.281574" calcext:value-type="float">
            <text:p>0.281574</text:p>
          </table:table-cell>
          <table:table-cell/>
          <table:table-cell office:value-type="float" office:value="0.256583" calcext:value-type="float">
            <text:p>0.256583</text:p>
          </table:table-cell>
          <table:table-cell office:value-type="float" office:value="0.227605" calcext:value-type="float">
            <text:p>0.227605</text:p>
          </table:table-cell>
          <table:table-cell/>
          <table:table-cell office:value-type="float" office:value="0.297968" calcext:value-type="float">
            <text:p>0.297968</text:p>
          </table:table-cell>
          <table:table-cell office:value-type="float" office:value="0.340415" calcext:value-type="float">
            <text:p>0.340415</text:p>
          </table:table-cell>
          <table:table-cell/>
          <table:table-cell office:value-type="float" office:value="0.277996" calcext:value-type="float">
            <text:p>0.277996</text:p>
          </table:table-cell>
          <table:table-cell office:value-type="float" office:value="0.260927" calcext:value-type="float">
            <text:p>0.26092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0776" calcext:value-type="float">
            <text:p>0.230776</text:p>
          </table:table-cell>
          <table:table-cell office:value-type="float" office:value="0.240033" calcext:value-type="float">
            <text:p>0.240033</text:p>
          </table:table-cell>
          <table:table-cell/>
          <table:table-cell office:value-type="float" office:value="0.252531" calcext:value-type="float">
            <text:p>0.252531</text:p>
          </table:table-cell>
          <table:table-cell office:value-type="float" office:value="0.277766" calcext:value-type="float">
            <text:p>0.277766</text:p>
          </table:table-cell>
          <table:table-cell/>
          <table:table-cell office:value-type="float" office:value="0.250517" calcext:value-type="float">
            <text:p>0.250517</text:p>
          </table:table-cell>
          <table:table-cell office:value-type="float" office:value="0.275121" calcext:value-type="float">
            <text:p>0.275121</text:p>
          </table:table-cell>
          <table:table-cell/>
          <table:table-cell office:value-type="float" office:value="0.236197" calcext:value-type="float">
            <text:p>0.236197</text:p>
          </table:table-cell>
          <table:table-cell office:value-type="float" office:value="0.255181" calcext:value-type="float">
            <text:p>0.255181</text:p>
          </table:table-cell>
          <table:table-cell/>
          <table:table-cell office:value-type="float" office:value="0.221454" calcext:value-type="float">
            <text:p>0.221454</text:p>
          </table:table-cell>
          <table:table-cell office:value-type="float" office:value="0.237783" calcext:value-type="float">
            <text:p>0.237783</text:p>
          </table:table-cell>
          <table:table-cell/>
          <table:table-cell office:value-type="float" office:value="0.2892" calcext:value-type="float">
            <text:p>0.2892</text:p>
          </table:table-cell>
          <table:table-cell office:value-type="float" office:value="0.293242" calcext:value-type="float">
            <text:p>0.29324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95283" calcext:value-type="float">
            <text:p>0.295283</text:p>
          </table:table-cell>
          <table:table-cell office:value-type="float" office:value="0.218448" calcext:value-type="float">
            <text:p>0.218448</text:p>
          </table:table-cell>
          <table:table-cell/>
          <table:table-cell office:value-type="float" office:value="0.251677" calcext:value-type="float">
            <text:p>0.251677</text:p>
          </table:table-cell>
          <table:table-cell office:value-type="float" office:value="0.217497" calcext:value-type="float">
            <text:p>0.217497</text:p>
          </table:table-cell>
          <table:table-cell/>
          <table:table-cell office:value-type="float" office:value="0.235402" calcext:value-type="float">
            <text:p>0.235402</text:p>
          </table:table-cell>
          <table:table-cell office:value-type="float" office:value="0.270309" calcext:value-type="float">
            <text:p>0.270309</text:p>
          </table:table-cell>
          <table:table-cell/>
          <table:table-cell office:value-type="float" office:value="0.484196" calcext:value-type="float">
            <text:p>0.484196</text:p>
          </table:table-cell>
          <table:table-cell office:value-type="float" office:value="0.256652" calcext:value-type="float">
            <text:p>0.256652</text:p>
          </table:table-cell>
          <table:table-cell/>
          <table:table-cell office:value-type="float" office:value="0.274482" calcext:value-type="float">
            <text:p>0.274482</text:p>
          </table:table-cell>
          <table:table-cell office:value-type="float" office:value="0.271989" calcext:value-type="float">
            <text:p>0.271989</text:p>
          </table:table-cell>
          <table:table-cell/>
          <table:table-cell office:value-type="float" office:value="0.282345" calcext:value-type="float">
            <text:p>0.282345</text:p>
          </table:table-cell>
          <table:table-cell office:value-type="float" office:value="0.23247" calcext:value-type="float">
            <text:p>0.2324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2493" calcext:value-type="float">
            <text:p>0.242493</text:p>
          </table:table-cell>
          <table:table-cell office:value-type="float" office:value="0.396273" calcext:value-type="float">
            <text:p>0.396273</text:p>
          </table:table-cell>
          <table:table-cell/>
          <table:table-cell office:value-type="float" office:value="0.294288" calcext:value-type="float">
            <text:p>0.294288</text:p>
          </table:table-cell>
          <table:table-cell office:value-type="float" office:value="0.254207" calcext:value-type="float">
            <text:p>0.254207</text:p>
          </table:table-cell>
          <table:table-cell/>
          <table:table-cell office:value-type="float" office:value="0.280039" calcext:value-type="float">
            <text:p>0.280039</text:p>
          </table:table-cell>
          <table:table-cell office:value-type="float" office:value="0.217592" calcext:value-type="float">
            <text:p>0.217592</text:p>
          </table:table-cell>
          <table:table-cell/>
          <table:table-cell office:value-type="float" office:value="0.264625" calcext:value-type="float">
            <text:p>0.264625</text:p>
          </table:table-cell>
          <table:table-cell office:value-type="float" office:value="0.310193" calcext:value-type="float">
            <text:p>0.310193</text:p>
          </table:table-cell>
          <table:table-cell/>
          <table:table-cell office:value-type="float" office:value="0.354433" calcext:value-type="float">
            <text:p>0.354433</text:p>
          </table:table-cell>
          <table:table-cell office:value-type="float" office:value="0.35393" calcext:value-type="float">
            <text:p>0.35393</text:p>
          </table:table-cell>
          <table:table-cell/>
          <table:table-cell office:value-type="float" office:value="0.248412" calcext:value-type="float">
            <text:p>0.248412</text:p>
          </table:table-cell>
          <table:table-cell office:value-type="float" office:value="0.243814" calcext:value-type="float">
            <text:p>0.24381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70654" calcext:value-type="float">
            <text:p>0.270654</text:p>
          </table:table-cell>
          <table:table-cell office:value-type="float" office:value="0.268179" calcext:value-type="float">
            <text:p>0.268179</text:p>
          </table:table-cell>
          <table:table-cell/>
          <table:table-cell office:value-type="float" office:value="0.309336" calcext:value-type="float">
            <text:p>0.309336</text:p>
          </table:table-cell>
          <table:table-cell office:value-type="float" office:value="0.267094" calcext:value-type="float">
            <text:p>0.267094</text:p>
          </table:table-cell>
          <table:table-cell/>
          <table:table-cell office:value-type="float" office:value="0.258153" calcext:value-type="float">
            <text:p>0.258153</text:p>
          </table:table-cell>
          <table:table-cell office:value-type="float" office:value="0.301126" calcext:value-type="float">
            <text:p>0.301126</text:p>
          </table:table-cell>
          <table:table-cell/>
          <table:table-cell office:value-type="float" office:value="0.396003" calcext:value-type="float">
            <text:p>0.396003</text:p>
          </table:table-cell>
          <table:table-cell office:value-type="float" office:value="0.310815" calcext:value-type="float">
            <text:p>0.310815</text:p>
          </table:table-cell>
          <table:table-cell/>
          <table:table-cell office:value-type="float" office:value="0.289583" calcext:value-type="float">
            <text:p>0.289583</text:p>
          </table:table-cell>
          <table:table-cell office:value-type="float" office:value="0.294492" calcext:value-type="float">
            <text:p>0.294492</text:p>
          </table:table-cell>
          <table:table-cell/>
          <table:table-cell office:value-type="float" office:value="0.253473" calcext:value-type="float">
            <text:p>0.253473</text:p>
          </table:table-cell>
          <table:table-cell office:value-type="float" office:value="0.320414" calcext:value-type="float">
            <text:p>0.32041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9678" calcext:value-type="float">
            <text:p>0.259678</text:p>
          </table:table-cell>
          <table:table-cell office:value-type="float" office:value="0.262338" calcext:value-type="float">
            <text:p>0.262338</text:p>
          </table:table-cell>
          <table:table-cell/>
          <table:table-cell office:value-type="float" office:value="0.231565" calcext:value-type="float">
            <text:p>0.231565</text:p>
          </table:table-cell>
          <table:table-cell office:value-type="float" office:value="0.251353" calcext:value-type="float">
            <text:p>0.251353</text:p>
          </table:table-cell>
          <table:table-cell/>
          <table:table-cell office:value-type="float" office:value="0.298738" calcext:value-type="float">
            <text:p>0.298738</text:p>
          </table:table-cell>
          <table:table-cell office:value-type="float" office:value="0.236656" calcext:value-type="float">
            <text:p>0.236656</text:p>
          </table:table-cell>
          <table:table-cell/>
          <table:table-cell office:value-type="float" office:value="0.236786" calcext:value-type="float">
            <text:p>0.236786</text:p>
          </table:table-cell>
          <table:table-cell office:value-type="float" office:value="0.270318" calcext:value-type="float">
            <text:p>0.270318</text:p>
          </table:table-cell>
          <table:table-cell/>
          <table:table-cell office:value-type="float" office:value="0.270481" calcext:value-type="float">
            <text:p>0.270481</text:p>
          </table:table-cell>
          <table:table-cell office:value-type="float" office:value="0.239089" calcext:value-type="float">
            <text:p>0.239089</text:p>
          </table:table-cell>
          <table:table-cell/>
          <table:table-cell office:value-type="float" office:value="0.269311" calcext:value-type="float">
            <text:p>0.269311</text:p>
          </table:table-cell>
          <table:table-cell office:value-type="float" office:value="0.256733" calcext:value-type="float">
            <text:p>0.25673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5094" calcext:value-type="float">
            <text:p>0.265094</text:p>
          </table:table-cell>
          <table:table-cell office:value-type="float" office:value="0.254103" calcext:value-type="float">
            <text:p>0.254103</text:p>
          </table:table-cell>
          <table:table-cell/>
          <table:table-cell office:value-type="float" office:value="0.240319" calcext:value-type="float">
            <text:p>0.240319</text:p>
          </table:table-cell>
          <table:table-cell office:value-type="float" office:value="0.267818" calcext:value-type="float">
            <text:p>0.267818</text:p>
          </table:table-cell>
          <table:table-cell/>
          <table:table-cell office:value-type="float" office:value="0.320174" calcext:value-type="float">
            <text:p>0.320174</text:p>
          </table:table-cell>
          <table:table-cell office:value-type="float" office:value="0.257791" calcext:value-type="float">
            <text:p>0.257791</text:p>
          </table:table-cell>
          <table:table-cell/>
          <table:table-cell office:value-type="float" office:value="0.282405" calcext:value-type="float">
            <text:p>0.282405</text:p>
          </table:table-cell>
          <table:table-cell office:value-type="float" office:value="0.268385" calcext:value-type="float">
            <text:p>0.268385</text:p>
          </table:table-cell>
          <table:table-cell/>
          <table:table-cell office:value-type="float" office:value="0.262723" calcext:value-type="float">
            <text:p>0.262723</text:p>
          </table:table-cell>
          <table:table-cell office:value-type="float" office:value="0.225043" calcext:value-type="float">
            <text:p>0.225043</text:p>
          </table:table-cell>
          <table:table-cell/>
          <table:table-cell office:value-type="float" office:value="0.235429" calcext:value-type="float">
            <text:p>0.235429</text:p>
          </table:table-cell>
          <table:table-cell office:value-type="float" office:value="0.290235" calcext:value-type="float">
            <text:p>0.29023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34997" calcext:value-type="float">
            <text:p>0.334997</text:p>
          </table:table-cell>
          <table:table-cell office:value-type="float" office:value="0.230715" calcext:value-type="float">
            <text:p>0.230715</text:p>
          </table:table-cell>
          <table:table-cell/>
          <table:table-cell office:value-type="float" office:value="0.268445" calcext:value-type="float">
            <text:p>0.268445</text:p>
          </table:table-cell>
          <table:table-cell office:value-type="float" office:value="0.226923" calcext:value-type="float">
            <text:p>0.226923</text:p>
          </table:table-cell>
          <table:table-cell/>
          <table:table-cell office:value-type="float" office:value="0.267935" calcext:value-type="float">
            <text:p>0.267935</text:p>
          </table:table-cell>
          <table:table-cell office:value-type="float" office:value="0.251575" calcext:value-type="float">
            <text:p>0.251575</text:p>
          </table:table-cell>
          <table:table-cell/>
          <table:table-cell office:value-type="float" office:value="0.371817" calcext:value-type="float">
            <text:p>0.371817</text:p>
          </table:table-cell>
          <table:table-cell office:value-type="float" office:value="0.275621" calcext:value-type="float">
            <text:p>0.275621</text:p>
          </table:table-cell>
          <table:table-cell/>
          <table:table-cell office:value-type="float" office:value="0.224275" calcext:value-type="float">
            <text:p>0.224275</text:p>
          </table:table-cell>
          <table:table-cell office:value-type="float" office:value="0.231558" calcext:value-type="float">
            <text:p>0.231558</text:p>
          </table:table-cell>
          <table:table-cell/>
          <table:table-cell office:value-type="float" office:value="0.275056" calcext:value-type="float">
            <text:p>0.275056</text:p>
          </table:table-cell>
          <table:table-cell office:value-type="float" office:value="0.27835" calcext:value-type="float">
            <text:p>0.2783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6352" calcext:value-type="float">
            <text:p>0.266352</text:p>
          </table:table-cell>
          <table:table-cell office:value-type="float" office:value="0.32337" calcext:value-type="float">
            <text:p>0.32337</text:p>
          </table:table-cell>
          <table:table-cell/>
          <table:table-cell office:value-type="float" office:value="1.070986" calcext:value-type="float">
            <text:p>1.070986</text:p>
          </table:table-cell>
          <table:table-cell office:value-type="float" office:value="0.24404" calcext:value-type="float">
            <text:p>0.24404</text:p>
          </table:table-cell>
          <table:table-cell/>
          <table:table-cell office:value-type="float" office:value="0.255826" calcext:value-type="float">
            <text:p>0.255826</text:p>
          </table:table-cell>
          <table:table-cell office:value-type="float" office:value="0.233303" calcext:value-type="float">
            <text:p>0.233303</text:p>
          </table:table-cell>
          <table:table-cell/>
          <table:table-cell office:value-type="float" office:value="0.436286" calcext:value-type="float">
            <text:p>0.436286</text:p>
          </table:table-cell>
          <table:table-cell office:value-type="float" office:value="0.249202" calcext:value-type="float">
            <text:p>0.249202</text:p>
          </table:table-cell>
          <table:table-cell/>
          <table:table-cell office:value-type="float" office:value="0.257283" calcext:value-type="float">
            <text:p>0.257283</text:p>
          </table:table-cell>
          <table:table-cell office:value-type="float" office:value="0.265545" calcext:value-type="float">
            <text:p>0.265545</text:p>
          </table:table-cell>
          <table:table-cell/>
          <table:table-cell office:value-type="float" office:value="0.256412" calcext:value-type="float">
            <text:p>0.256412</text:p>
          </table:table-cell>
          <table:table-cell office:value-type="float" office:value="0.243101" calcext:value-type="float">
            <text:p>0.2431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2036" calcext:value-type="float">
            <text:p>0.262036</text:p>
          </table:table-cell>
          <table:table-cell office:value-type="float" office:value="0.251799" calcext:value-type="float">
            <text:p>0.251799</text:p>
          </table:table-cell>
          <table:table-cell/>
          <table:table-cell office:value-type="float" office:value="0.244027" calcext:value-type="float">
            <text:p>0.244027</text:p>
          </table:table-cell>
          <table:table-cell office:value-type="float" office:value="0.220182" calcext:value-type="float">
            <text:p>0.220182</text:p>
          </table:table-cell>
          <table:table-cell/>
          <table:table-cell office:value-type="float" office:value="0.373828" calcext:value-type="float">
            <text:p>0.373828</text:p>
          </table:table-cell>
          <table:table-cell office:value-type="float" office:value="0.23667" calcext:value-type="float">
            <text:p>0.23667</text:p>
          </table:table-cell>
          <table:table-cell/>
          <table:table-cell office:value-type="float" office:value="0.291454" calcext:value-type="float">
            <text:p>0.291454</text:p>
          </table:table-cell>
          <table:table-cell office:value-type="float" office:value="0.338588" calcext:value-type="float">
            <text:p>0.338588</text:p>
          </table:table-cell>
          <table:table-cell/>
          <table:table-cell office:value-type="float" office:value="0.295814" calcext:value-type="float">
            <text:p>0.295814</text:p>
          </table:table-cell>
          <table:table-cell office:value-type="float" office:value="0.255883" calcext:value-type="float">
            <text:p>0.255883</text:p>
          </table:table-cell>
          <table:table-cell/>
          <table:table-cell office:value-type="float" office:value="0.465043" calcext:value-type="float">
            <text:p>0.465043</text:p>
          </table:table-cell>
          <table:table-cell office:value-type="float" office:value="0.232288" calcext:value-type="float">
            <text:p>0.23228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65776" calcext:value-type="float">
            <text:p>0.265776</text:p>
          </table:table-cell>
          <table:table-cell office:value-type="float" office:value="0.376652" calcext:value-type="float">
            <text:p>0.376652</text:p>
          </table:table-cell>
          <table:table-cell/>
          <table:table-cell office:value-type="float" office:value="0.240039" calcext:value-type="float">
            <text:p>0.240039</text:p>
          </table:table-cell>
          <table:table-cell office:value-type="float" office:value="0.263153" calcext:value-type="float">
            <text:p>0.263153</text:p>
          </table:table-cell>
          <table:table-cell/>
          <table:table-cell office:value-type="float" office:value="0.266406" calcext:value-type="float">
            <text:p>0.266406</text:p>
          </table:table-cell>
          <table:table-cell office:value-type="float" office:value="0.28041" calcext:value-type="float">
            <text:p>0.28041</text:p>
          </table:table-cell>
          <table:table-cell/>
          <table:table-cell office:value-type="float" office:value="0.281709" calcext:value-type="float">
            <text:p>0.281709</text:p>
          </table:table-cell>
          <table:table-cell office:value-type="float" office:value="0.280426" calcext:value-type="float">
            <text:p>0.280426</text:p>
          </table:table-cell>
          <table:table-cell/>
          <table:table-cell office:value-type="float" office:value="0.270065" calcext:value-type="float">
            <text:p>0.270065</text:p>
          </table:table-cell>
          <table:table-cell office:value-type="float" office:value="0.23359" calcext:value-type="float">
            <text:p>0.23359</text:p>
          </table:table-cell>
          <table:table-cell/>
          <table:table-cell office:value-type="float" office:value="0.249376" calcext:value-type="float">
            <text:p>0.249376</text:p>
          </table:table-cell>
          <table:table-cell office:value-type="float" office:value="0.257526" calcext:value-type="float">
            <text:p>0.25752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43615" calcext:value-type="float">
            <text:p>0.343615</text:p>
          </table:table-cell>
          <table:table-cell office:value-type="float" office:value="0.295526" calcext:value-type="float">
            <text:p>0.295526</text:p>
          </table:table-cell>
          <table:table-cell/>
          <table:table-cell office:value-type="float" office:value="0.274384" calcext:value-type="float">
            <text:p>0.274384</text:p>
          </table:table-cell>
          <table:table-cell office:value-type="float" office:value="0.231974" calcext:value-type="float">
            <text:p>0.231974</text:p>
          </table:table-cell>
          <table:table-cell/>
          <table:table-cell office:value-type="float" office:value="0.306494" calcext:value-type="float">
            <text:p>0.306494</text:p>
          </table:table-cell>
          <table:table-cell office:value-type="float" office:value="0.311369" calcext:value-type="float">
            <text:p>0.311369</text:p>
          </table:table-cell>
          <table:table-cell/>
          <table:table-cell office:value-type="float" office:value="0.256698" calcext:value-type="float">
            <text:p>0.256698</text:p>
          </table:table-cell>
          <table:table-cell office:value-type="float" office:value="0.2456" calcext:value-type="float">
            <text:p>0.2456</text:p>
          </table:table-cell>
          <table:table-cell/>
          <table:table-cell office:value-type="float" office:value="0.337474" calcext:value-type="float">
            <text:p>0.337474</text:p>
          </table:table-cell>
          <table:table-cell office:value-type="float" office:value="0.247186" calcext:value-type="float">
            <text:p>0.247186</text:p>
          </table:table-cell>
          <table:table-cell/>
          <table:table-cell office:value-type="float" office:value="0.351683" calcext:value-type="float">
            <text:p>0.351683</text:p>
          </table:table-cell>
          <table:table-cell office:value-type="float" office:value="0.245116" calcext:value-type="float">
            <text:p>0.24511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18652" calcext:value-type="float">
            <text:p>0.318652</text:p>
          </table:table-cell>
          <table:table-cell office:value-type="float" office:value="0.279485" calcext:value-type="float">
            <text:p>0.279485</text:p>
          </table:table-cell>
          <table:table-cell/>
          <table:table-cell office:value-type="float" office:value="0.331612" calcext:value-type="float">
            <text:p>0.331612</text:p>
          </table:table-cell>
          <table:table-cell office:value-type="float" office:value="0.254821" calcext:value-type="float">
            <text:p>0.254821</text:p>
          </table:table-cell>
          <table:table-cell/>
          <table:table-cell office:value-type="float" office:value="0.304406" calcext:value-type="float">
            <text:p>0.304406</text:p>
          </table:table-cell>
          <table:table-cell office:value-type="float" office:value="0.234157" calcext:value-type="float">
            <text:p>0.234157</text:p>
          </table:table-cell>
          <table:table-cell/>
          <table:table-cell office:value-type="float" office:value="0.8308" calcext:value-type="float">
            <text:p>0.8308</text:p>
          </table:table-cell>
          <table:table-cell office:value-type="float" office:value="0.281376" calcext:value-type="float">
            <text:p>0.281376</text:p>
          </table:table-cell>
          <table:table-cell/>
          <table:table-cell office:value-type="float" office:value="0.353832" calcext:value-type="float">
            <text:p>0.353832</text:p>
          </table:table-cell>
          <table:table-cell office:value-type="float" office:value="0.276988" calcext:value-type="float">
            <text:p>0.276988</text:p>
          </table:table-cell>
          <table:table-cell/>
          <table:table-cell office:value-type="float" office:value="0.265947" calcext:value-type="float">
            <text:p>0.265947</text:p>
          </table:table-cell>
          <table:table-cell office:value-type="float" office:value="0.23585" calcext:value-type="float">
            <text:p>0.2358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652" calcext:value-type="float">
            <text:p>0.24652</text:p>
          </table:table-cell>
          <table:table-cell office:value-type="float" office:value="0.269646" calcext:value-type="float">
            <text:p>0.269646</text:p>
          </table:table-cell>
          <table:table-cell/>
          <table:table-cell office:value-type="float" office:value="0.238083" calcext:value-type="float">
            <text:p>0.238083</text:p>
          </table:table-cell>
          <table:table-cell office:value-type="float" office:value="0.245268" calcext:value-type="float">
            <text:p>0.245268</text:p>
          </table:table-cell>
          <table:table-cell/>
          <table:table-cell office:value-type="float" office:value="0.262995" calcext:value-type="float">
            <text:p>0.262995</text:p>
          </table:table-cell>
          <table:table-cell office:value-type="float" office:value="0.338465" calcext:value-type="float">
            <text:p>0.338465</text:p>
          </table:table-cell>
          <table:table-cell/>
          <table:table-cell office:value-type="float" office:value="0.294127" calcext:value-type="float">
            <text:p>0.294127</text:p>
          </table:table-cell>
          <table:table-cell office:value-type="float" office:value="0.277637" calcext:value-type="float">
            <text:p>0.277637</text:p>
          </table:table-cell>
          <table:table-cell/>
          <table:table-cell office:value-type="float" office:value="0.240748" calcext:value-type="float">
            <text:p>0.240748</text:p>
          </table:table-cell>
          <table:table-cell office:value-type="float" office:value="0.244521" calcext:value-type="float">
            <text:p>0.244521</text:p>
          </table:table-cell>
          <table:table-cell/>
          <table:table-cell office:value-type="float" office:value="0.238472" calcext:value-type="float">
            <text:p>0.238472</text:p>
          </table:table-cell>
          <table:table-cell office:value-type="float" office:value="0.301384" calcext:value-type="float">
            <text:p>0.30138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5099" calcext:value-type="float">
            <text:p>0.235099</text:p>
          </table:table-cell>
          <table:table-cell office:value-type="float" office:value="0.367663" calcext:value-type="float">
            <text:p>0.367663</text:p>
          </table:table-cell>
          <table:table-cell/>
          <table:table-cell office:value-type="float" office:value="0.307019" calcext:value-type="float">
            <text:p>0.307019</text:p>
          </table:table-cell>
          <table:table-cell office:value-type="float" office:value="0.221363" calcext:value-type="float">
            <text:p>0.221363</text:p>
          </table:table-cell>
          <table:table-cell/>
          <table:table-cell office:value-type="float" office:value="0.233355" calcext:value-type="float">
            <text:p>0.233355</text:p>
          </table:table-cell>
          <table:table-cell office:value-type="float" office:value="0.272075" calcext:value-type="float">
            <text:p>0.272075</text:p>
          </table:table-cell>
          <table:table-cell/>
          <table:table-cell office:value-type="float" office:value="0.24065" calcext:value-type="float">
            <text:p>0.24065</text:p>
          </table:table-cell>
          <table:table-cell office:value-type="float" office:value="0.251674" calcext:value-type="float">
            <text:p>0.251674</text:p>
          </table:table-cell>
          <table:table-cell/>
          <table:table-cell office:value-type="float" office:value="0.272647" calcext:value-type="float">
            <text:p>0.272647</text:p>
          </table:table-cell>
          <table:table-cell office:value-type="float" office:value="0.256805" calcext:value-type="float">
            <text:p>0.256805</text:p>
          </table:table-cell>
          <table:table-cell/>
          <table:table-cell office:value-type="float" office:value="0.26849" calcext:value-type="float">
            <text:p>0.26849</text:p>
          </table:table-cell>
          <table:table-cell office:value-type="float" office:value="0.241889" calcext:value-type="float">
            <text:p>0.2418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19856" calcext:value-type="float">
            <text:p>0.319856</text:p>
          </table:table-cell>
          <table:table-cell office:value-type="float" office:value="0.216642" calcext:value-type="float">
            <text:p>0.216642</text:p>
          </table:table-cell>
          <table:table-cell/>
          <table:table-cell office:value-type="float" office:value="0.257701" calcext:value-type="float">
            <text:p>0.257701</text:p>
          </table:table-cell>
          <table:table-cell office:value-type="float" office:value="0.244923" calcext:value-type="float">
            <text:p>0.244923</text:p>
          </table:table-cell>
          <table:table-cell/>
          <table:table-cell office:value-type="float" office:value="0.249084" calcext:value-type="float">
            <text:p>0.249084</text:p>
          </table:table-cell>
          <table:table-cell office:value-type="float" office:value="0.284972" calcext:value-type="float">
            <text:p>0.284972</text:p>
          </table:table-cell>
          <table:table-cell/>
          <table:table-cell office:value-type="float" office:value="0.282533" calcext:value-type="float">
            <text:p>0.282533</text:p>
          </table:table-cell>
          <table:table-cell office:value-type="float" office:value="0.268656" calcext:value-type="float">
            <text:p>0.268656</text:p>
          </table:table-cell>
          <table:table-cell/>
          <table:table-cell office:value-type="float" office:value="0.240333" calcext:value-type="float">
            <text:p>0.240333</text:p>
          </table:table-cell>
          <table:table-cell office:value-type="float" office:value="0.260151" calcext:value-type="float">
            <text:p>0.260151</text:p>
          </table:table-cell>
          <table:table-cell/>
          <table:table-cell office:value-type="float" office:value="0.254234" calcext:value-type="float">
            <text:p>0.254234</text:p>
          </table:table-cell>
          <table:table-cell office:value-type="float" office:value="0.225378" calcext:value-type="float">
            <text:p>0.22537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78356" calcext:value-type="float">
            <text:p>0.278356</text:p>
          </table:table-cell>
          <table:table-cell office:value-type="float" office:value="0.269178" calcext:value-type="float">
            <text:p>0.269178</text:p>
          </table:table-cell>
          <table:table-cell/>
          <table:table-cell office:value-type="float" office:value="0.257522" calcext:value-type="float">
            <text:p>0.257522</text:p>
          </table:table-cell>
          <table:table-cell office:value-type="float" office:value="0.317038" calcext:value-type="float">
            <text:p>0.317038</text:p>
          </table:table-cell>
          <table:table-cell/>
          <table:table-cell office:value-type="float" office:value="0.346677" calcext:value-type="float">
            <text:p>0.346677</text:p>
          </table:table-cell>
          <table:table-cell office:value-type="float" office:value="0.248942" calcext:value-type="float">
            <text:p>0.248942</text:p>
          </table:table-cell>
          <table:table-cell/>
          <table:table-cell office:value-type="float" office:value="0.231763" calcext:value-type="float">
            <text:p>0.231763</text:p>
          </table:table-cell>
          <table:table-cell office:value-type="float" office:value="0.257637" calcext:value-type="float">
            <text:p>0.257637</text:p>
          </table:table-cell>
          <table:table-cell/>
          <table:table-cell office:value-type="float" office:value="0.245215" calcext:value-type="float">
            <text:p>0.245215</text:p>
          </table:table-cell>
          <table:table-cell office:value-type="float" office:value="0.23403" calcext:value-type="float">
            <text:p>0.23403</text:p>
          </table:table-cell>
          <table:table-cell/>
          <table:table-cell office:value-type="float" office:value="0.323963" calcext:value-type="float">
            <text:p>0.323963</text:p>
          </table:table-cell>
          <table:table-cell office:value-type="float" office:value="0.243281" calcext:value-type="float">
            <text:p>0.24328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11031" calcext:value-type="float">
            <text:p>0.311031</text:p>
          </table:table-cell>
          <table:table-cell office:value-type="float" office:value="0.260053" calcext:value-type="float">
            <text:p>0.260053</text:p>
          </table:table-cell>
          <table:table-cell/>
          <table:table-cell office:value-type="float" office:value="0.23099" calcext:value-type="float">
            <text:p>0.23099</text:p>
          </table:table-cell>
          <table:table-cell office:value-type="float" office:value="0.226671" calcext:value-type="float">
            <text:p>0.226671</text:p>
          </table:table-cell>
          <table:table-cell/>
          <table:table-cell office:value-type="float" office:value="0.286076" calcext:value-type="float">
            <text:p>0.286076</text:p>
          </table:table-cell>
          <table:table-cell office:value-type="float" office:value="0.241991" calcext:value-type="float">
            <text:p>0.241991</text:p>
          </table:table-cell>
          <table:table-cell/>
          <table:table-cell office:value-type="float" office:value="0.258522" calcext:value-type="float">
            <text:p>0.258522</text:p>
          </table:table-cell>
          <table:table-cell office:value-type="float" office:value="0.335853" calcext:value-type="float">
            <text:p>0.335853</text:p>
          </table:table-cell>
          <table:table-cell/>
          <table:table-cell office:value-type="float" office:value="0.250868" calcext:value-type="float">
            <text:p>0.250868</text:p>
          </table:table-cell>
          <table:table-cell office:value-type="float" office:value="0.229631" calcext:value-type="float">
            <text:p>0.229631</text:p>
          </table:table-cell>
          <table:table-cell/>
          <table:table-cell office:value-type="float" office:value="0.238583" calcext:value-type="float">
            <text:p>0.238583</text:p>
          </table:table-cell>
          <table:table-cell office:value-type="float" office:value="0.242196" calcext:value-type="float">
            <text:p>0.2421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37357" calcext:value-type="float">
            <text:p>0.337357</text:p>
          </table:table-cell>
          <table:table-cell office:value-type="float" office:value="0.229092" calcext:value-type="float">
            <text:p>0.229092</text:p>
          </table:table-cell>
          <table:table-cell/>
          <table:table-cell office:value-type="float" office:value="0.315607" calcext:value-type="float">
            <text:p>0.315607</text:p>
          </table:table-cell>
          <table:table-cell office:value-type="float" office:value="0.218143" calcext:value-type="float">
            <text:p>0.218143</text:p>
          </table:table-cell>
          <table:table-cell/>
          <table:table-cell office:value-type="float" office:value="0.336901" calcext:value-type="float">
            <text:p>0.336901</text:p>
          </table:table-cell>
          <table:table-cell office:value-type="float" office:value="0.257344" calcext:value-type="float">
            <text:p>0.257344</text:p>
          </table:table-cell>
          <table:table-cell/>
          <table:table-cell office:value-type="float" office:value="0.27298" calcext:value-type="float">
            <text:p>0.27298</text:p>
          </table:table-cell>
          <table:table-cell office:value-type="float" office:value="0.326526" calcext:value-type="float">
            <text:p>0.326526</text:p>
          </table:table-cell>
          <table:table-cell/>
          <table:table-cell office:value-type="float" office:value="0.289524" calcext:value-type="float">
            <text:p>0.289524</text:p>
          </table:table-cell>
          <table:table-cell office:value-type="float" office:value="0.228663" calcext:value-type="float">
            <text:p>0.228663</text:p>
          </table:table-cell>
          <table:table-cell/>
          <table:table-cell office:value-type="float" office:value="0.287916" calcext:value-type="float">
            <text:p>0.287916</text:p>
          </table:table-cell>
          <table:table-cell office:value-type="float" office:value="0.252309" calcext:value-type="float">
            <text:p>0.25230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4874" calcext:value-type="float">
            <text:p>0.254874</text:p>
          </table:table-cell>
          <table:table-cell office:value-type="float" office:value="0.217472" calcext:value-type="float">
            <text:p>0.217472</text:p>
          </table:table-cell>
          <table:table-cell/>
          <table:table-cell office:value-type="float" office:value="0.251715" calcext:value-type="float">
            <text:p>0.251715</text:p>
          </table:table-cell>
          <table:table-cell office:value-type="float" office:value="0.271165" calcext:value-type="float">
            <text:p>0.271165</text:p>
          </table:table-cell>
          <table:table-cell/>
          <table:table-cell office:value-type="float" office:value="0.227337" calcext:value-type="float">
            <text:p>0.227337</text:p>
          </table:table-cell>
          <table:table-cell office:value-type="float" office:value="0.285931" calcext:value-type="float">
            <text:p>0.285931</text:p>
          </table:table-cell>
          <table:table-cell/>
          <table:table-cell office:value-type="float" office:value="0.252034" calcext:value-type="float">
            <text:p>0.252034</text:p>
          </table:table-cell>
          <table:table-cell office:value-type="float" office:value="0.320647" calcext:value-type="float">
            <text:p>0.320647</text:p>
          </table:table-cell>
          <table:table-cell/>
          <table:table-cell office:value-type="float" office:value="0.224764" calcext:value-type="float">
            <text:p>0.224764</text:p>
          </table:table-cell>
          <table:table-cell office:value-type="float" office:value="0.254176" calcext:value-type="float">
            <text:p>0.254176</text:p>
          </table:table-cell>
          <table:table-cell/>
          <table:table-cell office:value-type="float" office:value="0.255658" calcext:value-type="float">
            <text:p>0.255658</text:p>
          </table:table-cell>
          <table:table-cell office:value-type="float" office:value="0.225924" calcext:value-type="float">
            <text:p>0.22592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32361" calcext:value-type="float">
            <text:p>0.232361</text:p>
          </table:table-cell>
          <table:table-cell office:value-type="float" office:value="0.220597" calcext:value-type="float">
            <text:p>0.220597</text:p>
          </table:table-cell>
          <table:table-cell/>
          <table:table-cell office:value-type="float" office:value="0.255044" calcext:value-type="float">
            <text:p>0.255044</text:p>
          </table:table-cell>
          <table:table-cell office:value-type="float" office:value="0.22048" calcext:value-type="float">
            <text:p>0.22048</text:p>
          </table:table-cell>
          <table:table-cell/>
          <table:table-cell office:value-type="float" office:value="0.288235" calcext:value-type="float">
            <text:p>0.288235</text:p>
          </table:table-cell>
          <table:table-cell office:value-type="float" office:value="0.24679" calcext:value-type="float">
            <text:p>0.24679</text:p>
          </table:table-cell>
          <table:table-cell/>
          <table:table-cell office:value-type="float" office:value="0.2471" calcext:value-type="float">
            <text:p>0.2471</text:p>
          </table:table-cell>
          <table:table-cell office:value-type="float" office:value="0.298167" calcext:value-type="float">
            <text:p>0.298167</text:p>
          </table:table-cell>
          <table:table-cell/>
          <table:table-cell office:value-type="float" office:value="0.327198" calcext:value-type="float">
            <text:p>0.327198</text:p>
          </table:table-cell>
          <table:table-cell office:value-type="float" office:value="0.24521" calcext:value-type="float">
            <text:p>0.24521</text:p>
          </table:table-cell>
          <table:table-cell/>
          <table:table-cell office:value-type="float" office:value="0.247548" calcext:value-type="float">
            <text:p>0.247548</text:p>
          </table:table-cell>
          <table:table-cell office:value-type="float" office:value="0.225373" calcext:value-type="float">
            <text:p>0.22537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40174" calcext:value-type="float">
            <text:p>0.240174</text:p>
          </table:table-cell>
          <table:table-cell office:value-type="float" office:value="0.301851" calcext:value-type="float">
            <text:p>0.301851</text:p>
          </table:table-cell>
          <table:table-cell/>
          <table:table-cell office:value-type="float" office:value="0.236828" calcext:value-type="float">
            <text:p>0.236828</text:p>
          </table:table-cell>
          <table:table-cell office:value-type="float" office:value="0.277446" calcext:value-type="float">
            <text:p>0.277446</text:p>
          </table:table-cell>
          <table:table-cell/>
          <table:table-cell office:value-type="float" office:value="0.257741" calcext:value-type="float">
            <text:p>0.257741</text:p>
          </table:table-cell>
          <table:table-cell office:value-type="float" office:value="0.27704" calcext:value-type="float">
            <text:p>0.27704</text:p>
          </table:table-cell>
          <table:table-cell/>
          <table:table-cell office:value-type="float" office:value="0.257917" calcext:value-type="float">
            <text:p>0.257917</text:p>
          </table:table-cell>
          <table:table-cell office:value-type="float" office:value="0.27676" calcext:value-type="float">
            <text:p>0.27676</text:p>
          </table:table-cell>
          <table:table-cell/>
          <table:table-cell office:value-type="float" office:value="0.229867" calcext:value-type="float">
            <text:p>0.229867</text:p>
          </table:table-cell>
          <table:table-cell office:value-type="float" office:value="0.283652" calcext:value-type="float">
            <text:p>0.283652</text:p>
          </table:table-cell>
          <table:table-cell/>
          <table:table-cell office:value-type="float" office:value="0.275939" calcext:value-type="float">
            <text:p>0.275939</text:p>
          </table:table-cell>
          <table:table-cell office:value-type="float" office:value="0.27743" calcext:value-type="float">
            <text:p>0.2774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306423" calcext:value-type="float">
            <text:p>0.306423</text:p>
          </table:table-cell>
          <table:table-cell office:value-type="float" office:value="0.410214" calcext:value-type="float">
            <text:p>0.410214</text:p>
          </table:table-cell>
          <table:table-cell/>
          <table:table-cell office:value-type="float" office:value="0.257678" calcext:value-type="float">
            <text:p>0.257678</text:p>
          </table:table-cell>
          <table:table-cell office:value-type="float" office:value="0.229185" calcext:value-type="float">
            <text:p>0.229185</text:p>
          </table:table-cell>
          <table:table-cell/>
          <table:table-cell office:value-type="float" office:value="0.256109" calcext:value-type="float">
            <text:p>0.256109</text:p>
          </table:table-cell>
          <table:table-cell office:value-type="float" office:value="0.321221" calcext:value-type="float">
            <text:p>0.321221</text:p>
          </table:table-cell>
          <table:table-cell/>
          <table:table-cell office:value-type="float" office:value="0.243179" calcext:value-type="float">
            <text:p>0.243179</text:p>
          </table:table-cell>
          <table:table-cell office:value-type="float" office:value="0.302425" calcext:value-type="float">
            <text:p>0.302425</text:p>
          </table:table-cell>
          <table:table-cell/>
          <table:table-cell office:value-type="float" office:value="0.280022" calcext:value-type="float">
            <text:p>0.280022</text:p>
          </table:table-cell>
          <table:table-cell office:value-type="float" office:value="0.244174" calcext:value-type="float">
            <text:p>0.244174</text:p>
          </table:table-cell>
          <table:table-cell/>
          <table:table-cell office:value-type="float" office:value="0.253183" calcext:value-type="float">
            <text:p>0.253183</text:p>
          </table:table-cell>
          <table:table-cell office:value-type="float" office:value="0.233316" calcext:value-type="float">
            <text:p>0.23331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6543" calcext:value-type="float">
            <text:p>0.256543</text:p>
          </table:table-cell>
          <table:table-cell office:value-type="float" office:value="0.258732" calcext:value-type="float">
            <text:p>0.258732</text:p>
          </table:table-cell>
          <table:table-cell/>
          <table:table-cell office:value-type="float" office:value="0.297226" calcext:value-type="float">
            <text:p>0.297226</text:p>
          </table:table-cell>
          <table:table-cell office:value-type="float" office:value="0.230633" calcext:value-type="float">
            <text:p>0.230633</text:p>
          </table:table-cell>
          <table:table-cell/>
          <table:table-cell office:value-type="float" office:value="0.302844" calcext:value-type="float">
            <text:p>0.302844</text:p>
          </table:table-cell>
          <table:table-cell office:value-type="float" office:value="0.245653" calcext:value-type="float">
            <text:p>0.245653</text:p>
          </table:table-cell>
          <table:table-cell/>
          <table:table-cell office:value-type="float" office:value="0.257167" calcext:value-type="float">
            <text:p>0.257167</text:p>
          </table:table-cell>
          <table:table-cell office:value-type="float" office:value="0.311371" calcext:value-type="float">
            <text:p>0.311371</text:p>
          </table:table-cell>
          <table:table-cell/>
          <table:table-cell office:value-type="float" office:value="0.265001" calcext:value-type="float">
            <text:p>0.265001</text:p>
          </table:table-cell>
          <table:table-cell office:value-type="float" office:value="0.245842" calcext:value-type="float">
            <text:p>0.245842</text:p>
          </table:table-cell>
          <table:table-cell/>
          <table:table-cell office:value-type="float" office:value="0.325821" calcext:value-type="float">
            <text:p>0.325821</text:p>
          </table:table-cell>
          <table:table-cell office:value-type="float" office:value="0.260082" calcext:value-type="float">
            <text:p>0.26008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.252939" calcext:value-type="float">
            <text:p>0.252939</text:p>
          </table:table-cell>
          <table:table-cell office:value-type="float" office:value="0.294689" calcext:value-type="float">
            <text:p>0.294689</text:p>
          </table:table-cell>
          <table:table-cell/>
          <table:table-cell office:value-type="float" office:value="0.356624" calcext:value-type="float">
            <text:p>0.356624</text:p>
          </table:table-cell>
          <table:table-cell office:value-type="float" office:value="0.266239" calcext:value-type="float">
            <text:p>0.266239</text:p>
          </table:table-cell>
          <table:table-cell/>
          <table:table-cell office:value-type="float" office:value="0.255644" calcext:value-type="float">
            <text:p>0.255644</text:p>
          </table:table-cell>
          <table:table-cell office:value-type="float" office:value="0.29717" calcext:value-type="float">
            <text:p>0.29717</text:p>
          </table:table-cell>
          <table:table-cell/>
          <table:table-cell office:value-type="float" office:value="0.256597" calcext:value-type="float">
            <text:p>0.256597</text:p>
          </table:table-cell>
          <table:table-cell office:value-type="float" office:value="0.254261" calcext:value-type="float">
            <text:p>0.254261</text:p>
          </table:table-cell>
          <table:table-cell/>
          <table:table-cell office:value-type="float" office:value="0.264034" calcext:value-type="float">
            <text:p>0.264034</text:p>
          </table:table-cell>
          <table:table-cell office:value-type="float" office:value="0.24898" calcext:value-type="float">
            <text:p>0.24898</text:p>
          </table:table-cell>
          <table:table-cell/>
          <table:table-cell office:value-type="float" office:value="0.264727" calcext:value-type="float">
            <text:p>0.264727</text:p>
          </table:table-cell>
          <table:table-cell office:value-type="float" office:value="0.247001" calcext:value-type="float">
            <text:p>0.24700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87409" calcext:value-type="float">
            <text:p>0.287409</text:p>
          </table:table-cell>
          <table:table-cell/>
          <table:table-cell office:value-type="float" office:value="0.249218" calcext:value-type="float">
            <text:p>0.249218</text:p>
          </table:table-cell>
          <table:table-cell office:value-type="float" office:value="0.223933" calcext:value-type="float">
            <text:p>0.223933</text:p>
          </table:table-cell>
          <table:table-cell/>
          <table:table-cell office:value-type="float" office:value="0.227494" calcext:value-type="float">
            <text:p>0.227494</text:p>
          </table:table-cell>
          <table:table-cell office:value-type="float" office:value="0.305773" calcext:value-type="float">
            <text:p>0.305773</text:p>
          </table:table-cell>
          <table:table-cell/>
          <table:table-cell office:value-type="float" office:value="0.243601" calcext:value-type="float">
            <text:p>0.243601</text:p>
          </table:table-cell>
          <table:table-cell office:value-type="float" office:value="0.252812" calcext:value-type="float">
            <text:p>0.252812</text:p>
          </table:table-cell>
          <table:table-cell/>
          <table:table-cell office:value-type="float" office:value="0.291957" calcext:value-type="float">
            <text:p>0.291957</text:p>
          </table:table-cell>
          <table:table-cell office:value-type="float" office:value="0.232122" calcext:value-type="float">
            <text:p>0.232122</text:p>
          </table:table-cell>
          <table:table-cell/>
          <table:table-cell office:value-type="float" office:value="0.265943" calcext:value-type="float">
            <text:p>0.265943</text:p>
          </table:table-cell>
          <table:table-cell office:value-type="float" office:value="0.282808" calcext:value-type="float">
            <text:p>0.282808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82513" calcext:value-type="float">
            <text:p>0.282513</text:p>
          </table:table-cell>
          <table:table-cell/>
          <table:table-cell office:value-type="float" office:value="0.271511" calcext:value-type="float">
            <text:p>0.271511</text:p>
          </table:table-cell>
          <table:table-cell office:value-type="float" office:value="0.254574" calcext:value-type="float">
            <text:p>0.254574</text:p>
          </table:table-cell>
          <table:table-cell/>
          <table:table-cell office:value-type="float" office:value="0.221778" calcext:value-type="float">
            <text:p>0.221778</text:p>
          </table:table-cell>
          <table:table-cell office:value-type="float" office:value="0.235089" calcext:value-type="float">
            <text:p>0.235089</text:p>
          </table:table-cell>
          <table:table-cell/>
          <table:table-cell office:value-type="float" office:value="0.248377" calcext:value-type="float">
            <text:p>0.248377</text:p>
          </table:table-cell>
          <table:table-cell office:value-type="float" office:value="0.306644" calcext:value-type="float">
            <text:p>0.306644</text:p>
          </table:table-cell>
          <table:table-cell/>
          <table:table-cell office:value-type="float" office:value="0.233172" calcext:value-type="float">
            <text:p>0.233172</text:p>
          </table:table-cell>
          <table:table-cell office:value-type="float" office:value="0.685142" calcext:value-type="float">
            <text:p>0.685142</text:p>
          </table:table-cell>
          <table:table-cell/>
          <table:table-cell office:value-type="float" office:value="0.269447" calcext:value-type="float">
            <text:p>0.269447</text:p>
          </table:table-cell>
          <table:table-cell office:value-type="float" office:value="0.253552" calcext:value-type="float">
            <text:p>0.253552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40058" calcext:value-type="float">
            <text:p>0.240058</text:p>
          </table:table-cell>
          <table:table-cell/>
          <table:table-cell office:value-type="float" office:value="0.289346" calcext:value-type="float">
            <text:p>0.289346</text:p>
          </table:table-cell>
          <table:table-cell office:value-type="float" office:value="0.237819" calcext:value-type="float">
            <text:p>0.237819</text:p>
          </table:table-cell>
          <table:table-cell/>
          <table:table-cell office:value-type="float" office:value="0.246165" calcext:value-type="float">
            <text:p>0.246165</text:p>
          </table:table-cell>
          <table:table-cell office:value-type="float" office:value="0.240209" calcext:value-type="float">
            <text:p>0.240209</text:p>
          </table:table-cell>
          <table:table-cell/>
          <table:table-cell office:value-type="float" office:value="0.255888" calcext:value-type="float">
            <text:p>0.255888</text:p>
          </table:table-cell>
          <table:table-cell office:value-type="float" office:value="0.275883" calcext:value-type="float">
            <text:p>0.275883</text:p>
          </table:table-cell>
          <table:table-cell/>
          <table:table-cell office:value-type="float" office:value="0.230778" calcext:value-type="float">
            <text:p>0.230778</text:p>
          </table:table-cell>
          <table:table-cell office:value-type="float" office:value="0.6505" calcext:value-type="float">
            <text:p>0.6505</text:p>
          </table:table-cell>
          <table:table-cell/>
          <table:table-cell office:value-type="float" office:value="0.317491" calcext:value-type="float">
            <text:p>0.317491</text:p>
          </table:table-cell>
          <table:table-cell office:value-type="float" office:value="0.252079" calcext:value-type="float">
            <text:p>0.252079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57446" calcext:value-type="float">
            <text:p>0.257446</text:p>
          </table:table-cell>
          <table:table-cell/>
          <table:table-cell office:value-type="float" office:value="0.230508" calcext:value-type="float">
            <text:p>0.230508</text:p>
          </table:table-cell>
          <table:table-cell office:value-type="float" office:value="0.285229" calcext:value-type="float">
            <text:p>0.285229</text:p>
          </table:table-cell>
          <table:table-cell/>
          <table:table-cell office:value-type="float" office:value="0.227284" calcext:value-type="float">
            <text:p>0.227284</text:p>
          </table:table-cell>
          <table:table-cell office:value-type="float" office:value="0.242528" calcext:value-type="float">
            <text:p>0.242528</text:p>
          </table:table-cell>
          <table:table-cell/>
          <table:table-cell office:value-type="float" office:value="0.34331" calcext:value-type="float">
            <text:p>0.34331</text:p>
          </table:table-cell>
          <table:table-cell office:value-type="float" office:value="0.284274" calcext:value-type="float">
            <text:p>0.284274</text:p>
          </table:table-cell>
          <table:table-cell/>
          <table:table-cell office:value-type="float" office:value="0.294195" calcext:value-type="float">
            <text:p>0.294195</text:p>
          </table:table-cell>
          <table:table-cell office:value-type="float" office:value="0.256514" calcext:value-type="float">
            <text:p>0.256514</text:p>
          </table:table-cell>
          <table:table-cell/>
          <table:table-cell office:value-type="float" office:value="0.299497" calcext:value-type="float">
            <text:p>0.299497</text:p>
          </table:table-cell>
          <table:table-cell office:value-type="float" office:value="0.253548" calcext:value-type="float">
            <text:p>0.253548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40257" calcext:value-type="float">
            <text:p>0.240257</text:p>
          </table:table-cell>
          <table:table-cell/>
          <table:table-cell office:value-type="float" office:value="0.426219" calcext:value-type="float">
            <text:p>0.426219</text:p>
          </table:table-cell>
          <table:table-cell office:value-type="float" office:value="0.228724" calcext:value-type="float">
            <text:p>0.228724</text:p>
          </table:table-cell>
          <table:table-cell/>
          <table:table-cell office:value-type="float" office:value="0.265794" calcext:value-type="float">
            <text:p>0.265794</text:p>
          </table:table-cell>
          <table:table-cell office:value-type="float" office:value="0.256968" calcext:value-type="float">
            <text:p>0.256968</text:p>
          </table:table-cell>
          <table:table-cell/>
          <table:table-cell office:value-type="float" office:value="0.272428" calcext:value-type="float">
            <text:p>0.272428</text:p>
          </table:table-cell>
          <table:table-cell office:value-type="float" office:value="0.268756" calcext:value-type="float">
            <text:p>0.268756</text:p>
          </table:table-cell>
          <table:table-cell/>
          <table:table-cell office:value-type="float" office:value="0.267392" calcext:value-type="float">
            <text:p>0.267392</text:p>
          </table:table-cell>
          <table:table-cell office:value-type="float" office:value="0.260196" calcext:value-type="float">
            <text:p>0.260196</text:p>
          </table:table-cell>
          <table:table-cell/>
          <table:table-cell office:value-type="float" office:value="0.248302" calcext:value-type="float">
            <text:p>0.248302</text:p>
          </table:table-cell>
          <table:table-cell office:value-type="float" office:value="0.232021" calcext:value-type="float">
            <text:p>0.2320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19289" calcext:value-type="float">
            <text:p>0.219289</text:p>
          </table:table-cell>
          <table:table-cell/>
          <table:table-cell office:value-type="float" office:value="0.264688" calcext:value-type="float">
            <text:p>0.264688</text:p>
          </table:table-cell>
          <table:table-cell office:value-type="float" office:value="0.259848" calcext:value-type="float">
            <text:p>0.259848</text:p>
          </table:table-cell>
          <table:table-cell/>
          <table:table-cell office:value-type="float" office:value="0.241691" calcext:value-type="float">
            <text:p>0.241691</text:p>
          </table:table-cell>
          <table:table-cell office:value-type="float" office:value="0.262982" calcext:value-type="float">
            <text:p>0.262982</text:p>
          </table:table-cell>
          <table:table-cell/>
          <table:table-cell office:value-type="float" office:value="0.29884" calcext:value-type="float">
            <text:p>0.29884</text:p>
          </table:table-cell>
          <table:table-cell office:value-type="float" office:value="0.252709" calcext:value-type="float">
            <text:p>0.252709</text:p>
          </table:table-cell>
          <table:table-cell/>
          <table:table-cell office:value-type="float" office:value="0.251608" calcext:value-type="float">
            <text:p>0.251608</text:p>
          </table:table-cell>
          <table:table-cell office:value-type="float" office:value="0.285552" calcext:value-type="float">
            <text:p>0.285552</text:p>
          </table:table-cell>
          <table:table-cell/>
          <table:table-cell office:value-type="float" office:value="0.315556" calcext:value-type="float">
            <text:p>0.315556</text:p>
          </table:table-cell>
          <table:table-cell office:value-type="float" office:value="0.233835" calcext:value-type="float">
            <text:p>0.23383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37596" calcext:value-type="float">
            <text:p>0.237596</text:p>
          </table:table-cell>
          <table:table-cell/>
          <table:table-cell office:value-type="float" office:value="0.22805" calcext:value-type="float">
            <text:p>0.22805</text:p>
          </table:table-cell>
          <table:table-cell office:value-type="float" office:value="0.251126" calcext:value-type="float">
            <text:p>0.251126</text:p>
          </table:table-cell>
          <table:table-cell/>
          <table:table-cell office:value-type="float" office:value="0.256119" calcext:value-type="float">
            <text:p>0.256119</text:p>
          </table:table-cell>
          <table:table-cell office:value-type="float" office:value="0.293467" calcext:value-type="float">
            <text:p>0.293467</text:p>
          </table:table-cell>
          <table:table-cell/>
          <table:table-cell office:value-type="float" office:value="0.283692" calcext:value-type="float">
            <text:p>0.283692</text:p>
          </table:table-cell>
          <table:table-cell office:value-type="float" office:value="0.289459" calcext:value-type="float">
            <text:p>0.289459</text:p>
          </table:table-cell>
          <table:table-cell/>
          <table:table-cell office:value-type="float" office:value="0.302994" calcext:value-type="float">
            <text:p>0.302994</text:p>
          </table:table-cell>
          <table:table-cell office:value-type="float" office:value="0.256747" calcext:value-type="float">
            <text:p>0.256747</text:p>
          </table:table-cell>
          <table:table-cell/>
          <table:table-cell office:value-type="float" office:value="0.261643" calcext:value-type="float">
            <text:p>0.261643</text:p>
          </table:table-cell>
          <table:table-cell office:value-type="float" office:value="0.23412" calcext:value-type="float">
            <text:p>0.23412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67581" calcext:value-type="float">
            <text:p>0.267581</text:p>
          </table:table-cell>
          <table:table-cell/>
          <table:table-cell office:value-type="float" office:value="0.265056" calcext:value-type="float">
            <text:p>0.265056</text:p>
          </table:table-cell>
          <table:table-cell office:value-type="float" office:value="0.241037" calcext:value-type="float">
            <text:p>0.241037</text:p>
          </table:table-cell>
          <table:table-cell/>
          <table:table-cell office:value-type="float" office:value="0.223506" calcext:value-type="float">
            <text:p>0.223506</text:p>
          </table:table-cell>
          <table:table-cell office:value-type="float" office:value="0.242797" calcext:value-type="float">
            <text:p>0.242797</text:p>
          </table:table-cell>
          <table:table-cell/>
          <table:table-cell office:value-type="float" office:value="0.232913" calcext:value-type="float">
            <text:p>0.232913</text:p>
          </table:table-cell>
          <table:table-cell office:value-type="float" office:value="0.258562" calcext:value-type="float">
            <text:p>0.258562</text:p>
          </table:table-cell>
          <table:table-cell/>
          <table:table-cell office:value-type="float" office:value="0.324602" calcext:value-type="float">
            <text:p>0.324602</text:p>
          </table:table-cell>
          <table:table-cell office:value-type="float" office:value="0.223868" calcext:value-type="float">
            <text:p>0.223868</text:p>
          </table:table-cell>
          <table:table-cell/>
          <table:table-cell office:value-type="float" office:value="0.243723" calcext:value-type="float">
            <text:p>0.243723</text:p>
          </table:table-cell>
          <table:table-cell office:value-type="float" office:value="0.226945" calcext:value-type="float">
            <text:p>0.22694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50808" calcext:value-type="float">
            <text:p>0.250808</text:p>
          </table:table-cell>
          <table:table-cell/>
          <table:table-cell office:value-type="float" office:value="0.242785" calcext:value-type="float">
            <text:p>0.242785</text:p>
          </table:table-cell>
          <table:table-cell office:value-type="float" office:value="0.277983" calcext:value-type="float">
            <text:p>0.277983</text:p>
          </table:table-cell>
          <table:table-cell/>
          <table:table-cell office:value-type="float" office:value="0.298571" calcext:value-type="float">
            <text:p>0.298571</text:p>
          </table:table-cell>
          <table:table-cell office:value-type="float" office:value="0.239159" calcext:value-type="float">
            <text:p>0.239159</text:p>
          </table:table-cell>
          <table:table-cell table:number-columns-repeated="2"/>
          <table:table-cell office:value-type="float" office:value="0.302594" calcext:value-type="float">
            <text:p>0.302594</text:p>
          </table:table-cell>
          <table:table-cell/>
          <table:table-cell office:value-type="float" office:value="0.329048" calcext:value-type="float">
            <text:p>0.329048</text:p>
          </table:table-cell>
          <table:table-cell office:value-type="float" office:value="0.249294" calcext:value-type="float">
            <text:p>0.249294</text:p>
          </table:table-cell>
          <table:table-cell/>
          <table:table-cell office:value-type="float" office:value="0.363882" calcext:value-type="float">
            <text:p>0.363882</text:p>
          </table:table-cell>
          <table:table-cell office:value-type="float" office:value="0.296905" calcext:value-type="float">
            <text:p>0.29690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15371" calcext:value-type="float">
            <text:p>0.215371</text:p>
          </table:table-cell>
          <table:table-cell/>
          <table:table-cell office:value-type="float" office:value="0.259737" calcext:value-type="float">
            <text:p>0.259737</text:p>
          </table:table-cell>
          <table:table-cell office:value-type="float" office:value="0.28082" calcext:value-type="float">
            <text:p>0.28082</text:p>
          </table:table-cell>
          <table:table-cell/>
          <table:table-cell office:value-type="float" office:value="0.236019" calcext:value-type="float">
            <text:p>0.236019</text:p>
          </table:table-cell>
          <table:table-cell office:value-type="float" office:value="0.396089" calcext:value-type="float">
            <text:p>0.396089</text:p>
          </table:table-cell>
          <table:table-cell table:number-columns-repeated="2"/>
          <table:table-cell office:value-type="float" office:value="0.302476" calcext:value-type="float">
            <text:p>0.302476</text:p>
          </table:table-cell>
          <table:table-cell/>
          <table:table-cell office:value-type="float" office:value="0.337428" calcext:value-type="float">
            <text:p>0.337428</text:p>
          </table:table-cell>
          <table:table-cell office:value-type="float" office:value="0.235479" calcext:value-type="float">
            <text:p>0.235479</text:p>
          </table:table-cell>
          <table:table-cell/>
          <table:table-cell office:value-type="float" office:value="0.236581" calcext:value-type="float">
            <text:p>0.236581</text:p>
          </table:table-cell>
          <table:table-cell office:value-type="float" office:value="0.2632" calcext:value-type="float">
            <text:p>0.2632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65748" calcext:value-type="float">
            <text:p>0.265748</text:p>
          </table:table-cell>
          <table:table-cell/>
          <table:table-cell office:value-type="float" office:value="0.240954" calcext:value-type="float">
            <text:p>0.240954</text:p>
          </table:table-cell>
          <table:table-cell office:value-type="float" office:value="0.239416" calcext:value-type="float">
            <text:p>0.239416</text:p>
          </table:table-cell>
          <table:table-cell/>
          <table:table-cell office:value-type="float" office:value="0.380134" calcext:value-type="float">
            <text:p>0.380134</text:p>
          </table:table-cell>
          <table:table-cell office:value-type="float" office:value="0.267358" calcext:value-type="float">
            <text:p>0.267358</text:p>
          </table:table-cell>
          <table:table-cell table:number-columns-repeated="2"/>
          <table:table-cell office:value-type="float" office:value="0.287364" calcext:value-type="float">
            <text:p>0.287364</text:p>
          </table:table-cell>
          <table:table-cell/>
          <table:table-cell office:value-type="float" office:value="0.25078" calcext:value-type="float">
            <text:p>0.25078</text:p>
          </table:table-cell>
          <table:table-cell office:value-type="float" office:value="0.238324" calcext:value-type="float">
            <text:p>0.238324</text:p>
          </table:table-cell>
          <table:table-cell/>
          <table:table-cell office:value-type="float" office:value="0.247977" calcext:value-type="float">
            <text:p>0.247977</text:p>
          </table:table-cell>
          <table:table-cell office:value-type="float" office:value="0.222246" calcext:value-type="float">
            <text:p>0.222246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49433" calcext:value-type="float">
            <text:p>0.249433</text:p>
          </table:table-cell>
          <table:table-cell/>
          <table:table-cell office:value-type="float" office:value="0.246337" calcext:value-type="float">
            <text:p>0.246337</text:p>
          </table:table-cell>
          <table:table-cell office:value-type="float" office:value="0.258017" calcext:value-type="float">
            <text:p>0.258017</text:p>
          </table:table-cell>
          <table:table-cell/>
          <table:table-cell office:value-type="float" office:value="0.256303" calcext:value-type="float">
            <text:p>0.256303</text:p>
          </table:table-cell>
          <table:table-cell office:value-type="float" office:value="0.303673" calcext:value-type="float">
            <text:p>0.303673</text:p>
          </table:table-cell>
          <table:table-cell table:number-columns-repeated="2"/>
          <table:table-cell office:value-type="float" office:value="0.339291" calcext:value-type="float">
            <text:p>0.339291</text:p>
          </table:table-cell>
          <table:table-cell/>
          <table:table-cell office:value-type="float" office:value="0.241846" calcext:value-type="float">
            <text:p>0.241846</text:p>
          </table:table-cell>
          <table:table-cell office:value-type="float" office:value="0.235811" calcext:value-type="float">
            <text:p>0.235811</text:p>
          </table:table-cell>
          <table:table-cell/>
          <table:table-cell office:value-type="float" office:value="0.263919" calcext:value-type="float">
            <text:p>0.263919</text:p>
          </table:table-cell>
          <table:table-cell office:value-type="float" office:value="0.272365" calcext:value-type="float">
            <text:p>0.27236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232503" calcext:value-type="float">
            <text:p>0.232503</text:p>
          </table:table-cell>
          <table:table-cell/>
          <table:table-cell office:value-type="float" office:value="0.333045" calcext:value-type="float">
            <text:p>0.333045</text:p>
          </table:table-cell>
          <table:table-cell office:value-type="float" office:value="0.262886" calcext:value-type="float">
            <text:p>0.262886</text:p>
          </table:table-cell>
          <table:table-cell/>
          <table:table-cell office:value-type="float" office:value="0.250481" calcext:value-type="float">
            <text:p>0.250481</text:p>
          </table:table-cell>
          <table:table-cell office:value-type="float" office:value="0.259586" calcext:value-type="float">
            <text:p>0.259586</text:p>
          </table:table-cell>
          <table:table-cell table:number-columns-repeated="2"/>
          <table:table-cell office:value-type="float" office:value="0.313691" calcext:value-type="float">
            <text:p>0.313691</text:p>
          </table:table-cell>
          <table:table-cell table:number-columns-repeated="2"/>
          <table:table-cell office:value-type="float" office:value="0.2559" calcext:value-type="float">
            <text:p>0.2559</text:p>
          </table:table-cell>
          <table:table-cell table:number-columns-repeated="2"/>
          <table:table-cell office:value-type="float" office:value="0.270006" calcext:value-type="float">
            <text:p>0.270006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322079" calcext:value-type="float">
            <text:p>0.322079</text:p>
          </table:table-cell>
          <table:table-cell/>
          <table:table-cell office:value-type="float" office:value="0.239077" calcext:value-type="float">
            <text:p>0.239077</text:p>
          </table:table-cell>
          <table:table-cell office:value-type="float" office:value="0.217191" calcext:value-type="float">
            <text:p>0.217191</text:p>
          </table:table-cell>
          <table:table-cell/>
          <table:table-cell office:value-type="float" office:value="0.292474" calcext:value-type="float">
            <text:p>0.292474</text:p>
          </table:table-cell>
          <table:table-cell office:value-type="float" office:value="0.279332" calcext:value-type="float">
            <text:p>0.279332</text:p>
          </table:table-cell>
          <table:table-cell table:number-columns-repeated="2"/>
          <table:table-cell office:value-type="float" office:value="0.255113" calcext:value-type="float">
            <text:p>0.255113</text:p>
          </table:table-cell>
          <table:table-cell table:number-columns-repeated="5"/>
          <table:table-cell office:value-type="float" office:value="0.244686" calcext:value-type="float">
            <text:p>0.244686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31844" calcext:value-type="float">
            <text:p>0.31844</text:p>
          </table:table-cell>
          <table:table-cell/>
          <table:table-cell office:value-type="float" office:value="0.293604" calcext:value-type="float">
            <text:p>0.293604</text:p>
          </table:table-cell>
          <table:table-cell office:value-type="float" office:value="0.229212" calcext:value-type="float">
            <text:p>0.229212</text:p>
          </table:table-cell>
          <table:table-cell/>
          <table:table-cell office:value-type="float" office:value="0.413386" calcext:value-type="float">
            <text:p>0.413386</text:p>
          </table:table-cell>
          <table:table-cell office:value-type="float" office:value="0.289494" calcext:value-type="float">
            <text:p>0.289494</text:p>
          </table:table-cell>
          <table:table-cell table:number-columns-repeated="8"/>
          <table:table-cell office:value-type="float" office:value="0.283389" calcext:value-type="float">
            <text:p>0.283389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0.370973" calcext:value-type="float">
            <text:p>0.370973</text:p>
          </table:table-cell>
          <table:table-cell/>
          <table:table-cell office:value-type="float" office:value="0.429832" calcext:value-type="float">
            <text:p>0.429832</text:p>
          </table:table-cell>
          <table:table-cell office:value-type="float" office:value="0.279866" calcext:value-type="float">
            <text:p>0.279866</text:p>
          </table:table-cell>
          <table:table-cell/>
          <table:table-cell office:value-type="float" office:value="0.346917" calcext:value-type="float">
            <text:p>0.346917</text:p>
          </table:table-cell>
          <table:table-cell table:number-columns-repeated="9"/>
          <table:table-cell office:value-type="float" office:value="0.29596" calcext:value-type="float">
            <text:p>0.29596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float" office:value="0.242746" calcext:value-type="float">
            <text:p>0.242746</text:p>
          </table:table-cell>
          <table:table-cell office:value-type="float" office:value="0.231532" calcext:value-type="float">
            <text:p>0.231532</text:p>
          </table:table-cell>
          <table:table-cell/>
          <table:table-cell office:value-type="float" office:value="0.240808" calcext:value-type="float">
            <text:p>0.240808</text:p>
          </table:table-cell>
          <table:table-cell table:number-columns-repeated="9"/>
          <table:table-cell office:value-type="float" office:value="0.247581" calcext:value-type="float">
            <text:p>0.247581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float" office:value="0.333924" calcext:value-type="float">
            <text:p>0.333924</text:p>
          </table:table-cell>
          <table:table-cell office:value-type="float" office:value="0.229637" calcext:value-type="float">
            <text:p>0.229637</text:p>
          </table:table-cell>
          <table:table-cell/>
          <table:table-cell office:value-type="float" office:value="0.239171" calcext:value-type="float">
            <text:p>0.239171</text:p>
          </table:table-cell>
          <table:table-cell table:number-columns-repeated="9"/>
          <table:table-cell office:value-type="float" office:value="0.223331" calcext:value-type="float">
            <text:p>0.223331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float" office:value="0.267337" calcext:value-type="float">
            <text:p>0.267337</text:p>
          </table:table-cell>
          <table:table-cell office:value-type="float" office:value="0.243042" calcext:value-type="float">
            <text:p>0.243042</text:p>
          </table:table-cell>
          <table:table-cell/>
          <table:table-cell office:value-type="float" office:value="0.322409" calcext:value-type="float">
            <text:p>0.322409</text:p>
          </table:table-cell>
          <table:table-cell table:number-columns-repeated="9"/>
          <table:table-cell office:value-type="float" office:value="0.258925" calcext:value-type="float">
            <text:p>0.258925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0.234748" calcext:value-type="float">
            <text:p>0.234748</text:p>
          </table:table-cell>
          <table:table-cell/>
          <table:table-cell office:value-type="float" office:value="0.282687" calcext:value-type="float">
            <text:p>0.282687</text:p>
          </table:table-cell>
          <table:table-cell table:number-columns-repeated="9"/>
          <table:table-cell office:value-type="float" office:value="0.245158" calcext:value-type="float">
            <text:p>0.245158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0.234583" calcext:value-type="float">
            <text:p>0.234583</text:p>
          </table:table-cell>
          <table:table-cell table:number-columns-repeated="11"/>
          <table:table-cell office:value-type="float" office:value="0.235289" calcext:value-type="float">
            <text:p>0.23528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8695" calcext:value-type="float">
            <text:p>0.22869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3394" calcext:value-type="float">
            <text:p>0.253394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37915" calcext:value-type="float">
            <text:p>0.33791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42756" calcext:value-type="float">
            <text:p>0.24275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3596" calcext:value-type="float">
            <text:p>0.25359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6002" calcext:value-type="float">
            <text:p>0.25600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1979" calcext:value-type="float">
            <text:p>0.26197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0915" calcext:value-type="float">
            <text:p>0.23091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2623" calcext:value-type="float">
            <text:p>0.252623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34538" calcext:value-type="float">
            <text:p>0.33453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49711" calcext:value-type="float">
            <text:p>0.24971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5322" calcext:value-type="float">
            <text:p>0.23532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5947" calcext:value-type="float">
            <text:p>0.225947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1158" calcext:value-type="float">
            <text:p>0.26115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19016" calcext:value-type="float">
            <text:p>0.21901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3354" calcext:value-type="float">
            <text:p>0.253354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72519" calcext:value-type="float">
            <text:p>0.27251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4333" calcext:value-type="float">
            <text:p>0.264333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53666" calcext:value-type="float">
            <text:p>0.35366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3045" calcext:value-type="float">
            <text:p>0.25304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084" calcext:value-type="float">
            <text:p>0.3084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2849" calcext:value-type="float">
            <text:p>0.25284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3574" calcext:value-type="float">
            <text:p>0.223574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175" calcext:value-type="float">
            <text:p>0.2617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7648" calcext:value-type="float">
            <text:p>0.23764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7081" calcext:value-type="float">
            <text:p>0.26708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8948" calcext:value-type="float">
            <text:p>0.22894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71536" calcext:value-type="float">
            <text:p>0.27153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0009" calcext:value-type="float">
            <text:p>0.25000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02378" calcext:value-type="float">
            <text:p>0.30237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2555" calcext:value-type="float">
            <text:p>0.25255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457" calcext:value-type="float">
            <text:p>0.22457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12892" calcext:value-type="float">
            <text:p>0.31289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4885" calcext:value-type="float">
            <text:p>0.23488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0312" calcext:value-type="float">
            <text:p>0.23031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6992" calcext:value-type="float">
            <text:p>0.26699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5908" calcext:value-type="float">
            <text:p>0.26590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48845" calcext:value-type="float">
            <text:p>0.24884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19356" calcext:value-type="float">
            <text:p>0.21935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41721" calcext:value-type="float">
            <text:p>0.24172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0416" calcext:value-type="float">
            <text:p>0.26041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77743" calcext:value-type="float">
            <text:p>0.277743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0738" calcext:value-type="float">
            <text:p>0.23073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1995" calcext:value-type="float">
            <text:p>0.23199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3443" calcext:value-type="float">
            <text:p>0.253443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8655" calcext:value-type="float">
            <text:p>0.22865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40401" calcext:value-type="float">
            <text:p>0.24040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4811" calcext:value-type="float">
            <text:p>0.23481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8893" calcext:value-type="float">
            <text:p>0.258893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2204" calcext:value-type="float">
            <text:p>0.262204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89867" calcext:value-type="float">
            <text:p>0.289867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71431" calcext:value-type="float">
            <text:p>0.27143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6672" calcext:value-type="float">
            <text:p>0.22667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5881" calcext:value-type="float">
            <text:p>0.22588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94062" calcext:value-type="float">
            <text:p>0.29406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14769" calcext:value-type="float">
            <text:p>0.31476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2384" calcext:value-type="float">
            <text:p>0.262384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47566" calcext:value-type="float">
            <text:p>0.4756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3425" calcext:value-type="float">
            <text:p>0.26342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5027" calcext:value-type="float">
            <text:p>0.225027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1247" calcext:value-type="float">
            <text:p>0.231247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9348" calcext:value-type="float">
            <text:p>0.22934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8926" calcext:value-type="float">
            <text:p>0.25892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7633" calcext:value-type="float">
            <text:p>0.237633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5608" calcext:value-type="float">
            <text:p>0.23560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6409" calcext:value-type="float">
            <text:p>0.23640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7389" calcext:value-type="float">
            <text:p>0.2738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9566" calcext:value-type="float">
            <text:p>0.23956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49775" calcext:value-type="float">
            <text:p>0.24977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98285" calcext:value-type="float">
            <text:p>0.29828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80211" calcext:value-type="float">
            <text:p>0.28021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45185" calcext:value-type="float">
            <text:p>0.34518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6314" calcext:value-type="float">
            <text:p>0.256314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9827" calcext:value-type="float">
            <text:p>0.269827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85159" calcext:value-type="float">
            <text:p>0.28515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5731" calcext:value-type="float">
            <text:p>0.26573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70382" calcext:value-type="float">
            <text:p>0.27038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5279" calcext:value-type="float">
            <text:p>0.23527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66736" calcext:value-type="float">
            <text:p>0.266736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54272" calcext:value-type="float">
            <text:p>0.254272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45688" calcext:value-type="float">
            <text:p>0.24568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2479" calcext:value-type="float">
            <text:p>0.232479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3565" calcext:value-type="float">
            <text:p>0.23356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91501" calcext:value-type="float">
            <text:p>0.291501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327048" calcext:value-type="float">
            <text:p>0.327048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36305" calcext:value-type="float">
            <text:p>0.236305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9417" calcext:value-type="float">
            <text:p>0.229417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294" calcext:value-type="float">
            <text:p>0.22294</text:p>
          </table:table-cell>
          <table:table-cell table:number-columns-repeated="31"/>
        </table:table-row>
        <table:table-row table:style-name="ro1">
          <table:table-cell table:number-columns-repeated="17"/>
          <table:table-cell office:value-type="float" office:value="0.227488" calcext:value-type="float">
            <text:p>0.227488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0:03:06.489977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0:32.289765485</meta:creation-date>
    <dc:date>2018-09-13T10:11:19.958493824</dc:date>
    <meta:editing-duration>PT6H25M23S</meta:editing-duration>
    <meta:editing-cycles>25</meta:editing-cycles>
    <meta:generator>LibreOffice/4.2.8.2$Linux_X86_64 LibreOffice_project/420m0$Build-2</meta:generator>
    <meta:document-statistic meta:table-count="1" meta:cell-count="14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693cm" svg:y="0.316cm" chart:style-name="ch2">
          <text:p>Packet sent every 10s</text:p>
        </chart:title>
        <chart:legend chart:legend-position="end" svg:x="14.582cm" svg:y="3.705cm" style:legend-expansion="high" chart:style-name="ch3"/>
        <chart:plot-area chart:style-name="ch4" table:cell-range-address="Sheet1.B3:Sheet1.E7 Sheet1.A5:Sheet1.A7" chart:data-source-has-labels="both" svg:x="0.319cm" svg:y="1.301cm" svg:width="13.944cm" svg:height="7.524cm">
          <chartooo:coordinate-region svg:x="1.046cm" svg:y="1.501cm" svg:width="13.217cm" svg:height="6.677cm"/>
          <chart:axis chart:dimension="x" chart:name="primary-x" chart:style-name="ch5" chartooo:axis-type="auto">
            <chartooo:date-scale/>
            <chart:categories table:cell-range-address="Sheet1.B3:Sheet1.E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:Sheet1.E5" chart:label-cell-address="Sheet1.A5:Sheet1.A5" chart:class="chart:bar">
            <chart:data-point chart:repeated="4"/>
          </chart:series>
          <chart:series chart:style-name="ch9" chart:values-cell-range-address="Sheet1.B6:Sheet1.E6" chart:label-cell-address="Sheet1.A6:Sheet1.A6" chart:class="chart:bar">
            <chart:data-point chart:repeated="4"/>
          </chart:series>
          <chart:series chart:style-name="ch10" chart:values-cell-range-address="Sheet1.B7:Sheet1.E7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</text:p>
                <draw:g>
                  <svg:desc>Sheet1.A5:Sheet1.A5</svg:desc>
                </draw:g>
              </table:table-cell>
              <table:table-cell office:value-type="string">
                <text:p>Min</text:p>
                <draw:g>
                  <svg:desc>Sheet1.A6:Sheet1.A6</svg:desc>
                </draw:g>
              </table:table-cell>
              <table:table-cell office:value-type="string">
                <text:p>Max</text:p>
                <draw:g>
                  <svg:desc>Sheet1.A7:Sheet1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y</text:p>
                <draw:g>
                  <svg:desc>Sheet1.B3:Sheet1.E4</svg:desc>
                </draw:g>
              </table:table-cell>
              <table:table-cell office:value-type="float" office:value="0.2507005">
                <text:p>0.2507005</text:p>
                <draw:g>
                  <svg:desc>Sheet1.B5:Sheet1.E5</svg:desc>
                </draw:g>
              </table:table-cell>
              <table:table-cell office:value-type="float" office:value="0.226474">
                <text:p>0.226474</text:p>
                <draw:g>
                  <svg:desc>Sheet1.B6:Sheet1.E6</svg:desc>
                </draw:g>
              </table:table-cell>
              <table:table-cell office:value-type="float" office:value="0.50373">
                <text:p>0.50373</text:p>
                <draw:g>
                  <svg:desc>Sheet1.B7:Sheet1.E7</svg:desc>
                </draw:g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265332701923077">
                <text:p>0.265332701923077</text:p>
              </table:table-cell>
              <table:table-cell office:value-type="float" office:value="0.213501">
                <text:p>0.213501</text:p>
              </table:table-cell>
              <table:table-cell office:value-type="float" office:value="0.570967">
                <text:p>0.570967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94">
                <text:p>0.29894</text:p>
              </table:table-cell>
              <table:table-cell office:value-type="float" office:value="0.22805">
                <text:p>0.22805</text:p>
              </table:table-cell>
              <table:table-cell office:value-type="float" office:value="1.070986">
                <text:p>1.070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759cm" svg:y="0.316cm" chart:style-name="ch2">
          <text:p>Packet send every 5s</text:p>
        </chart:title>
        <chart:legend chart:legend-position="end" svg:x="14.582cm" svg:y="3.706cm" style:legend-expansion="high" chart:style-name="ch3"/>
        <chart:plot-area chart:style-name="ch4" table:cell-range-address="Sheet1.H3:Sheet1.K7 Sheet1.A5:Sheet1.A7" chart:data-source-has-labels="both" svg:x="0.319cm" svg:y="1.301cm" svg:width="13.944cm" svg:height="7.525cm">
          <chartooo:coordinate-region svg:x="1.046cm" svg:y="1.5cm" svg:width="13.217cm" svg:height="6.679cm"/>
          <chart:axis chart:dimension="x" chart:name="primary-x" chart:style-name="ch5" chartooo:axis-type="auto">
            <chartooo:date-scale/>
            <chart:categories table:cell-range-address="Sheet1.H3:Sheet1.K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5:Sheet1.K5" chart:label-cell-address="Sheet1.A5:Sheet1.A5" chart:class="chart:bar">
            <chart:data-point chart:repeated="4"/>
          </chart:series>
          <chart:series chart:style-name="ch9" chart:values-cell-range-address="Sheet1.H6:Sheet1.K6" chart:label-cell-address="Sheet1.A6:Sheet1.A6" chart:class="chart:bar">
            <chart:data-point chart:repeated="4"/>
          </chart:series>
          <chart:series chart:style-name="ch10" chart:values-cell-range-address="Sheet1.H7:Sheet1.K7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</text:p>
                <draw:g>
                  <svg:desc>Sheet1.A5:Sheet1.A5</svg:desc>
                </draw:g>
              </table:table-cell>
              <table:table-cell office:value-type="string">
                <text:p>Min</text:p>
                <draw:g>
                  <svg:desc>Sheet1.A6:Sheet1.A6</svg:desc>
                </draw:g>
              </table:table-cell>
              <table:table-cell office:value-type="string">
                <text:p>Max</text:p>
                <draw:g>
                  <svg:desc>Sheet1.A7:Sheet1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y</text:p>
                <draw:g>
                  <svg:desc>Sheet1.H3:Sheet1.K4</svg:desc>
                </draw:g>
              </table:table-cell>
              <table:table-cell office:value-type="float" office:value="0.278784703703704">
                <text:p>0.278784703703704</text:p>
                <draw:g>
                  <svg:desc>Sheet1.H5:Sheet1.K5</svg:desc>
                </draw:g>
              </table:table-cell>
              <table:table-cell office:value-type="float" office:value="0.221115">
                <text:p>0.221115</text:p>
                <draw:g>
                  <svg:desc>Sheet1.H6:Sheet1.K6</svg:desc>
                </draw:g>
              </table:table-cell>
              <table:table-cell office:value-type="float" office:value="0.516629">
                <text:p>0.516629</text:p>
                <draw:g>
                  <svg:desc>Sheet1.H7:Sheet1.K7</svg:desc>
                </draw:g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269272689320388">
                <text:p>0.269272689320388</text:p>
              </table:table-cell>
              <table:table-cell office:value-type="float" office:value="0.217592">
                <text:p>0.217592</text:p>
              </table:table-cell>
              <table:table-cell office:value-type="float" office:value="0.445036">
                <text:p>0.445036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953010416666">
                <text:p>0.297953010416666</text:p>
              </table:table-cell>
              <table:table-cell office:value-type="float" office:value="0.219938">
                <text:p>0.219938</text:p>
              </table:table-cell>
              <table:table-cell office:value-type="float" office:value="0.8308">
                <text:p>0.83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812cm" svg:y="0.316cm" chart:style-name="ch2">
          <text:p>Packet sent every 1s</text:p>
        </chart:title>
        <chart:legend chart:legend-position="end" svg:x="14.582cm" svg:y="3.706cm" style:legend-expansion="high" chart:style-name="ch3"/>
        <chart:plot-area chart:style-name="ch4" table:cell-range-address="Sheet1.N3:Sheet1.R7 Sheet1.A5:Sheet1.A7" chart:data-source-has-labels="both" svg:x="0.319cm" svg:y="1.301cm" svg:width="13.944cm" svg:height="7.525cm">
          <chartooo:coordinate-region svg:x="1.046cm" svg:y="1.5cm" svg:width="13.217cm" svg:height="6.679cm"/>
          <chart:axis chart:dimension="x" chart:name="primary-x" chart:style-name="ch5" chartooo:axis-type="auto">
            <chartooo:date-scale/>
            <chart:categories table:cell-range-address="Sheet1.N3:Sheet1.R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5:Sheet1.R5" chart:label-cell-address="Sheet1.A5:Sheet1.A5" chart:class="chart:bar">
            <chart:data-point chart:repeated="5"/>
          </chart:series>
          <chart:series chart:style-name="ch9" chart:values-cell-range-address="Sheet1.N6:Sheet1.R6" chart:label-cell-address="Sheet1.A6:Sheet1.A6" chart:class="chart:bar">
            <chart:data-point chart:repeated="5"/>
          </chart:series>
          <chart:series chart:style-name="ch10" chart:values-cell-range-address="Sheet1.N7:Sheet1.R7" chart:label-cell-address="Sheet1.A7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</text:p>
                <draw:g>
                  <svg:desc>Sheet1.A5:Sheet1.A5</svg:desc>
                </draw:g>
              </table:table-cell>
              <table:table-cell office:value-type="string">
                <text:p>Min</text:p>
                <draw:g>
                  <svg:desc>Sheet1.A6:Sheet1.A6</svg:desc>
                </draw:g>
              </table:table-cell>
              <table:table-cell office:value-type="string">
                <text:p>Max</text:p>
                <draw:g>
                  <svg:desc>Sheet1.A7:Sheet1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y</text:p>
                <draw:g>
                  <svg:desc>Sheet1.N3:Sheet1.R4</svg:desc>
                </draw:g>
              </table:table-cell>
              <table:table-cell office:value-type="float" office:value="0.279236">
                <text:p>0.279236</text:p>
                <draw:g>
                  <svg:desc>Sheet1.N5:Sheet1.R5</svg:desc>
                </draw:g>
              </table:table-cell>
              <table:table-cell office:value-type="float" office:value="0.220562">
                <text:p>0.220562</text:p>
                <draw:g>
                  <svg:desc>Sheet1.N6:Sheet1.R6</svg:desc>
                </draw:g>
              </table:table-cell>
              <table:table-cell office:value-type="float" office:value="0.422398">
                <text:p>0.422398</text:p>
                <draw:g>
                  <svg:desc>Sheet1.N7:Sheet1.R7</svg:desc>
                </draw:g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259851435643564">
                <text:p>0.259851435643564</text:p>
              </table:table-cell>
              <table:table-cell office:value-type="float" office:value="0.223624">
                <text:p>0.223624</text:p>
              </table:table-cell>
              <table:table-cell office:value-type="float" office:value="0.685142">
                <text:p>0.685142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5492">
                <text:p>0.2765492</text:p>
              </table:table-cell>
              <table:table-cell office:value-type="float" office:value="0.234644">
                <text:p>0.234644</text:p>
              </table:table-cell>
              <table:table-cell office:value-type="float" office:value="0.517178">
                <text:p>0.517178</text:p>
              </table:table-cell>
            </table:table-row>
            <table:table-row>
              <table:table-cell office:value-type="string"/>
              <table:table-cell office:value-type="float" office:value="0.262356873737374">
                <text:p>0.262356873737374</text:p>
              </table:table-cell>
              <table:table-cell office:value-type="float" office:value="0.218607">
                <text:p>0.218607</text:p>
              </table:table-cell>
              <table:table-cell office:value-type="float" office:value="0.623933">
                <text:p>0.623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3.703cm" style:legend-expansion="high" chart:style-name="ch2"/>
        <chart:plot-area chart:style-name="ch3" table:cell-range-address="Sheet1.AL5:Sheet1.AW10" chart:data-source-has-labels="both" svg:x="1.701cm" svg:y="0.18cm" svg:width="12.563cm" svg:height="8.64cm">
          <chartooo:coordinate-region svg:x="2.428cm" svg:y="0.379cm" svg:width="11.836cm" svg:height="6.602cm"/>
          <chart:axis chart:dimension="x" chart:name="primary-x" chart:style-name="ch4" chartooo:axis-type="auto">
            <chartooo:date-scale/>
            <chart:categories table:cell-range-address="Sheet1.AM5:Sheet1.AW7"/>
          </chart:axis>
          <chart:axis chart:dimension="y" chart:name="primary-y" chart:style-name="ch5">
            <chart:title svg:x="0.451cm" svg:y="5.801cm" chart:style-name="ch6">
              <text:p>Delay in seconds
</text:p>
            </chart:title>
            <chart:grid chart:style-name="ch7" chart:class="major"/>
          </chart:axis>
          <chart:series chart:style-name="ch8" chart:values-cell-range-address="Sheet1.AM8:Sheet1.AW8" chart:label-cell-address="Sheet1.AL8:Sheet1.AL8" chart:class="chart:bar">
            <chart:data-point chart:repeated="11"/>
          </chart:series>
          <chart:series chart:style-name="ch9" chart:values-cell-range-address="Sheet1.AM9:Sheet1.AW9" chart:label-cell-address="Sheet1.AL9:Sheet1.AL9" chart:class="chart:bar">
            <chart:data-point chart:repeated="11"/>
          </chart:series>
          <chart:series chart:style-name="ch10" chart:values-cell-range-address="Sheet1.AM10:Sheet1.AW10" chart:label-cell-address="Sheet1.AL10:Sheet1.AL10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 sent every 10s QoS lvl 0</text:p>
                <text:list>
                  <text:list-item>
                    <text:p>Packet sent every 10s</text:p>
                  </text:list-item>
                  <text:list-item>
                    <text:p>QoS lvl 0</text:p>
                  </text:list-item>
                  <text:list-item>
                    <text:p/>
                  </text:list-item>
                </text:list>
                <draw:g>
                  <svg:desc>Sheet1.AM5:Sheet1.AW7</svg:desc>
                </draw:g>
              </table:table-cell>
              <table:table-cell office:value-type="string">
                <text:p>Packet sent every 10s QoS lvl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10s QoS lvl 1</text:p>
                <text:list>
                  <text:list-item>
                    <text:p/>
                  </text:list-item>
                  <text:list-item>
                    <text:p>QoS lvl 1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10s QoS lvl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5s Qos lvl 0</text:p>
                <text:list>
                  <text:list-item>
                    <text:p>Packet sent every 5s</text:p>
                  </text:list-item>
                  <text:list-item>
                    <text:p>Qos lvl 0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5s Qos lvl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5s QoS lvl 1</text:p>
                <text:list>
                  <text:list-item>
                    <text:p/>
                  </text:list-item>
                  <text:list-item>
                    <text:p>QoS lvl 1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5s QoS lvl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1s QoS lvl 0</text:p>
                <text:list>
                  <text:list-item>
                    <text:p>Packet sent every 1s</text:p>
                  </text:list-item>
                  <text:list-item>
                    <text:p>QoS lvl 0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1s QoS lvl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Packet sent every 1s QoS lvl 1</text:p>
                <text:list>
                  <text:list-item>
                    <text:p/>
                  </text:list-item>
                  <text:list-item>
                    <text:p>QoS lvl 1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Sheet1.AL8:Sheet1.AL8</svg:desc>
                </draw:g>
              </table:table-cell>
              <table:table-cell office:value-type="float" office:value="0.265332701923077">
                <text:p>0.265332701923077</text:p>
                <draw:g>
                  <svg:desc>Sheet1.AM8:Sheet1.AW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5247871559633">
                <text:p>0.255247871559633</text:p>
              </table:table-cell>
              <table:table-cell office:value-type="float" office:value="NaN">
                <text:p>NaN</text:p>
              </table:table-cell>
              <table:table-cell office:value-type="float" office:value="0.269272689320388">
                <text:p>0.269272689320388</text:p>
              </table:table-cell>
              <table:table-cell office:value-type="float" office:value="NaN">
                <text:p>NaN</text:p>
              </table:table-cell>
              <table:table-cell office:value-type="float" office:value="0.290439088235294">
                <text:p>0.290439088235294</text:p>
              </table:table-cell>
              <table:table-cell office:value-type="float" office:value="NaN">
                <text:p>NaN</text:p>
              </table:table-cell>
              <table:table-cell office:value-type="float" office:value="0.259851435643564">
                <text:p>0.259851435643564</text:p>
              </table:table-cell>
              <table:table-cell office:value-type="float" office:value="NaN">
                <text:p>NaN</text:p>
              </table:table-cell>
              <table:table-cell office:value-type="float" office:value="0.2765492">
                <text:p>0.2765492</text:p>
              </table:table-cell>
            </table:table-row>
            <table:table-row>
              <table:table-cell office:value-type="string">
                <text:p>Min</text:p>
                <draw:g>
                  <svg:desc>Sheet1.AL9:Sheet1.AL9</svg:desc>
                </draw:g>
              </table:table-cell>
              <table:table-cell office:value-type="float" office:value="0.213501">
                <text:p>0.213501</text:p>
                <draw:g>
                  <svg:desc>Sheet1.AM9:Sheet1.AW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16817">
                <text:p>0.216817</text:p>
              </table:table-cell>
              <table:table-cell office:value-type="float" office:value="NaN">
                <text:p>NaN</text:p>
              </table:table-cell>
              <table:table-cell office:value-type="float" office:value="0.217592">
                <text:p>0.217592</text:p>
              </table:table-cell>
              <table:table-cell office:value-type="float" office:value="NaN">
                <text:p>NaN</text:p>
              </table:table-cell>
              <table:table-cell office:value-type="float" office:value="0.22614">
                <text:p>0.22614</text:p>
              </table:table-cell>
              <table:table-cell office:value-type="float" office:value="NaN">
                <text:p>NaN</text:p>
              </table:table-cell>
              <table:table-cell office:value-type="float" office:value="0.223624">
                <text:p>0.223624</text:p>
              </table:table-cell>
              <table:table-cell office:value-type="float" office:value="NaN">
                <text:p>NaN</text:p>
              </table:table-cell>
              <table:table-cell office:value-type="float" office:value="0.234644">
                <text:p>0.234644</text:p>
              </table:table-cell>
            </table:table-row>
            <table:table-row>
              <table:table-cell office:value-type="string">
                <text:p>Max</text:p>
                <draw:g>
                  <svg:desc>Sheet1.AL10:Sheet1.AL10</svg:desc>
                </draw:g>
              </table:table-cell>
              <table:table-cell office:value-type="float" office:value="0.570967">
                <text:p>0.570967</text:p>
                <draw:g>
                  <svg:desc>Sheet1.AM10:Sheet1.AW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70963">
                <text:p>0.570963</text:p>
              </table:table-cell>
              <table:table-cell office:value-type="float" office:value="NaN">
                <text:p>NaN</text:p>
              </table:table-cell>
              <table:table-cell office:value-type="float" office:value="0.445036">
                <text:p>0.445036</text:p>
              </table:table-cell>
              <table:table-cell office:value-type="float" office:value="NaN">
                <text:p>NaN</text:p>
              </table:table-cell>
              <table:table-cell office:value-type="float" office:value="0.501991">
                <text:p>0.501991</text:p>
              </table:table-cell>
              <table:table-cell office:value-type="float" office:value="NaN">
                <text:p>NaN</text:p>
              </table:table-cell>
              <table:table-cell office:value-type="float" office:value="0.685142">
                <text:p>0.685142</text:p>
              </table:table-cell>
              <table:table-cell office:value-type="float" office:value="NaN">
                <text:p>NaN</text:p>
              </table:table-cell>
              <table:table-cell office:value-type="float" office:value="0.517178">
                <text:p>0.517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